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7"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paragraph-rsid="00156c8b"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paragraph-rsid="00163b95"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156c8b" officeooo:paragraph-rsid="00163b95"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normal" officeooo:rsid="00156c8b" officeooo:paragraph-rsid="00164a50" style:font-style-asian="normal" style:font-weight-asian="normal" style:font-style-complex="normal" style:font-weight-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ru" fo:country="RU" officeooo:rsid="0014097f" officeooo:paragraph-rsid="0014097f"/>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5"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6"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9"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30"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31"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6666ff"/>
    </style:style>
    <style:style style:name="P3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80"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91" style:family="paragraph" style:parent-style-name="Text_20_body">
      <style:paragraph-properties fo:margin-left="0in" fo:margin-right="0in" fo:text-align="justify" style:justify-single-word="false" fo:text-indent="0.1965in" style:auto-text-indent="false"/>
      <style:text-properties fo:color="#0000ff"/>
    </style:style>
    <style:style style:name="P92"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8" style:family="paragraph" style:parent-style-name="Text_20_body">
      <style:paragraph-properties fo:margin-left="0in" fo:margin-right="0in" fo:text-align="end" style:justify-single-word="false" fo:text-indent="0.1965in" style:auto-text-indent="false"/>
    </style:style>
    <style:style style:name="P9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10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101"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102" style:family="paragraph" style:parent-style-name="Text_20_body">
      <style:paragraph-properties fo:margin-left="0in" fo:margin-right="0in" fo:text-align="justify" style:justify-single-word="false" fo:text-indent="0.1965in" style:auto-text-indent="false"/>
      <style:text-properties fo:font-weight="normal" officeooo:paragraph-rsid="00164a50" style:font-weight-asian="normal" style:font-weight-complex="normal"/>
    </style:style>
    <style:style style:name="P103" style:family="paragraph" style:parent-style-name="Text_20_body">
      <style:paragraph-properties fo:margin-left="0in" fo:margin-right="0in" fo:text-align="justify" style:justify-single-word="false" fo:text-indent="0.1965in" style:auto-text-indent="false"/>
      <style:text-properties fo:font-weight="normal" officeooo:rsid="001a1fbf" officeooo:paragraph-rsid="001a1fbf" style:font-weight-asian="normal" style:font-weight-complex="normal"/>
    </style:style>
    <style:style style:name="P104" style:family="paragraph" style:parent-style-name="Standard">
      <style:paragraph-properties fo:margin-left="0in" fo:margin-right="0in" fo:text-align="justify" style:justify-single-word="false" fo:text-indent="0.1965in" style:auto-text-indent="false"/>
    </style:style>
    <style:style style:name="P105"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1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1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1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background-color="transparent" style:font-style-asian="normal" style:font-style-complex="normal"/>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2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2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28" style:family="paragraph" style:parent-style-name="Text_20_body">
      <style:paragraph-properties fo:text-align="justify" style:justify-single-word="false"/>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loext:graphic-properties draw:fill="solid" draw:fill-color="#eeeeee" draw:opacity="100%"/>
      <style:paragraph-properties fo:background-color="#eeeeee"/>
      <style:text-properties fo:language="ru" fo:country="RU"/>
    </style:style>
    <style:style style:name="P13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33" style:family="paragraph" style:parent-style-name="Text_20_body">
      <style:text-properties fo:language="en" fo:country="US"/>
    </style:style>
    <style:style style:name="P134" style:family="paragraph" style:parent-style-name="Text_20_body">
      <loext:graphic-properties draw:fill="solid" draw:fill-color="#eeeeee" draw:opacity="100%"/>
      <style:paragraph-properties fo:background-color="#eeeeee"/>
      <style:text-properties fo:language="en" fo:country="US"/>
    </style:style>
    <style:style style:name="P135" style:family="paragraph" style:parent-style-name="Text_20_body">
      <loext:graphic-properties draw:fill="solid" draw:fill-color="#eeeeee" draw:opacity="100%"/>
      <style:paragraph-properties fo:background-color="#eeeeee"/>
    </style:style>
    <style:style style:name="P136" style:family="paragraph" style:parent-style-name="First_20_line_20_indent">
      <loext:graphic-properties draw:fill="solid" draw:fill-color="#eeeeee" draw:opacity="100%"/>
      <style:paragraph-properties fo:background-color="#eeeeee"/>
      <style:text-properties fo:language="ru" fo:country="RU"/>
    </style:style>
    <style:style style:name="P137"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38" style:family="paragraph" style:parent-style-name="Text_20_body">
      <style:paragraph-properties fo:margin-left="0in" fo:margin-right="0in" fo:text-align="justify" style:justify-single-word="false" fo:text-indent="0in" style:auto-text-indent="false"/>
    </style:style>
    <style:style style:name="P139"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40" style:family="paragraph" style:parent-style-name="Text_20_body">
      <style:paragraph-properties fo:margin-left="0in" fo:margin-right="0in" fo:text-align="center" style:justify-single-word="false" fo:text-indent="0in" style:auto-text-indent="false"/>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44" style:family="paragraph" style:parent-style-name="Text_20_body">
      <style:paragraph-properties fo:margin-left="0in" fo:margin-right="0in" fo:text-align="justify" style:justify-single-word="false" fo:text-indent="0in" style:auto-text-indent="false"/>
      <style:text-properties fo:language="en" fo:country="US"/>
    </style:style>
    <style:style style:name="P145"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4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4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4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4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5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5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5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53" style:family="paragraph" style:parent-style-name="Footnote">
      <style:paragraph-properties fo:margin-left="0in" fo:margin-right="0in" fo:text-indent="0in" style:auto-text-indent="false"/>
      <style:text-properties fo:language="en" fo:country="US"/>
    </style:style>
    <style:style style:name="P154" style:family="paragraph" style:parent-style-name="Footnote">
      <style:text-properties fo:language="en" fo:country="US"/>
    </style:style>
    <style:style style:name="P155" style:family="paragraph" style:parent-style-name="Footnote">
      <style:text-properties fo:language="ru" fo:country="RU"/>
    </style:style>
    <style:style style:name="P156" style:family="paragraph" style:parent-style-name="Footnote">
      <style:text-properties style:use-window-font-color="true" fo:language="ru" fo:country="RU"/>
    </style:style>
    <style:style style:name="P15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5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6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6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6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6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65" style:family="paragraph" style:parent-style-name="Standard">
      <style:text-properties fo:font-style="italic" style:font-style-asian="italic" style:font-style-complex="italic"/>
    </style:style>
    <style:style style:name="P166" style:family="paragraph" style:parent-style-name="Text_20_body" style:list-style-name="L1">
      <style:paragraph-properties fo:text-align="justify" style:justify-single-word="false"/>
    </style:style>
    <style:style style:name="P167" style:family="paragraph" style:parent-style-name="Text_20_body" style:list-style-name="L1">
      <style:paragraph-properties fo:text-align="justify" style:justify-single-word="false"/>
      <style:text-properties fo:language="ru" fo:country="RU"/>
    </style:style>
    <style:style style:name="P168" style:family="paragraph" style:parent-style-name="Text_20_body" style:list-style-name="L2">
      <style:paragraph-properties fo:text-align="justify" style:justify-single-word="false"/>
      <style:text-properties fo:language="ru" fo:country="RU"/>
    </style:style>
    <style:style style:name="P169"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70" style:family="paragraph" style:parent-style-name="Text_20_body" style:list-style-name="L3">
      <style:text-properties fo:language="ru" fo:country="RU"/>
    </style:style>
    <style:style style:name="P171" style:family="paragraph" style:parent-style-name="Text_20_body" style:list-style-name="L3">
      <style:text-properties fo:language="ru" fo:country="RU" fo:background-color="#ffff00"/>
    </style:style>
    <style:style style:name="P172"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73" style:family="paragraph" style:parent-style-name="Text_20_body">
      <style:paragraph-properties fo:margin-left="0in" fo:margin-right="0in" fo:text-align="justify" style:justify-single-word="false" fo:text-indent="0.1965in" style:auto-text-indent="false"/>
      <style:text-properties fo:font-weight="normal" officeooo:rsid="001a1fbf" officeooo:paragraph-rsid="001b58ab" style:font-weight-asian="normal" style:font-weight-complex="normal"/>
    </style:style>
    <style:style style:name="P174" style:family="paragraph" style:parent-style-name="Text_20_body">
      <style:paragraph-properties fo:margin-left="0in" fo:margin-right="0in" fo:text-align="justify" style:justify-single-word="false" fo:text-indent="0.1965in" style:auto-text-indent="false"/>
      <style:text-properties fo:font-weight="normal" officeooo:rsid="001b58ab" officeooo:paragraph-rsid="001b58ab" style:font-weight-asian="normal" style:font-weight-complex="normal"/>
    </style:style>
    <style:style style:name="P175" style:family="paragraph" style:parent-style-name="Text_20_body">
      <style:paragraph-properties fo:margin-left="0in" fo:margin-right="0in" fo:text-align="justify" style:justify-single-word="false" fo:text-indent="0.1965in" style:auto-text-indent="false"/>
      <style:text-properties fo:font-weight="normal" officeooo:paragraph-rsid="001b58ab" style:font-weight-asian="normal" style:font-weight-complex="normal"/>
    </style:style>
    <style:style style:name="P176" style:family="paragraph" style:parent-style-name="Text_20_body">
      <style:paragraph-properties fo:margin-left="0in" fo:margin-right="0in" fo:text-align="justify" style:justify-single-word="false" fo:text-indent="0.1965in" style:auto-text-indent="false"/>
      <style:text-properties fo:font-weight="normal" officeooo:rsid="001cc197" officeooo:paragraph-rsid="001cc197" style:font-weight-asian="normal" style:font-weight-complex="normal"/>
    </style:style>
    <style:style style:name="P177" style:family="paragraph" style:parent-style-name="Text_20_body">
      <style:paragraph-properties fo:margin-left="0in" fo:margin-right="0in" fo:text-align="justify" style:justify-single-word="false" fo:text-indent="0.1965in" style:auto-text-indent="false"/>
      <style:text-properties fo:font-weight="normal" officeooo:rsid="001e600b" officeooo:paragraph-rsid="001e600b" style:font-weight-asian="normal" style:font-weight-complex="normal"/>
    </style:style>
    <style:style style:name="P178" style:family="paragraph" style:parent-style-name="Text_20_body">
      <style:paragraph-properties fo:margin-left="0in" fo:margin-right="0in" fo:text-align="justify" style:justify-single-word="false" fo:text-indent="0.1965in" style:auto-text-indent="false"/>
      <style:text-properties fo:language="ru" fo:country="RU" officeooo:paragraph-rsid="00164a50"/>
    </style:style>
    <style:style style:name="P17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8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8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8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83" style:family="paragraph" style:parent-style-name="Heading_20_1">
      <loext:graphic-properties draw:fill="solid" draw:fill-color="#eeeeee" draw:opacity="100%"/>
      <style:paragraph-properties fo:background-color="#eeeeee"/>
    </style:style>
    <style:style style:name="P184" style:family="paragraph" style:parent-style-name="Heading_20_1">
      <style:paragraph-properties fo:margin-left="0in" fo:margin-right="0in" fo:text-align="center" style:justify-single-word="false" fo:text-indent="0.1965in" style:auto-text-indent="false"/>
    </style:style>
    <style:style style:name="P185" style:family="paragraph" style:parent-style-name="Heading_20_2">
      <style:text-properties fo:language="en" fo:country="US"/>
    </style:style>
    <style:style style:name="P186" style:family="paragraph" style:parent-style-name="Heading_20_2">
      <style:text-properties fo:language="ru" fo:country="RU"/>
    </style:style>
    <style:style style:name="P187" style:family="paragraph" style:parent-style-name="Heading_20_2">
      <loext:graphic-properties draw:fill="solid" draw:fill-color="#eeeeee" draw:opacity="100%"/>
      <style:paragraph-properties fo:background-color="#eeeeee"/>
      <style:text-properties fo:language="ru" fo:country="RU"/>
    </style:style>
    <style:style style:name="P188" style:family="paragraph" style:parent-style-name="Heading_20_2">
      <style:paragraph-properties fo:text-align="justify" style:justify-single-word="false"/>
    </style:style>
    <style:style style:name="P189" style:family="paragraph" style:parent-style-name="Heading_20_2">
      <loext:graphic-properties draw:fill="solid" draw:fill-color="#eeeeee" draw:opacity="100%"/>
      <style:paragraph-properties fo:background-color="#eeeeee"/>
    </style:style>
    <style:style style:name="P190"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91"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800000" fo:language="en" fo:country="US"/>
    </style:style>
    <style:style style:name="T28"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8" style:family="text">
      <style:text-properties style:use-window-font-color="true" fo:language="ru" fo:country="RU" fo:font-style="normal" fo:background-color="transparent" loext:char-shading-value="0" style:font-style-asian="normal" style:font-style-complex="normal"/>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loext:char-shading-value="0" style:font-style-asian="normal" style:font-style-complex="normal"/>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color="#0066ff"/>
    </style:style>
    <style:style style:name="T65" style:family="text">
      <style:text-properties fo:color="#0066ff" fo:language="en" fo:country="US" fo:font-style="normal" fo:background-color="transparent" loext:char-shading-value="0" style:font-style-asian="normal" style:font-style-complex="normal"/>
    </style:style>
    <style:style style:name="T66" style:family="text">
      <style:text-properties fo:background-color="#ffff00" loext:char-shading-value="0"/>
    </style:style>
    <style:style style:name="T67" style:family="text">
      <style:text-properties fo:color="#00ccff"/>
    </style:style>
    <style:style style:name="T68" style:family="text">
      <style:text-properties fo:font-weight="normal" style:font-weight-asian="normal" style:font-weight-complex="normal"/>
    </style:style>
    <style:style style:name="T69" style:family="text">
      <style:text-properties fo:font-weight="normal" fo:background-color="transparent" loext:char-shading-value="0" style:font-weight-asian="normal" style:font-weight-complex="normal"/>
    </style:style>
    <style:style style:name="T70" style:family="text">
      <style:text-properties fo:color="#0066cc"/>
    </style:style>
    <style:style style:name="T71" style:family="text">
      <style:text-properties fo:color="#0066cc" fo:language="ru" fo:country="RU"/>
    </style:style>
    <style:style style:name="T72" style:family="text">
      <style:text-properties fo:color="#0000cc"/>
    </style:style>
    <style:style style:name="T73" style:family="text">
      <style:text-properties style:text-line-through-style="solid" style:text-line-through-type="single"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color="#ff0000"/>
    </style:style>
    <style:style style:name="T78" style:family="text">
      <style:text-properties style:text-underline-style="none"/>
    </style:style>
    <style:style style:name="T79" style:family="text">
      <style:text-properties style:text-rotation-angle="90" style:text-rotation-scale="line-height"/>
    </style:style>
    <style:style style:name="T80" style:family="text">
      <style:text-properties style:text-rotation-angle="270" style:text-rotation-scale="line-height"/>
    </style:style>
    <style:style style:name="T81" style:family="text">
      <style:text-properties style:text-position="sub 58%" style:font-size-asian="10.5pt"/>
    </style:style>
    <style:style style:name="T82" style:family="text">
      <style:text-properties style:font-name="Symbol" style:font-name-asian="Symbol" style:font-name-complex="Symbol"/>
    </style:style>
    <style:style style:name="T83" style:family="text">
      <style:text-properties style:font-name="Liberation Serif1" style:font-name-asian="Symbol" style:font-name-complex="Symbol"/>
    </style:style>
    <style:style style:name="T84" style:family="text">
      <style:text-properties style:font-name="Courier New CYR"/>
    </style:style>
    <style:style style:name="T85" style:family="text">
      <style:text-properties style:font-name="Courier New CYR" fo:language="en" fo:country="US"/>
    </style:style>
    <style:style style:name="T86" style:family="text">
      <style:text-properties fo:color="#6666ff"/>
    </style:style>
    <style:style style:name="T87" style:family="text">
      <style:text-properties fo:color="#3399ff"/>
    </style:style>
    <style:style style:name="T88" style:family="text">
      <style:text-properties officeooo:rsid="0014097f"/>
    </style:style>
    <style:style style:name="T89" style:family="text">
      <style:text-properties officeooo:rsid="00156c8b"/>
    </style:style>
    <style:style style:name="T90" style:family="text">
      <style:text-properties officeooo:rsid="00163b95"/>
    </style:style>
    <style:style style:name="T91" style:family="text">
      <style:text-properties officeooo:rsid="0016de48"/>
    </style:style>
    <style:style style:name="T92" style:family="text">
      <style:text-properties officeooo:rsid="001b58ab"/>
    </style:style>
    <style:style style:name="T93" style:family="text">
      <style:text-properties officeooo:rsid="001c717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4"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text:span text:style-name="T47">&lt;</text:span><text:span text:style-name="T51">Э</text:span><text:span text:style-name="T28">пизод в Кантерлоте, где Луна составляет невысокое мнение об умственных способностях Макса</text:span><text:span text:style-name="T47">&gt;</text:span></text:p>
      <text:p text:style-name="P51">&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42">-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3">&gt;</text:span></text:p>
      <text:p text:style-name="P51">&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55">&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55">&lt;<text:span text:style-name="T1">Сел показывает и даёт прочувствовать Максу корректировку орбиты Эквуса («подъём» Солнца)</text:span>&gt;</text:p>
      <text:p text:style-name="P55">&lt;Сел пытается научить Макса телепортации, и он телепортирует Агамемнона в пещеру под Кантерлотом&gt;</text:p>
      <text:p text:style-name="P67"><text:span text:style-name="T11">&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67">&lt;Добавить эпизод подбора снаряги перед опасным заданием&gt;</text:p>
      <text:p text:style-name="P92">Таймлайн <text:span text:style-name="T11">(</text:span>события через 10 лет после Обмена): </text:p>
      <text:p text:style-name="P92">Год 2143 ПВ <text:span text:style-name="T11">(AU -?)</text:span></text:p>
      <text:p text:style-name="P92">22-е мая — вызов Макса в Эквестрию. Гибель Кимеринна</text:p>
      <text:p text:style-name="P92">25-е мая — встреча с Норфом</text:p>
      <text:p text:style-name="P92">27-е мая — первая встреча с Селестией после бегства из замка Сестёр. Сцена с докторами</text:p>
      <text:p text:style-name="P92">29-е мая — встреча с Индиго. Прогулка с Селестией по парку. Муравьи под накрупником</text:p>
      <text:p text:style-name="P92">30-е мая — исчезновение Селестии на неделю</text:p>
      <text:p text:style-name="P92">6-е июня — встреча с Селестией после разлуки. Прогулка по парку. Вид со стены. Землетрясение</text:p>
      <text:p text:style-name="P92"><text:span text:style-name="T11">&lt;</text:span>7<text:span text:style-name="T11">-</text:span>е июня — секс с Селестией. Раздор</text:p>
      <text:p text:style-name="P92">&lt;15-е июня — исчезновение Норфа. Прощание с Селестией.</text:p>
      <text:p text:style-name="P92">17-е июня — отбытие из Кантерлота</text:p>
      <text:p text:style-name="P93"><text:span text:style-name="T1">18</text:span>-<text:span text:style-name="T1">июня — Прибытие в Понивилль. Прочтение дневника эксперимента с заклинанием Индрэ</text:span></text:p>
      <text:p text:style-name="P92"><text:span text:style-name="T11">&lt;</text:span>25-е июня — попойка с Пинки. Бочколёт метконосцев</text:p>
      <text:p text:style-name="P92">27-е июня — получение письма от Селестии. Отказ выдать магический усилитель</text:p>
      <text:p text:style-name="P92"><text:span text:style-name="T11">&lt;</text:span>28-е июня<text:span text:style-name="T11"> </text:span>- попытка отослать письмо Селестии через Спайка</text:p>
      <text:p text:style-name="P92">30-е июня — выезд из Понивилля</text:p>
      <text:p text:style-name="P92">1-е июля — Прибытие в Фетлок. Захват резонаторных рубинов в павильоне Псинтела</text:p>
      <text:p text:style-name="P92">2-е июля — выезд из Фетлока Макса с Дэш в фургоне</text:p>
      <text:p text:style-name="P92"><text:soft-page-break/>&lt;4-е июля - Дэш стучит лбом в дерево. Обнимашки</text:p>
      <text:p text:style-name="P92">8-е июля — прибытие в Груммингтон</text:p>
      <text:p text:style-name="P92">9-е июля –<text:span text:style-name="T11"> </text:span>Провал Груммингтона. Отбытие с Груммингтона</text:p>
      <text:p text:style-name="P92"><text:span text:style-name="T11">&lt;</text:span>12-е июля — Прибытие в Филлидельфию. Отбытие. Падение Макса с самоката</text:p>
      <text:p text:style-name="P92">14-е июля — переправа через седловое озеро. Прибытие Макса с Дэш в Понивилль</text:p>
      <text:p text:style-name="P92">15-е июля — эксперимент с усиленным заклинанием Индрэ. Поединок Луны с Твайлайт в Понивилле</text:p>
      <text:p text:style-name="P92">17-е июля — прибытие в Кантерлот Луны, Макса и шестёрки</text:p>
      <text:p text:style-name="P92"><text:span text:style-name="T11">[</text:span>21-е июля<text:span text:style-name="T11">]</text:span> — Гранд Галопин Гала</text:p>
      <text:p text:style-name="P93">[26-<text:span text:style-name="T1">е июля</text:span>]<text:span text:style-name="T1"> — совещание в зале стратегического планирования. Выдача паспорта Максу</text:span></text:p>
      <text:p text:style-name="P93"/>
      <text:h text:style-name="Heading_20_2" text:outline-level="2">Прочитанные фанфики</text:h>
      <text:h text:style-name="Heading_20_3" text:outline-level="3">Эпичные</text:h>
      <text:p text:style-name="P130">Обмен ( <text:a xlink:type="simple" xlink:href="https://darkpony.ru/obmen/" text:style-name="Internet_20_link" text:visited-style-name="Visited_20_Internet_20_Link">https://darkpony.ru/obmen/</text:a> )</text:p>
      <text:p text:style-name="P133">I Dream Of Luna</text:p>
      <text:p text:style-name="P130">Розовые глазки</text:p>
      <text:p text:style-name="P133">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soft-page-break/><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8"/>
      <text:h text:style-name="Heading_20_2" text:outline-level="2">Идеи</text:h>
      <text:list xml:id="list8842470986112674139" text:style-name="L1">
        <text:list-item>
          <text:p text:style-name="P166">добавить детектив <text:span text:style-name="T1">(реализовано)</text:span>+ магические уроки/трактаты Старсвирла (реализовано)</text:p>
        </text:list-item>
        <text:list-item>
          <text:p text:style-name="P167">Терра несколько раз пытается убить Макса (один раз — в аквапарке). Несколько раз Макса спасает Селестия (даёт приказы Нексусу)</text:p>
        </text:list-item>
        <text:list-item>
          <text:p text:style-name="P167">Книги:</text:p>
        </text:list-item>
      </text:list>
      <text:list xml:id="list385296253364273743" text:style-name="L2">
        <text:list-item>
          <text:p text:style-name="P168">«Великие грифоны прошлого» - из канона (5<text:span text:style-name="T11">s8e)</text:span></text:p>
        </text:list-item>
        <text:list-item>
          <text:p text:style-name="P168">«Высшие заклинания в повседневном использовании: от песчинки до дворца»</text:p>
        </text:list-item>
        <text:list-item>
          <text:p text:style-name="P169">«Малоизвестные аспекты магии трансформаций»</text:p>
        </text:list-item>
        <text:list-item>
          <text:p text:style-name="P16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8">Дасти Вейфарер «Зебрианская культура, быт и фольклор»</text:p>
        </text:list-item>
        <text:list-item>
          <text:p text:style-name="P168">«Краткая история Эквестрии»</text:p>
        </text:list-item>
        <text:list-item>
          <text:p text:style-name="P168">«Шедевры архитектуры Эквестрии» с разделом о Кантерлотском Королевском Дворце</text:p>
        </text:list-item>
        <text:list-item>
          <text:p text:style-name="P168">«Великие дела и великие чары». Страница 893: …</text:p>
        </text:list-item>
        <text:list-item>
          <text:p text:style-name="P168">«<text:span text:style-name="T66">Природа Проклятий</text:span>» - обмен</text:p>
        </text:list-item>
        <text:list-item>
          <text:p text:style-name="P168"><text:span text:style-name="T66">«Магия для Чайников»</text:span> - обмен</text:p>
        </text:list-item>
        <text:list-item>
          <text:p text:style-name="P168"><text:span text:style-name="T66">«Энциклопедия Арканум»</text:span> - обмен</text:p>
        </text:list-item>
        <text:list-item>
          <text:p text:style-name="P168">«О Гейсах» - обмен</text:p>
        </text:list-item>
        <text:list-item>
          <text:p text:style-name="P168">«<text:span text:style-name="T66">Тайны Тайных Наук</text:span>» - обмен</text:p>
        </text:list-item>
        <text:list-item>
          <text:p text:style-name="P169"><text:soft-page-break/>«Основы Заклятий» - обмен</text:p>
        </text:list-item>
        <text:list-item>
          <text:p text:style-name="P168">«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7790270403367176774" text:style-name="L3">
        <text:list-item>
          <text:p text:style-name="P17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7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71">Селестия — переменчивая пони. В одно время не строгая, а в другое может быть такой, что страшно становится</text:p>
        </text:list-item>
        <text:list-item>
          <text:p text:style-name="P170">У Селестии были такие элементы гармонии: Магия, Доброта, Смех. У Луны — Верность, Честность, Щедрость. (ксенофазия)</text:p>
        </text:list-item>
        <text:list-item>
          <text:p text:style-name="P17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70">Около 820-ти лет назад будущий маг Лайтнинг Стар поступил на обучение к наставнику Тииспоту</text:p>
        </text:list-item>
        <text:list-item>
          <text:p text:style-name="P17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7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7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70">У Селестии грива и хвост развеваются и переливаются от магического шампуня</text:p>
        </text:list-item>
        <text:list-item>
          <text:p text:style-name="P170">Тело Селестии очень крепкое — может выдержать несколько тонн земли</text:p>
        </text:list-item>
        <text:list-item>
          <text:p text:style-name="P170">Дискорд намного старше принцесс, его магия сильнее ихней на голову</text:p>
        </text:list-item>
        <text:list-item>
          <text:p text:style-name="P170">Луна младше Селестии на 3 года. Сёстрам около 5000 лет. <text:span text:style-name="T66">По другим данным, Селестии около 2500 лет (Обмен).</text:span></text:p>
        </text:list-item>
        <text:list-item>
          <text:p text:style-name="P170">Принцессы начали войну с Дискордом в возрасте, когда им было около 700 лет — и продолжалась война почти сто лет</text:p>
        </text:list-item>
        <text:list-item>
          <text:p text:style-name="P170">Самый главный враг сестёр и Дискорда — скука</text:p>
        </text:list-item>
        <text:list-item>
          <text:p text:style-name="P170">В Эквестрии на одного жеребца приходится четыре - пять кобыл</text:p>
        </text:list-item>
        <text:list-item>
          <text:p text:style-name="P17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70">Селестия в первые полторы тысячи лет путешествовала — и заварила несколько войн (две — с Эквестрией, в одной была против Луны)</text:p>
        </text:list-item>
        <text:list-item>
          <text:p text:style-name="P170">Настоящий цвет гривы Селестии — клубнично-розовая. Радужный цвет гривы и хвоста поддерживается магией</text:p>
        </text:list-item>
        <text:list-item>
          <text:p text:style-name="P170">Кроме Дискорда, старше сестёр ещё старейшина драконов</text:p>
        </text:list-item>
        <text:list-item>
          <text:p text:style-name="P170"><text:soft-page-break/>Кэйденс не прожила и 60-ти лет и является низкорожденной</text:p>
        </text:list-item>
        <text:list-item>
          <text:p text:style-name="P17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70">Народ тихо фигел от нововведений и с ещё большим ожесточением продолжал делать по-своему</text:p>
        </text:list-item>
        <text:list-item>
          <text:p text:style-name="P17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7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70">Когда пони женятся, они обмениваются ножными браслетами</text:p>
        </text:list-item>
        <text:list-item>
          <text:p text:style-name="P170">Светилами, кроме сестёр, могут управлять единороги (группы), Дискорд, Твайлайт и Старсвирл</text:p>
        </text:list-item>
        <text:list-item>
          <text:p text:style-name="P170">Королева Кризалис — правительница Зелёной Долины</text:p>
        </text:list-item>
        <text:list-item>
          <text:p text:style-name="P170">Мать Луны и Селестии — аликорн Лорен. Мать Дискорда — Алиса (пони-человек)</text:p>
        </text:list-item>
        <text:list-item>
          <text:p text:style-name="P17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8">Искусственный интеллект. Создан Владом и Максом. Разработан для управления корпорациями.</text:p>
      <text:h text:style-name="Heading_20_3" text:outline-level="3">Норф</text:h>
      <text:p text:style-name="P12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2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2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8">Единорог. Холост, молод, мечтателен. Живёт в Кантерлоте. В свободное время рисует облака.</text:p>
      <text:h text:style-name="Heading_20_3" text:outline-level="3">Алекс</text:h>
      <text:p text:style-name="P138">Менеджер проектов, над одним из которых (Нексус) работает Макс.</text:p>
      <text:h text:style-name="Heading_20_3" text:outline-level="3"><text:soft-page-break/>Ростик</text:h>
      <text:p text:style-name="P138">Лидер команды тестировщиков</text:p>
      <text:h text:style-name="Heading_20_3" text:outline-level="3">Стас</text:h>
      <text:p text:style-name="P138">Программист-новичок в команде Макса.</text:p>
      <text:h text:style-name="Heading_20_3" text:outline-level="3">Рома</text:h>
      <text:p text:style-name="P138">Программист в команде UI-программистов</text:p>
      <text:h text:style-name="Heading_20_3" text:outline-level="3">Анджела</text:h>
      <text:p text:style-name="P138">Сисадмин. Флиртует с Максом.</text:p>
      <text:p text:style-name="P138"/>
      <text:h text:style-name="Heading_20_2" text:outline-level="2">Положения</text:h>
      <text:p text:style-name="P13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3">В <text:span text:style-name="T1">конце</text:span> каждой главы <text:span text:style-name="T1">(чтобы не спойлерить)</text:span> - рисунок мозаики, отображающий суть главы.</text:p>
      <text:p text:style-name="P33"/>
      <text:h text:style-name="P185" text:outline-level="2">1. Терра</text:h>
      <text:p text:style-name="P34">музыка - кондовая электронная, холодная и отчаянная (Electronics “Disappointed”)</text:p>
      <text:p text:style-name="P35">или из Донни Дарко</text:p>
      <text:p text:style-name="P36">&lt;Mission Impossible theme ?&gt;</text:p>
      <text:p text:style-name="P36">&lt;Pink Floyd “Another Brick In The Wall”&gt;</text:p>
      <text:p text:style-name="P139">&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5">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9">–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54">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54">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1">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Анон. Я знал, что на тебя можно рассчитывать. Оплата, как договорились.</text:p>
      <text:p text:style-name="P30"><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7">В уголке <text:span text:style-name="T11">RnD-</text:span><text:span text:style-name="T1">зоны</text:span><text:span text:style-name="T1"><text:note text:id="ftn3" text:note-class="footnote"><text:note-citation>3</text:note-citation><text:note-body><text:p text:style-name="P15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47">Я повесил куртку на спинку кресла и включил комп.</text:p>
      <text:p text:style-name="P4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7">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24"/>
      <text:p text:style-name="P10">– Нэш, привет. Это Анон.</text:p>
      <text:p text:style-name="P10">– Привет, Анон. Рад тебя видеть. Мне говорили, ты ушёл с проекта?</text:p>
      <text:p text:style-name="P10">– Не парься об этом, Нэш. Лучше выдай мне общую диагностику на экран в сжатом формате.</text:p>
      <text:p text:style-name="P47"/>
      <text:p text:style-name="P47"><text:soft-page-break/>Так, что тут у нас? <text:span text:style-name="T1">Т</text:span>ри последних запроса вызвали сбои в работе кластера и заставили перегрузиться один из хостов.</text:p>
      <text:p text:style-name="P47">Введём-ка парочку <text:span text:style-name="T1">общих</text:span> вопросов <text:span text:style-name="T1">для разминки</text:span>.</text:p>
      <text:p text:style-name="P47"/>
      <text:p text:style-name="P89"><text:span text:style-name="T11">– Нэш, к</text:span>ак называется наш проект?</text:p>
      <text:p text:style-name="P87"><text:span text:style-name="T8">– </text:span><text:span text:style-name="T68">Дайсон.</text:span></text:p>
      <text:p text:style-name="P87"><text:span text:style-name="T8">– </text:span><text:span text:style-name="T68">Сколько тебе лет?</text:span></text:p>
      <text:p text:style-name="P87"><text:span text:style-name="T8">– </text:span><text:span text:style-name="T68">Два года с начала запуска кластера.</text:span></text:p>
      <text:p text:style-name="P87"><text:span text:style-name="T8">– </text:span><text:span text:style-name="T68">Какой сейчас год?</text:span></text:p>
      <text:p text:style-name="P87"><text:span text:style-name="T8">– </text:span><text:span text:style-name="T68">202</text:span><text:span text:style-name="T8">1</text:span><text:span text:style-name="T68">-й.</text:span></text:p>
      <text:p text:style-name="P32"/>
      <text:p text:style-name="P47">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46"/>
      <text:p text:style-name="P89"><text:span text:style-name="T1">– </text:span>Н<text:span text:style-name="T1">эш тестовая задача номер шестнадцать</text:span>. <text:span text:style-name="T1">Выполни при дефолтных настройках.</text:span></text:p>
      <text:p text:style-name="P89"><text:span text:style-name="T34">– Принял к исполнению. </text:span><text:span text:style-name="T1">«Выживание корпорации в условиях жёсткой конкуренции с ограниченными ресурсами. Случай 16».</text:span></text:p>
      <text:p text:style-name="P15">…</text:p>
      <text:p text:style-name="P15">…</text:p>
      <text:p text:style-name="P15">…</text:p>
      <text:p text:style-name="P15">Решение.</text:p>
      <text:p text:style-name="P15">…</text:p>
      <text:p text:style-name="P15"/>
      <text:p text:style-name="P15">Я вчитался в результат.</text:p>
      <text:p text:style-name="P15">–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5">– Решение принято в соответствии с текущими настройками, Анон.</text:p>
      <text:p text:style-name="P47"><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24"/>
      <text:p text:style-name="P47"><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47"/>
      <text:p text:style-name="P47">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47">Ага, уже теплее.</text:p>
      <text:p text:style-name="P47"/>
      <text:p text:style-name="P87"><text:span text:style-name="T8">– Нэш</text:span><text:span text:style-name="T68">, выдай диагностику модуля </text:span><text:span text:style-name="T8">аналитики.</text:span></text:p>
      <text:p text:style-name="P47"/>
      <text:p text:style-name="P47">Йо! Видеокамеры молча наблюдают за поднятым вверх <text:span text:style-name="T1">большим пальцем</text:span>.</text:p>
      <text:p text:style-name="P47"><text:soft-page-break/>Всё <text:span text:style-name="T1">ясно</text:span>. Версия аналитического модуля устарела и стала несовместимой с последним релизом кибермозга.</text:p>
      <text:p text:style-name="P47">Набираю номер прожект-мэнеджера.</text:p>
      <text:p text:style-name="P47"/>
      <text:p text:style-name="P47"><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7"><text:span text:style-name="T11">– </text:span>Окей. Спасибо, <text:span text:style-name="T1">Анон</text:span>. <text:span text:style-name="T1">Выручил.</text:span></text:p>
      <text:p text:style-name="P47"><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47"><text:span text:style-name="T1">– </text:span>Ааа, понятно. Ладно, у меня всё. <text:span text:style-name="T1">Отбой</text:span>!</text:p>
      <text:p text:style-name="P48"><text:span text:style-name="T1">– Отбой</text:span>. <text:span text:style-name="T1">Ещё раз спасибо, что помог. Жаль, что ты ушёл</text:span><text:span text:style-name="T11">.</text:span></text:p>
      <text:p text:style-name="P60"/>
      <text:p text:style-name="P110">Бип-бип-бип.</text:p>
      <text:p text:style-name="P47"><text:span text:style-name="T1">У</text:span>ходя попрощался с охранником, <text:span text:style-name="T1">увлечённо исследующим тему садо-мазо</text:span>.</text:p>
      <text:p text:style-name="P47">Всё, свободен. Хотя <text:s/><text:span text:style-name="T1">воскресенье</text:span> уже испорчен<text:span text:style-name="T1">о</text:span>.</text:p>
      <text:p text:style-name="P47"/>
      <text:p text:style-name="P140">***</text:p>
      <text:p text:style-name="P140"/>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о,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text:soft-page-break/>–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4">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5">–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3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soft-page-break/>***</text:p>
      <text:p text:style-name="P3"/>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1">&lt;</text:span><text:span text:style-name="T71">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30"><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30">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54">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3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30">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30"><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90">Музыка быстрая, тревожная, надорваная и печальная (Pet Shop Boys “So Hard” ?)</text:p>
      <text:p text:style-name="P37"/>
      <text:p text:style-name="P99"><text:span text:style-name="T11">&lt;</text:span><text:span text:style-name="T1">Описание полёта через Эогипп. Удивлённый взгляд Анакорна</text:span><text:span text:style-name="T11">&gt;</text:span></text:p>
      <text:p text:style-name="P4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7">Единорог поднял голову.</text:p>
      <text:p text:style-name="P47"><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9"><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3">верх</text:span>…</text:p>
      <text:p text:style-name="P5">– Сестра, ты идёшь? – заглянула в зал Луна.</text:p>
      <text:p text:style-name="P5">Тут м<text:span text:style-name="T11">еня, </text:span>наконец,<text:span text:style-name="T11"> стошнило. Буквально вывернуло наизнанку: из носа текло, в глазах стояли слёзы. </text:span></text:p>
      <text:p text:style-name="P5">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22">Я смутился и потянулся за платком.</text:p>
      <text:p text:style-name="P22">– Я это… Извиняюсь. Сейчас вытру.</text:p>
      <text:p text:style-name="P5"><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22">–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22">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text:soft-page-break/>–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5">Спи, сестра моя родная,<text:line-break/>Спи. Усни.<text:line-break/>Крыльями тебя укрою,<text:line-break/>Спи. Усни.</text:p><text:p text:style-name="P155"><text:tab/>В чаще тёмной волки воют,<text:line-break/>Спи. Усни.</text:p><text:p text:style-name="P155"><text:tab/>В мрачном замке духи ноют,<text:line-break/>Спи. Усни.</text:p><text:p text:style-name="P155"><text:tab/>Сказки вечность нам читает,<text:line-break/>Спи. Усни.<text:line-break/>День осенний угасает,<text:line-break/>Спи. Усни.<text:line-break/>Помни только в сне глубоком,</text:p><text:p text:style-name="P15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22">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3">,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5"><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1">–</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5"><text:span text:style-name="T11">–</text:span> ТЫ!!! ТЫ!..</text:p>
      <text:p text:style-name="P5"><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8"/>
      <text:h text:style-name="Heading_20_2" text:outline-level="2"><text:soft-page-break/><text:span text:style-name="T11">3. </text:span>Кантерлот</text:h>
      <text:p text:style-name="P91">Музыка медленная, фэнтезийная, средневековая, изысканая, дворцовая (стиль Dire Straits “Coyote”)</text:p>
      <text:p text:style-name="P30">Глава IV. Пределы магии</text:p>
      <text:p text:style-name="P27"/>
      <text:p text:style-name="P30">Вашему покорному слуге известны четыре предела магии: </text:p>
      <text:list xml:id="list3852746119999942855" text:style-name="L4">
        <text:list-item>
          <text:p text:style-name="P17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53"><text:s/>Сколько страниц сегодня нахреначили?</text:p><text:p text:style-name="P154">– <text:span text:style-name="T1">Восемь, учитель!</text:span></text:p><text:p text:style-name="P154">– Отлично. Надиктую ещё две и сбегаешь за кофе.</text:p></text:note-body></text:note></text:span></text:p>
        </text:list-item>
      </text:list>
      <text:p text:style-name="P7"/>
      <text:p text:style-name="P13">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8">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8"><text:soft-page-break/>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8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8">Я потянулся. Хватит на сегодня чтения. Настало время ежедневной прогулки по городу. Тем более, что у меня есть деньги.</text:p>
      <text:p text:style-name="P8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8">Так что даже на ремонт одежды и покупку необходимых в повседневной жизни мелочей у меня финансов не было. До недавнего времени. </text:p>
      <text:p text:style-name="P8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25">–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8"><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88"><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25">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25">–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5">– Макс. – <text:s/>отрекомендовался я. – <text:s/>Человек.</text:p>
      <text:p text:style-name="P25">–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5">–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5"><text:soft-page-break/>– К сожалению, не слышал. Я тут недавно.</text:p>
      <text:p text:style-name="P25">–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25">– Я вижу вас. – честно признался я.</text:p>
      <text:p text:style-name="P25">–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5">– Вы говорили, что королевские кареты делали три мастерских…</text:p>
      <text:p text:style-name="P25">–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25">Норф строго посмотрел на меня поверх очков.</text:p>
      <text:p text:style-name="P25">–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5">Единорог с силой крутанул колесо. Оно беззвучно завертелось, превратившись в серый размытый диск.</text:p>
      <text:p text:style-name="P25">–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5">Норф пошёл к сараю, стоявшему у задней стены дворика. На полпути он обернулся.</text:p>
      <text:p text:style-name="P25">– Не могли бы вы помочь мне вон с тем домкратом? А то склероз замучал, а бегать туда-сюда уже малость трудновато.</text:p>
      <text:p text:style-name="P25">Распахнув ветхие ворота сарайчика, он картинно вскинул копыто.</text:p>
      <text:p text:style-name="P25">– “Королева Лорен ”! Встречайте!</text:p>
      <text:p text:style-name="P25">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5">–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25">Старик клюнул носом и встрепенулся. Потом он огляделся и заговорщицки подмигнул мне.</text:p>
      <text:p text:style-name="P25">–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25">Норф любовно погладил обтекатель кареты и стал подымать её на домкрате.</text:p>
      <text:p text:style-name="P25">–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5">Норф снял заднее колесо и покатил его под навес. Я закрыл охромевшую “Королеву Лорен” в гараже и последовал за ним.</text:p>
      <text:p text:style-name="P25">– А вы, как я вижу, королевский гость? – Норф кивнул на ворот рубашки с закрепённой клипсой-пропуском. – Могу я вас попросить об одном одолжении?</text:p>
      <text:p text:style-name="P25">– Да пожалуйста!</text:p>
      <text:p text:style-name="P25">– Подождите минутку, я сейчас.</text:p>
      <text:p text:style-name="P25">Норф закончил монтаж колеса и скрылся в небольшом домике в глубине двора.</text:p>
      <text:p text:style-name="P25">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7">935 – 992 A.C.</text:span> ”. Под надписью было стилизованное изображение распростёршего крылья пегаса, тянущего колесницу.</text:p>
      <text:p text:style-name="P25">Я торопливо отошёл к воротам. Норф как раз вышел из дома с маленькой деревянной коробочкой красного цвета.</text:p>
      <text:p text:style-name="P25">–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25">– Не забуду. – пообещал я.</text:p>
      <text:p text:style-name="P25"/>
      <text:h text:style-name="Heading_20_2" text:outline-level="2"><text:span text:style-name="T11">4. </text:span>Библиотека</text:h>
      <text:p text:style-name="P26">&lt;<text:span text:style-name="T58">Mike Oldfield – Tres Lunas ”To Be Free” (Radio Edit)</text:span>&gt;</text:p>
      <text:p text:style-name="P30">Глава VI. Основы</text:p>
      <text:p text:style-name="P30"/>
      <text:p text:style-name="P30">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3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30">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91"/>
      <text:p text:style-name="P49">На трактат упала тень.</text:p>
      <text:p text:style-name="P50">– Эй, нельзя ли не заслонять …</text:p>
      <text:p text:style-name="P50">Я поперхнулся словом, упёршись носом в покрытую белой шерстью грудь. Селестия оступила, извиняясь.</text:p>
      <text:p text:style-name="P50">– Извини за беспокойство. Просто стало интересно, что ты так увлечённо читаешь? Стража докладывала, что ты днюешь и ночуешь в библиотеке.</text:p>
      <text:p text:style-name="P49"><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50">– Эээ…</text:p>
      <text:p text:style-name="P5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50">Она потянулась за спину, сжала зубами зажим, и, после негромкого щелчка, экзоскелет “разошёлся” в стороны.</text:p>
      <text:p text:style-name="P50">– Вот, так лучше. – улыбнулась она, вышагивая из него. – Доктор Плантаго Майор был уверен, что я не дотянусь до замка.</text:p>
      <text:p text:style-name="P79">Экзоскелет, лишившись хозяйки, переключил цвет лампочки с зелёного на оранжевый.</text:p>
      <text:p text:style-name="P50">– Насколько я знаю, тебе было прописано два месяца постельного режима. Сейчас и недели не прошло...</text:p>
      <text:p text:style-name="P50">– Не волнуйся, аликорны куда крепче единорогов, по стандартам которых меня лечат.</text:p>
      <text:p text:style-name="P4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9">Она, почувствовав мой взгляд, подняла нос <text:span text:style-name="T1">из</text:span> книги и <text:s/>посмотрела на меня, насторожив уши.</text:p>
      <text:p text:style-name="P49"><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51">– А по-моему, ты не…</text:p>
      <text:p text:style-name="P49"><text:span text:style-name="T12">– Так, я попрошу! – перебила меня венценосная кобыла. – Давай, ты не будешь лезть в мои дела, а я не буду</text:span><text:span text:style-name="T4">… эээ… ммм…</text:span></text:p>
      <text:p text:style-name="P51">– Не будешь что?</text:p>
      <text:p text:style-name="P61">Селестия нахмурилась и угрожающе подняла крылья.</text:p>
      <text:p text:style-name="P61"><text:span text:style-name="T11">– </text:span>Не забывай, человек, я — могущественный маг и правитель Эквестрии. Ко мне нужно относиться с должным уважением!</text:p>
      <text:p text:style-name="P61"><text:span text:style-name="T11">– </text:span>А то что? Превратишь в жабу? Сошлёшь на Луну? Убьёшь нахер?</text:p>
      <text:p text:style-name="P61"><text:soft-page-break/>Аликорница сникла. Уши её опустились.</text:p>
      <text:p text:style-name="P61"><text:span text:style-name="T11">– </text:span>Макс, не надо... Ты же знаешь, я этого не сделаю.</text:p>
      <text:p text:style-name="P61"><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61">Селестия приложила копыто ко лбу и издала протяжный стон.</text:p>
      <text:p text:style-name="P51">– О, небо! Я забыла распорядиться насчёт тебя! Какая же я тупая! Макс, извини, пожалуйста!</text:p>
      <text:p text:style-name="P61"><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61"><text:span text:style-name="T11">Аликорница уселась н</text:span>а пол <text:span text:style-name="T11">и прижала копыто к груди.</text:span></text:p>
      <text:p text:style-name="P51">– Да будет так! Сим заявляю, что отныне и впредь буду общаться с тобой на равных, человек Макс. Слово Селестии <text:span text:style-name="T1">Эквестрийской</text:span>!</text:p>
      <text:p text:style-name="P61">Закончив фразу, аликорница вскинула копыто вперёд и вверх. Я чуть не подавился нервным смешком, настолько это напоминало зигу<text:tab/>.</text:p>
      <text:p text:style-name="P61"><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61"><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61"><text:span text:style-name="T11">– </text:span>Вот, читай отсюда. <text:span text:style-name="T11">– а</text:span>ликорница подчеркнула абзац копытом.</text:p>
      <text:p text:style-name="P61"/>
      <text:p text:style-name="P63">***</text:p>
      <text:p text:style-name="P63"/>
      <text:p text:style-name="P7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3">Но величайшая справедливость юниверсума заключается в том, что не существует безвыходных положений. Всегда есть надежда.</text:p>
      <text:p text:style-name="P7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73"><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61"/>
      <text:p text:style-name="P61">&lt;<text:span text:style-name="T23">Селестии не удастся привлечь Макса на сторону Эквестри даже с помощью 34 — это удастся Дэш</text:span>&gt;</text:p>
      <text:p text:style-name="P61">В ухе стало щекотно от тёплого дуновения.</text:p>
      <text:p text:style-name="P51">– Теперь ты понимаешь, почему мы не ожидали увидеть тебя? Мы, вообще-то, вызывали сверхаликорна…</text:p>
      <text:p text:style-name="P51">Я повернулся к Селестии.</text:p>
      <text:p text:style-name="P5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1">Аликорница отвернулась.</text:p>
      <text:p text:style-name="P51">– Это очень чувствительная тема. – сказала она после недолгой заминки. – <text:s/>Постыдная для нас.</text:p>
      <text:p text:style-name="P51">– Какая тема?</text:p>
      <text:p text:style-name="P51">Селестия повернулась, но старалась избегать меня взглядом.</text:p>
      <text:p text:style-name="P51">– Магия.</text:p>
      <text:p text:style-name="P51">– Что?</text:p>
      <text:p text:style-name="P5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1">Я посмотрел на аликорницу. Та старательно делала вид, что интересуется состоянием лака на копыте.</text:p>
      <text:p text:style-name="P51">– То есть, вы почувствовали ослабление своих магических способностей, и решили, что миру приходит конец?</text:p>
      <text:p text:style-name="P5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1">– Ээээ… ммм… А вы пробовали обратиться к врачу? – начал я как можно мягче.</text:p>
      <text:p text:style-name="P51">БАЦ!</text:p>
      <text:p text:style-name="P5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1">– Это бесполезно… Он не верит мне. У меня нет времени его переубедить.</text:p>
      <text:p text:style-name="P51">Потом она обратилась ко мне.</text:p>
      <text:p text:style-name="P51">– <text:s/>Извини. Сорвалась. Мне очень стыдно. Последнее время всё идёт наперекосяк, совсем не так, как мы планировали.</text:p>
      <text:p text:style-name="P5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61"><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6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6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6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61">Я снял её копыто со своего плеча и осторожно поставил на пол.</text:p>
      <text:p text:style-name="P51"><text:span text:style-name="T1">– Зачем? </text:span>– спросил я. – Что это за театр, твоё… Ваше Высочество? Во-первых, я не давал своё согласие на чтение моих мыслей. Во-вторых…</text:p>
      <text:p text:style-name="P51">Я присел на корточки, раздвинул гриву и снизу вверх заглянул в морду аликорнице.</text:p>
      <text:p text:style-name="P6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6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6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61">Я протянул руку, вытер ей слёзы и погладил по шее.</text:p>
      <text:p text:style-name="P61">– Не плачь. Я не отказываюсь. Хотя, скорее всего, Стар Свирл что-то напутал в заклинании, потому что я человек, а не сверхаликорн.</text:p>
      <text:p text:style-name="P6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61">Селестия успокоилась и смущённо потёрлась носом мне о плечо.</text:p>
      <text:p text:style-name="P61">– <text:s/>И я не читала твои мысли. У тебя на лице и так всё написано — ты не умеешь скрывать эмоции.</text:p>
      <text:p text:style-name="P61">Наружная дверь заскрипела, после чего коридор наполнился топотом множества копыт и шумом голосов.</text:p>
      <text:p text:style-name="P51">Аликорница <text:span text:style-name="T1">прислушалась, </text:span>всполошилась и стала носиться по читальному залу с загнанным видом.</text:p>
      <text:p text:style-name="P51">– <text:s/><text:span text:style-name="T1">Дискордовы</text:span> яйца! Они нашли меня!</text:p>
      <text:p text:style-name="P51"><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1">– <text:s/>Ты! Чего! Делаешь! Твоё, <text:span text:style-name="T1">блин,</text:span> высочество!!! – <text:s/>я едва уберёг <text:span text:style-name="T1">своё </text:span>естество от острого рога.</text:p>
      <text:p text:style-name="P5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1">– Помоги! Мне самой не закрыть замок, – <text:s/>обратилась аликорница ко мне, тщётно пытаясь охватить зубами раскрытую защёлку.</text:p>
      <text:p text:style-name="P5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51">– <text:s/><text:span text:style-name="T1">Я</text:span> помогу! – <text:s/>Селестия изогнула шею и стала зубами сжимать защёлку.</text:p>
      <text:p text:style-name="P51">ШЛОП!</text:p>
      <text:p text:style-name="P5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61">Увидев Селестию, толпа замерла. Та в попытке спрятать меня, раскрыла крылья.</text:p>
      <text:p text:style-name="P61">В наступившей тишине аликорница прошептала мне убито:</text:p>
      <text:p text:style-name="P51">– <text:s/><text:span text:style-name="T1">Что-то мне не хочется оборачиваться.</text:span></text:p>
      <text:p text:style-name="P61">– <text:s/>А придётся. Кстати, крылья можешь опустить. Всё равно видна табуретка и мои ноги.</text:p>
      <text:p text:style-name="P61">Селестия закрыла глаза и медленно обернулась к толпе.</text:p>
      <text:p text:style-name="P5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51"><text:span text:style-name="T1">– Занавес. </text:span>– <text:s/><text:span text:style-name="T1">подытожил я.</text:span></text:p>
      <text:p text:style-name="P51"/>
      <text:h text:style-name="P186" text:outline-level="2"><text:span text:style-name="T11">5. </text:span>Индиго</text:h>
      <text:p text:style-name="P51"/>
      <text:p text:style-name="P51">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5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61"><text:span text:style-name="T1">– </text:span>А-а-апчхииии! – раздалось прямо у меня под ногами.</text:p>
      <text:p text:style-name="P61"><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61">– Ты кто? – машинально спросил я.</text:p>
      <text:p text:style-name="P61">– Индиго. – ответили глаза.</text:p>
      <text:p text:style-name="P61">Ответ не прояснил ситуацию ни на йоту, так что я продолжил.</text:p>
      <text:p text:style-name="P61">– А чего ты под лавкой делаешь?</text:p>
      <text:p text:style-name="P61">– Прячусь.</text:p>
      <text:p text:style-name="P61">Поняв, что расспросами ничего не добьёшься, я предложил прямо:</text:p>
      <text:p text:style-name="P61">– Может, ты вылезешь? Меня можно не бояться. Я не страшный.</text:p>
      <text:p text:style-name="P61">Под лавкой началась <text:s/>возня и сопение, потом наружу вылез жеребёнок-единорог насыщенного синего цвета.</text:p>
      <text:p text:style-name="P61">– А я тебя вовсе и не боюсь. Вот ещё! Я в прятки играла.</text:p>
      <text:p text:style-name="P61">–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61">– Ничо страшного! – малютка вытерла нос. – Меня всё равно искать некому.</text:p>
      <text:p text:style-name="P61">– Это как? Ты же с кем-то в прятки играешь? – продолжал допытываться я.</text:p>
      <text:p text:style-name="P61">– Сама с собой и играю. – хмуро ответила кобылка. – А тебе чего, дяденька?</text:p>
      <text:p text:style-name="P61">Я понял, что жеребёнок не настроен на беседу. Пожал плечами <text:s/>и повернулся было уходить.</text:p>
      <text:p text:style-name="P61">– Эээ, гм-м…</text:p>
      <text:p text:style-name="P61">Я повернулся обратно.</text:p>
      <text:p text:style-name="P61">– Что?</text:p>
      <text:p text:style-name="P61">Единорожка ковыряла копытом землю и шмыгала носом, не смотря на меня. Я терпеливо ждал.</text:p>
      <text:p text:style-name="P61">– Дяденька, а ты не мог бы спросить принцессу Селестию, куда девалась Шейла Блюскай? А то мне играть не с кем.</text:p>
      <text:p text:style-name="P61">– При случае спрошу. Если встречу.</text:p>
      <text:p text:style-name="P61">– Встретишь, канешн! Скажи ей, что у меня сегодня день рождения, и я здоровски обиделась, когда она на него не пришла!</text:p>
      <text:p text:style-name="P61"><text:s/>Такая уверенность кобылки меня заинтриговала. Я пригляделся к жеребёнку повнимательнее. Да нет, вроде, раньше её не встречал.</text:p>
      <text:p text:style-name="P61">– Позволь поинтересоваться, откуда у тебя такая уверенность, что я встречусь с Селестией? Я ей, знаешь ли, свиданий не назначаю.</text:p>
      <text:p text:style-name="P61">– Да ладно-о-о, брось заливать-то! – скептически протянуло юное создание. – Все знают, что вы встречаетесь. Вот и спроси её, пажалста, когда увидишь.</text:p>
      <text:p text:style-name="P61">– Кто это «все»?</text:p>
      <text:p text:style-name="P61">– Ну, прислуга, стража, мой па…</text:p>
      <text:p text:style-name="P61">Ох! Во что же это такое я вляпался, а? За кого они меня, чёрт побери, принимают?</text:p>
      <text:p text:style-name="P61">Я присел на лавочку и наклонился пониже, чтобы наши головы были на одном уровне.</text:p>
      <text:p text:style-name="P61">– А твоего «па» не смущает, что я и Селестия м-м-м… немного разных видов? Точнее, совсем разных?</text:p>
      <text:p text:style-name="P61">– И чо? – без малейшего замешательства спросила кроха.</text:p>
      <text:p text:style-name="P61"><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6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6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61">– <text:s/>Кха-кхе-гррхмм... Э-э-э... м-м-м... ну-у-у...</text:p>
      <text:p text:style-name="P61">У меня в голове произошло короткое замыкание. Слова пропали. Уши начали гореть.</text:p>
      <text:p text:style-name="P61">– <text:s/>Как, ты говоришь, тебя зовут? – в конце-концов выдавил осипшим голосом я, стараясь перевести тему. – Про чей день рождения я должен рассказать?</text:p>
      <text:p text:style-name="P6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61">У меня в памяти зажглась лампочка.</text:p>
      <text:p text:style-name="P61">– Постой-постой, не части. Твой отец, случайно, не Хорст Мэдтроттер?</text:p>
      <text:p text:style-name="P61">– Агась. А ты откудова знаешь?</text:p>
      <text:p text:style-name="P61">– Да так, один пони сказал. – я полез за пазуху и достал красную коробочку. – Вот тебе подарок.</text:p>
      <text:p text:style-name="P61">–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61">– Вообще-то, это не мой подарок. Его просил передать один старик, Норф Каррус из каретной мастерской.</text:p>
      <text:p text:style-name="P61">– Аааа, знаю его! Мы с Шейлой ходили к нему играть, пока она не пропала. У Норфа здоровски интересно!</text:p>
      <text:p text:style-name="P61">Индиго открыла коробочку. Внутри на подстилке из тырсы лежала крохотная модель кареты в мельчайших подробностях.</text:p>
      <text:p text:style-name="P61">– Ух ты! – благоговейно прошептала Индиго. – Королева Лорен! Я даже управляла ею немножко.</text:p>
      <text:p text:style-name="P61">– Как ею можно управлять, если она не запряжена? Уж не Норф ли таскал её? – усомнился я.</text:p>
      <text:p text:style-name="P61">–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61">Я остался сидеть в полнейшем замешательстве. </text:p>
      <text:p text:style-name="P61"/>
      <text:p text:style-name="P63">***</text:p>
      <text:p text:style-name="P61">&lt;<text:span text:style-name="T58">Depeche Mode - Painkiller</text:span>&gt;</text:p>
      <text:p text:style-name="P7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61"/>
      <text:p text:style-name="P61">В дверях библиотеки появился знакомый силуэт.</text:p>
      <text:p text:style-name="P61">– Привет, твоё высочество! Тебя уже выпустили, или опять от докторов смылась?</text:p>
      <text:p text:style-name="P61">Аликорница прошла в комнату и устало уселась рядом со мной.</text:p>
      <text:p text:style-name="P6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61">Я с подозрением посмотрел на Селестию. Где-то я уже видел эту улыбочку на хитрой роже.</text:p>
      <text:p text:style-name="P6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61">– Вот ещё! – возмущению Селестии не было предела. Аликорница встала и демонстративно повернулась ко мне задом.</text:p>
      <text:p text:style-name="P6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61">Я подёргал замок на накрупнике. Таки не врёт.</text:p>
      <text:p text:style-name="P61">– Убедился? Вообще-то, такое недоверие меня оскорбляет. Ни один пони так бы себя не вёл со мной. – Селестия улеглась возле кресла и надулась.</text:p>
      <text:p text:style-name="P61">– Разумеется, твои подданные вели бы себя с большим пиететом. Но я же не твой подданный, твоё высочество!</text:p>
      <text:p text:style-name="P61">Аликорница вскинула копыто к виску.</text:p>
      <text:p text:style-name="P6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61">– Окей, как хочешь. Никаких больше высочеств.</text:p>
      <text:p text:style-name="P6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61">Селестия сморщила нос в улыбке и спросила, прикрывшись крылом:</text:p>
      <text:p text:style-name="P61">– К слову, а что говорят мои подданные про нас? Что означает «чёрте-что»?</text:p>
      <text:p text:style-name="P61">Я вспомнил разговор с Индиго и почувствовал, как снова начинают гореть уши.</text:p>
      <text:p text:style-name="P61">– Чёрте-что — это значит «ерунда». Большая ерунда.</text:p>
      <text:p text:style-name="P61">– Оу, как интересно! – Селестия приблизила ко мне морду и повернула уши. – Расскажи-ка поподробнее. Я вся во внимании.</text:p>
      <text:p text:style-name="P6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61">Аликорница, широко раскрыв глаза, медленно тянула ко мне морду. Наконец, когда наши носы почти соприкоснулись, она не выдержала.</text:p>
      <text:p text:style-name="P61">– А-ха-ха-ха-ха-ха-ха!!! О-у-у-у-у-у-ха-ха-ха! И-и-и-и-ха-ха-ха! – Селестия перевернулась на спину и дёргала от смеха копытами.</text:p>
      <text:p text:style-name="P61"><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61">– <text:s/>И-и-изви-ни, Макс, не-мо-гу-у-у-у… Ох! Давненько я так не смеялась! Лет двести — так точно!</text:p>
      <text:p text:style-name="P61">Я потянул её за копыто и перевернул обратно на живот.</text:p>
      <text:p text:style-name="P61">– Что смешного-то?</text:p>
      <text:p text:style-name="P61">Аликорница вытерла крылом выступившие слёзы и объяснила:</text:p>
      <text:p text:style-name="P6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61">– Ты не видишь ничего странного в межвидовых спариваниях? – охренел я. – Куда я, блин, попал???</text:p>
      <text:p text:style-name="P61">Селестия развернула моё кресло к себе и задумчиво посмотрела мне в глаза.</text:p>
      <text:p text:style-name="P61">– Очевидно, мне стоит рассказать тебе, Макс, откуда произошли пегасы и единороги.</text:p>
      <text:p text:style-name="P6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6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6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61">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61">– А как выглядят сами истинные единороги? – спросил я.</text:p>
      <text:p text:style-name="P61">–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61">– Ха! – ответил я. – В моём мире они также известны. Правда, как несуществующий, сказочный вид.</text:p>
      <text:p text:style-name="P6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61">– Хм. А что было дальше?</text:p>
      <text:p text:style-name="P6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6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61"><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61">– Сто лет не гуляла по парку. Составишь мне компанию?</text:p>
      <text:p text:style-name="P61">Я поднялся с кресла, гадая, шутила Селестия про сто лет, или нет?</text:p>
      <text:p text:style-name="P61">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6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6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61">Селестия грустно засмеялась своим мыслям.</text:p>
      <text:p text:style-name="P6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1">&lt;<text:span text:style-name="T24">Селестия достаёт из потайной щели свиток с мыслями Селестии</text:span><text:span text:style-name="T23">`<text:tab/>`</text:span>&gt;</text:p>
      <text:p text:style-name="P61">– А о чём ты грустила?</text:p>
      <text:p text:style-name="P6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61">– Но ты не выглядишь сумасшедшей.</text:p>
      <text:p text:style-name="P6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61">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61">– Постой, а как же Луна? Мне показалось, она питала тёплые чувства к Кимеринну?</text:p>
      <text:p text:style-name="P61">Селестия задумалась, автоматически ковыряя копытом ямку под валуном.</text:p>
      <text:p text:style-name="P6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61"><text:soft-page-break/>– А Дискорд? Он, вроде, не моложе вас. Тем-не-менее, он определённо «подъезжал» к Луне тогда, в развалинах.</text:p>
      <text:p text:style-name="P6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61">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61"/>
      <text:p text:style-name="P73">День 137344</text:p>
      <text:p text:style-name="P7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73">…</text:p>
      <text:p text:style-name="P73">День 287651</text:p>
      <text:p text:style-name="P7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73">…</text:p>
      <text:p text:style-name="P73">День 364886</text:p>
      <text:p text:style-name="P73">О небо, как я мечтаю, чтобы это поскорее закончилось! Сестра, приди скорей!</text:p>
      <text:p text:style-name="P61"/>
      <text:p text:style-name="P61">Селестия со вздохом захлопнула книгу.</text:p>
      <text:p text:style-name="P61">–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6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6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61">Селестия мелодично рассмеялась.</text:p>
      <text:p text:style-name="P6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61">Селестия вскочила с места.</text:p>
      <text:p text:style-name="P61">– АЙ-Я-Я-Я-Я-Й!</text:p>
      <text:p text:style-name="P6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61">– Раньше тут не было муравейника!!! – Селестия с мольбой взглянула на меня. – Мааакс!! Помоги! ОНИ КУСАЮТСЯ! Я <text:s/>сейчас свихнусь почище Дискорда!</text:p>
      <text:p text:style-name="P61">Аликорница подпрыгнула и, взбрыкнув, начала кружиться в обратную сторону.</text:p>
      <text:p text:style-name="P61">– Вот нечего землю ковырять там, где не надо! Стой!!! – я схватил её за хвост, останавливая. Затем осторожно завёл руку под накрупник.</text:p>
      <text:p text:style-name="P61"/>
      <text:p text:style-name="P61">…</text:p>
      <text:p text:style-name="P61"><text:soft-page-break/></text:p>
      <text:p text:style-name="P6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61">– Да ладно! Мне это ничего не стоило.</text:p>
      <text:p text:style-name="P6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6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61">– Эммм... Селестия?</text:p>
      <text:p text:style-name="P61">– Дааа? – ответила аликорница, не повернув головы. В её тоне слышались смешливые нотки.</text:p>
      <text:p text:style-name="P61">Я вытащил руку из-под накрупника.</text:p>
      <text:p text:style-name="P61">– Всё в порядке?</text:p>
      <text:p text:style-name="P61">Селестия повернула голову, и я ясно увидел широкую улыбку и фирменный ехидный прищур из-под чёлки.</text:p>
      <text:p text:style-name="P61">– А почему ты спрашиваешь? Ты разобрался с муравьями?</text:p>
      <text:p text:style-name="P61">– Вроде да. Хотя, по-моему, дело уже не в муравьях.</text:p>
      <text:p text:style-name="P61">– По-моему, тоже. – рассмеялась аликорница. – Продолжай...</text:p>
      <text:p text:style-name="P61"/>
      <text:h text:style-name="P185" text:outline-level="2">6. Стыд</text:h>
      <text:p text:style-name="P61">&lt;<text:span text:style-name="T87">Mylene Farmer — L`Ame-Stram-Gram</text:span>&gt;</text:p>
      <text:p text:style-name="P73">~~~ Завтра на семь в библиотеке ~~~</text:p>
      <text:p text:style-name="P73"/>
      <text:p text:style-name="P61">–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61"><text:soft-page-break/>Норф носился по мастерской, окрылённый новообретённым учеником.</text:p>
      <text:p text:style-name="P6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6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61">–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61">Я посмотрел на часы. До семи оставалось двадцать минут — как раз, чтоб успеть дойти до библиотеки. Я намеренно уронил на пол тяжёлый рашпиль.</text:p>
      <text:p text:style-name="P61">– На сегодня довольно. Я ж вижу, ты торопишься. – заметил Норф, просыпаясь.</text:p>
      <text:p text:style-name="P6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61">Я закрыл пенал и сунул его во внутренний карман куртки.</text:p>
      <text:p text:style-name="P61">– Завтра будешь? – спросил Норф. – Надо бы закончить заказ из <text:s/>Троттингема.</text:p>
      <text:p text:style-name="P61">– В это же время. – подтвердил я.</text:p>
      <text:p text:style-name="P61"/>
      <text:p text:style-name="P63">***</text:p>
      <text:p text:style-name="P61"/>
      <text:p text:style-name="P6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61">– Здрасьте!</text:p>
      <text:p text:style-name="P61">Аликорница не ответила, всматриваясь в глобус.</text:p>
      <text:p text:style-name="P61">– Привет, говорю! – я подошёл вплотную и легонько сжал ей холку.</text:p>
      <text:p text:style-name="P61">– А, это ты, Макс? Привет. – аликорница, наконец, оторвалась от разноцветной сферы. – Как осваиваешься?</text:p>
      <text:p text:style-name="P61">– Нормально осваиваюсь. Работу себе нашёл. К <text:s/>Норфолку Каррусу в ученики записался.</text:p>
      <text:p text:style-name="P6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61"><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61">– Да, уже пять дней. Так здорово снова чувствовать свои мышцы! Корсет был ужасен.</text:p>
      <text:p text:style-name="P61">Аликорница прошлась передо мной с раскрытыми крыльями, демонстрируя восстановленную работоспособность.</text:p>
      <text:p text:style-name="P61">– Ну что же, и я рад за тебя. – я отвернулся, присел на край стола и стал изучать потолок. – Зачем вызывала?</text:p>
      <text:p text:style-name="P6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61">– Ты сердишься?</text:p>
      <text:p text:style-name="P61">Её ресницы щекотали мне щёку. Я отодвинул её морду от лица и сказал скучающим тоном:</text:p>
      <text:p text:style-name="P61">– Та не, с чего бы? За что мне на тебя сердиться?</text:p>
      <text:p text:style-name="P61">– Но ты ведёшь себя как чужой. Как будто мы незнакомы! Ещё чуть-чуть, и станешь называть меня на «Вы» и «Ваше Высочество».</text:p>
      <text:p text:style-name="P61">Меня прорвало.</text:p>
      <text:p text:style-name="P6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61">Я вытащил из заднего кармана брюк смятую записку с королевскими вензелями и бросил её под ноги Селестии.</text:p>
      <text:p text:style-name="P6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61">Наконец Селестия развернулась и глубоко выдохнула.</text:p>
      <text:p text:style-name="P6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61">Я подошёл к аликорнице и прикоснулся к её шее.</text:p>
      <text:p text:style-name="P61">– Всё в порядке. Я тебя понимаю — и ценю твоё признание. Сам бы ещё и не так себя повёл на твоём месте.</text:p>
      <text:p text:style-name="P61">– Да? А как бы ты себя повёл? – заинтересовалась Селестия.</text:p>
      <text:p text:style-name="P61">Я вспомнил свои неудачные попытки завязать личную жизнь с девушками. Конечно, те были далеки от совершенства. Но так ли безгрешен был я сам?</text:p>
      <text:p text:style-name="P61">– Я бы не извинился. Огрызался бы и считал себя правым до последнего. Ещё и послал бы подальше.</text:p>
      <text:p text:style-name="P61">Аликорница насмешливо покачала головой.</text:p>
      <text:p text:style-name="P6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61">Я снова присел на столик, теперь уже лицом к аликорнице.</text:p>
      <text:p text:style-name="P61">– Так что случилось? Куда ты пропадала? Рассказывай.</text:p>
      <text:p text:style-name="P61"><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61">– Что ты видишь? – спросила она напряжённо.</text:p>
      <text:p text:style-name="P6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6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6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61">– Ты не ошиблась? Нет тут никакого города.</text:p>
      <text:p text:style-name="P61">– Сейчас нет. Раньше был. – еле слышно прошептала аликорница.</text:p>
      <text:p text:style-name="P61">– Чего ты так волнуешься? Может, на более подробной карте есть? Я бы на точность глобуса не слишком полагался.</text:p>
      <text:p text:style-name="P6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61">– Так, может, его и не было? – заметил я цинично.</text:p>
      <text:p text:style-name="P6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61">–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61">– А как ты сама помнишь о том заклинании, если оно стёрто из бытия? – резонно подметил я.</text:p>
      <text:p text:style-name="P61">– У меня <text:span text:style-name="T74">стоит</text:span> защита памяти. Я поставила её, когда сражалась с Иггусом… Правда, защита еле действует, так как прошло очень много времени.</text:p>
      <text:p text:style-name="P6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6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61">Аликорница потёрла висок и растерянно посмотрела на меня.</text:p>
      <text:p text:style-name="P61"><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61">Я обнял аликорницу, успокаивая.</text:p>
      <text:p text:style-name="P61">– Не волнуйся, принцесса. Ты делаешь всё, что от тебя зависит. Не твоя вина, если это происходит.</text:p>
      <text:p text:style-name="P61">Селестия рассеянно мотнула головой, не соглашаясь со мной.</text:p>
      <text:p text:style-name="P6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61">Она проследовала к выходу, кивком головы приглашая меня следовать за ней.</text:p>
      <text:p text:style-name="P6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6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61">– Да так, ни о чём. – покраснел я, вернувшись на дорожку.</text:p>
      <text:p text:style-name="P61">Селестия всмотрелась в меня внимательно и всё поняла.</text:p>
      <text:p text:style-name="P61">– <text:s/>Нам не туда. Не сейчас. Я хочу показать тебе Эквестрию. – тихо сказала она.</text:p>
      <text:p text:style-name="P61">&lt;<text:span text:style-name="T60">Pet Shop Boys — A Man Could Get Arrested</text:span>&gt;</text:p>
      <text:p text:style-name="P6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6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61">Она ещё сочувствует! Я старался не смотреть в её сторону, отводя глаза. Так мы дошли до городской стены.</text:p>
      <text:p text:style-name="P6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61">Взобравшись на галерею по винтовой лестнице крохотной сторожевой башенки, мы остановились у зубца.</text:p>
      <text:p text:style-name="P6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61">– Что ты чувствуешь? – спросила аликорница.</text:p>
      <text:p text:style-name="P61">– У меня нет слов. Ничего прекраснее я в жизни не видел! – только и смог выговорить я.</text:p>
      <text:p text:style-name="P61">Селестия склонила голову, соглашаясь.</text:p>
      <text:p text:style-name="P6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6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61">– Прошлогодний выпуск. – заметила Селестия. – Отличная работа, хотя жеребячливости хватает. Что неудивительно, учитывая их возраст.</text:p>
      <text:p text:style-name="P6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6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6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61">– Проблемы? Что за проблемы? Извини, я таки прослушал.</text:p>
      <text:p text:style-name="P6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61">– Когда твоя жизнь длится тысячи лет, начинаешь тонко чувствовать гармонию мира. – начала она.</text:p>
      <text:p text:style-name="P61"/>
      <text:h text:style-name="Heading_20_2" text:outline-level="2"><text:span text:style-name="T1">7</text:span>. Нелетающие пегасы</text:h>
      <text:p text:style-name="P65">&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22">Семь жеребят-подростков стояли передо мною с отсутствующим видом.</text:p>
      <text:p text:style-name="P22">– Представьтесь перед вашей принцессой! – шикнул на них сопровождающий стражник.</text:p>
      <text:p text:style-name="P22">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лу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лу,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лу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лу умолкла и сосредоточилась. Постепенно на её морде гнев сменился недоверием, а потом и ужасом.</text:p>
      <text:p text:style-name="P5">– Сто рогов Нам в круп! ЧТО ЭТО ЗА…</text:p>
      <text:p text:style-name="P5">Теперь Лулу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5">–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5">Наконец Лулу опустилась на пол, выходя из транса. Магическая аура исчезла и она обессиленно бухнулась на колени.</text:p>
      <text:p text:style-name="P5">– Проклятье! К такому Мы не были готовы!</text:p>
      <text:p text:style-name="P5">Лулу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6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6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61">Ну что же, основное искусство правления <text:span text:style-name="T11">— умение делегировать полномочия. Вечером того же дня я села за письменный стол.</text:span></text:p>
      <text:p text:style-name="P51">“<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61"/>
      <text:p text:style-name="P63">***</text:p>
      <text:p text:style-name="P61"/>
      <text:p text:style-name="P61">– Так ты поручила Твайлайт Спаркл расследование необычных снов жеребят?</text:p>
      <text:p text:style-name="P61">–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61">– А что стало с жеребятами? – спросил я. – Они перестали бояться экзаменов?</text:p>
      <text:p text:style-name="P61"><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6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61">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6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6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61">Описав круг, Селестия перелетела через стену и приземлилась в парке. Я скатился на траву, пытаясь вдохнуть.</text:p>
      <text:p text:style-name="P61">– Что... Это... Было?</text:p>
      <text:p text:style-name="P61">Селестия осторожно, но настойчиво повалила меня на траву и принялась ощупывать рёбра.</text:p>
      <text:p text:style-name="P61">– Так больно? А так?</text:p>
      <text:p text:style-name="P6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6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6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6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61">– Не могу поверить. В Кантерлоте никогда не было землетрясений. Это неестественно. – пробормотала аликорница растерянно. – Слишком быстро.</text:p>
      <text:p text:style-name="P61">– Что <text:span text:style-name="T11">— </text:span>быстро? – не выдержал я.</text:p>
      <text:p text:style-name="P6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61">– Нет проблем, Селестия. Я всё понимаю.</text:p>
      <text:p text:style-name="P61">Аликорница приготовилась было взлетать, но в последний момент, приняв какое-то решение, остановилась.</text:p>
      <text:p text:style-name="P61">– Макс?</text:p>
      <text:p text:style-name="P61">– Да?</text:p>
      <text:p text:style-name="P61">– Мы уже достаточно неплохо знаем друг друга. Могу сказать, что ты меня знаешь лучше, чем кто-либо ещё во дворце, за исключением Луны.</text:p>
      <text:p text:style-name="P61"><text:soft-page-break/>– Да?</text:p>
      <text:p text:style-name="P61">– Да. Зови меня Селли. Если хочешь.</text:p>
      <text:p text:style-name="P61">– Хорошо. До встречи, Селли.</text:p>
      <text:p text:style-name="P61">– До встречи, Макс.</text:p>
      <text:p text:style-name="P61"/>
      <text:h text:style-name="Heading_20_2" text:outline-level="2"><text:span text:style-name="T1">8</text:span>. (40*<text:span text:style-name="T11">ctg(Pi/4)-6)/(ln(e)-sin(0))</text:span></text:h>
      <text:p text:style-name="P94">Mark Knopfler — Hill Farmers Blues — или на следующую главу (прощание)</text:p>
      <text:p text:style-name="P61"/>
      <text:p text:style-name="P7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73"><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3"><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73">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73">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3">Удачи!</text:p>
      <text:p text:style-name="P73"/>
      <text:p text:style-name="P51">…</text:p>
      <text:p text:style-name="P51"/>
      <text:p text:style-name="P61">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51">– Рада тебя видеть, Макс. – знакомый силуэт на балконе повернулся в мою сторону. Гардины раздвинулись и Селестия вошла в комнату.</text:p>
      <text:p text:style-name="P51"><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1">Аликорница смотрела на меня из под чёлки с фирменной саркастической улыбочкой.</text:p>
      <text:p text:style-name="P51">– <text:span text:style-name="T1">Такое впечатление, что ты увидел не меня, а василиска! Отомри!</text:span></text:p>
      <text:p text:style-name="P61">Я выдохнул.</text:p>
      <text:p text:style-name="P51">– <text:span text:style-name="T1">Как ты это делаешь? Я видел тебя и раньше, но ты никогда не была такой... Такой...</text:span></text:p>
      <text:p text:style-name="P5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61">Селестия тихо рассмеялась.</text:p>
      <text:p text:style-name="P51"><text:soft-page-break/>– <text:span text:style-name="T1">Могу же я расслабиться хотя бы раз в сто лет? Я тоже живое существо, что бы там ни говорили подпольщики.</text:span></text:p>
      <text:p text:style-name="P61">Она кивком указала мне на тапочки в углу рядом с накопытниками. Я переобулся и вошёл в комнату.</text:p>
      <text:p text:style-name="P51">– <text:span text:style-name="T1">О каких подпольщиках ты говоришь? В Эквестрии зреет революция?</text:span></text:p>
      <text:p text:style-name="P51">Селестия подошла к фонтанчику и начала набирать воду в серебряный чайник.</text:p>
      <text:p text:style-name="P5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61">Аликорница смутилась.</text:p>
      <text:p text:style-name="P61">–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5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1"><text:span text:style-name="T1">–</text:span> Спасибо, Селестия. Пожалуй, буду “кантерлотский королевский”.</text:p>
      <text:p text:style-name="P61">Аликорница искоса зыркнула на меня, недовольно сморщив нос.</text:p>
      <text:p text:style-name="P51"><text:span text:style-name="T1">–</text:span> Мы же договорились! <text:span text:style-name="T1">Селли</text:span>! Не хватало мне ещё слышать официоз у себя дома. Его в моей жизни и так хватает.</text:p>
      <text:p text:style-name="P51">Она открыла шкафчик и, потянув зубами золотой шнурок, вытащила чёрный с золотом пакетик.</text:p>
      <text:p text:style-name="P51"><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1"><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1"><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51"><text:span text:style-name="T1">–</text:span> Не стой столбом, Макс! Об тебя можно взгляд поцарапать!</text:p>
      <text:p text:style-name="P51">Я присел на краешек. Она немного придвинулась ко мне и смешливо сощурилась.</text:p>
      <text:p text:style-name="P51"><text:span text:style-name="T1">–</text:span> Ты не против, если мы продолжим знакомство? Я хотела пригласить тебя на чай ещё вчера, но землетрясение…</text:p>
      <text:p text:style-name="P5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1"><text:span text:style-name="T1">Селестия</text:span> виновато сморщила нос.</text:p>
      <text:p text:style-name="P5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51">Я молчал, раздумывая, чтобы такое остроумное ляпнуть в ответ, когда аликорница шутливо ткнула меня копытом в плечо. </text:p>
      <text:p text:style-name="P51"><text:span text:style-name="T1">–</text:span> Ну же, Макс, ты как деревянный! Расслабься! Можно подумать, тебя никогда раньше не приглашали на свидания!</text:p>
      <text:p text:style-name="P51">От неожиданности я повалился на ложе.</text:p>
      <text:p text:style-name="P51"><text:span text:style-name="T1">–</text:span> Эй, полегче! Ты пихаешься, как бульдозер!</text:p>
      <text:p text:style-name="P5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1">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1"><text:span text:style-name="T1">–</text:span> Ты чего??? <text:span text:style-name="T1">–</text:span> я непонимающе уставился на аликорницу.</text:p>
      <text:p text:style-name="P51"><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56">Мне печалиться не стоит</text:p><text:p text:style-name="P156">Жизнь прекрасна и ярка</text:p><text:p text:style-name="P156">Телом молода, душою —</text:p><text:p text:style-name="P156">Как дракон морской мудра</text:p><text:p text:style-name="P156"/><text:p text:style-name="P156">Я видала взлёт империй,</text:p><text:p text:style-name="P156">Я жила среди легенд,</text:p><text:p text:style-name="P156">Древней магии мистерий</text:p><text:p text:style-name="P156">Я прилежнейший студент</text:p><text:p text:style-name="P156"/><text:p text:style-name="P156">Обожаема народом,</text:p><text:p text:style-name="P156">Уважаема врагом,</text:p><text:p text:style-name="P156">Но друзей моих немного,</text:p><text:p text:style-name="P156">Гложет душу холодом</text:p><text:p text:style-name="P156"/><text:p text:style-name="P156">Одинока и печальна,</text:p><text:p text:style-name="P156">Недоступна и строга,</text:p><text:p text:style-name="P156">Потеряла изначальный</text:p><text:p text:style-name="P156">Смысл жизни навсегда</text:p><text:p text:style-name="P156"/><text:p text:style-name="P156">Жизнь моя теперь публична,</text:p><text:p text:style-name="P156">Жизнь моя теперь для всех,</text:p><text:p text:style-name="P156">В этом — горе, в этом — счастье,</text:p><text:p text:style-name="P156">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1">Аликорница поводила носом над чашками и заметила:</text:p>
      <text:p text:style-name="P5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1">Я трогал пальцем ноги воду, сидя на бортике бассейна, когда дверь открылась и внутрь сунулся нос аликорницы.</text:p>
      <text:p text:style-name="P51">– Тебе в чай класть мёд или сахар? – спросила она, невинно наблюдая за моими тщётными попытками прикрыться.</text:p>
      <text:p text:style-name="P5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1">– Ты бы предупреждала, прежде чем войти, что ли? – просипел я. </text:p>
      <text:p text:style-name="P5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51">– Мёд. Или сахар. На твоё усмотрение.</text:p>
      <text:p text:style-name="P51">– Как скажешь. – нос <text:span text:style-name="T1">Селестии</text:span> скрылся за дверью.</text:p>
      <text:p text:style-name="P51"><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1">– О, ты уже?</text:p>
      <text:p text:style-name="P51">Аликорница поставила на поднос чашки и плетёнку с бубликами и подошла с ним к тюфяку.</text:p>
      <text:p text:style-name="P51">– А почему ты опустила жалюзи на окне в ванной? Оттуда такой прекрасный вид!</text:p>
      <text:p text:style-name="P5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51"><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61">– Примерно такие. – расхохоталась Селестия. <text:span text:style-name="T11">– С</text:span>пасибо, мнет хоть инвалидное кресло не пририсовали!</text:p>
      <text:p text:style-name="P5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1">–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1">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1">Я повернулся к <text:span text:style-name="T1">Селестии</text:span>. Мне пришлось осторожно напрягать мускулы шеи, чтобы они случайно не отвернули голову нафиг.</text:p>
      <text:p text:style-name="P51">– Это просто бомба! Я чувствую себя богом! Кажется, я понял секрет вашей силы и долголетия: вы пьёте эту траву каждый день.</text:p>
      <text:p text:style-name="P51">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61">Копыто легло мне на плечо и мягко повалило на постель. Селестия легла рядом и тепло дунула мне в ухо.</text:p>
      <text:p text:style-name="P51">– <text:span text:style-name="T1">Ты готов познакомиться поближе? Совсем близко?</text:span></text:p>
      <text:p text:style-name="P5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61">Тия фыркнула.</text:p>
      <text:p text:style-name="P61"><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61">Её ресницы щекотали мне щеку. Я повернулся к ней и буквально растворился в ласковом взгляде огромных фиалковых глаз.</text:p>
      <text:p text:style-name="P61">– Ты предлагаешь мне заняться сексом? С тобой? Но... как?</text:p>
      <text:p text:style-name="P5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61">Тия подняла голову.</text:p>
      <text:p text:style-name="P6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61">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61">Как во сне я разделся и зашёл к ней сзади. "Это неправильно!» – пискнули во мне остатки ханжества и замолкли, раздавленные желанием.</text:p>
      <text:p text:style-name="P6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61">Через некоторое время Тия осторожно высвободилась из-под меня и встала с постели. </text:p>
      <text:p text:style-name="P61">– Лежи спокойно, я сейчас. – муркнула она, поцеловав меня в ухо.</text:p>
      <text:p text:style-name="P6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61">В открывшемся мини-баре я углядел ряд вычурных бутылок и пузатых графинчиков. Их содержимое не вызывало у меня никаких сомнений.</text:p>
      <text:p text:style-name="P49"><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9"><text:span text:style-name="T11">–</text:span> А водку у вас принято пить?</text:p>
      <text:p text:style-name="P49"><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61">Достав из шкафчика пузатую заплесневевшую бутылку, Тия что-то прикинула и наполнила её содержимым два бокала на полуметровых ножках.</text:p>
      <text:p text:style-name="P6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61"><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61">Тия покачала головой и прошла с бокалами в ванную, кивком пригласив меня следовать за ней.</text:p>
      <text:p text:style-name="P6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61"><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61">Наконец, я со вздохом отпрянул.</text:p>
      <text:p text:style-name="P61"><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6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61"><text:span text:style-name="T11">– Это ты называешь “дружбой”? – с </text:span>улыбкой хмыкнул<text:span text:style-name="T11"> я. – </text:span>Мне нравится твоё чувство юмора.</text:p>
      <text:p text:style-name="P61">Аликорница нахмурилась.</text:p>
      <text:p text:style-name="P61"><text:span text:style-name="T11">– </text:span>Тебе не нравится моя дружба? Ты не принимаешь её? Ты чем-то недоволен?</text:p>
      <text:p text:style-name="P61">Я расхохотался, чуть не поперхнувшись водой, плескавшейся у подбородка.</text:p>
      <text:p text:style-name="P61"><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61">Копыто аликорницы закрыло мне рот прежде чем я успел договорить заветное слово.</text:p>
      <text:p text:style-name="P51">– Макс, не надо! – умоляюще произнесла аликорница. – Не продолжай! Пожалуйста!</text:p>
      <text:p text:style-name="P51">Слова встали у меня поперёк горла. Я медленно отодвинул копыто от лица и потрясённо уставился на неё.</text:p>
      <text:p text:style-name="P51">– Но почему? – в конце-концов выдавил я. – Что не так? Это из-за того, что я — человек?</text:p>
      <text:p text:style-name="P51">Тия виновато закусила губу и отвернулась.</text:p>
      <text:p text:style-name="P5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51"><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51">– Макс… Я не смогу сделать тебя бессмертным… Мне очень жаль… Извини…</text:p>
      <text:p text:style-name="P5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51">Слёзы злости душили меня, но я сдержался.</text:p>
      <text:p text:style-name="P51">– Охренеть. – сказал я холодно. – А я прям напрашивался!</text:p>
      <text:p text:style-name="P51">Одиночество, отступившее перед мягким, но настойчивым натиском аликорницы в последние <text:span text:style-name="T1">дни</text:span>, снова сковало душу стужей.</text:p>
      <text:p text:style-name="P5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1">“...пожалуйста, останься...”</text:p>
      <text:p text:style-name="P51">Где этот чёртов носок?</text:p>
      <text:p text:style-name="P51">“...пойми, это эффект лазурного вина...”</text:p>
      <text:p text:style-name="P51">Джинсы узкие, блядь! На мокрое тело хрен натянешь...</text:p>
      <text:p text:style-name="P51">“...ох, я глупая...”</text:p>
      <text:p text:style-name="P51">Так, всё. Шмотки на мне, вроде, ничего не забыл.</text:p>
      <text:p text:style-name="P61">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61"/>
      <text:h text:style-name="Heading_20_2" text:outline-level="2">9. <text:span text:style-name="T1">Прощание</text:span></text:h>
      <text:p text:style-name="P61"/>
      <text:p text:style-name="P51">– <text:span text:style-name="T1">Норф!.. Эй, Норф! Ты где?..</text:span></text:p>
      <text:p text:style-name="P6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6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51"/>
      <text:p text:style-name="P63">***</text:p>
      <text:p text:style-name="P5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4">– </text:span><text:span text:style-name="T49">А из Пинто Крика уже месяц нет новостей...</text:span></text:p>
      <text:p text:style-name="P5"><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61">…</text:p>
      <text:p text:style-name="P22"><text:span text:style-name="T49">– </text:span>“<text:span text:style-name="T1">Что я могу сделать, чтобы вернуть всё назад?</text:span>”</text:p>
      <text:p text:style-name="P22"><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22"><text:span text:style-name="T49">– </text:span><text:span text:style-name="T35">Что бы это значило, Флер?</text:span></text:p>
      <text:p text:style-name="P22"><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61">…</text:p>
      <text:p text:style-name="P7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9">– Куда проваливаться?</text:p>
      <text:p text:style-name="P79">– Они не знают. В тех провалах не видно дна...</text:p>
      <text:p text:style-name="P79">…</text:p>
      <text:p text:style-name="P7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9">– Леди и джентльпони! Приём окончен! Её Высочество Принцесса Селестия будет рада видеть <text:s/>вас в следующую среду!</text:p>
      <text:p text:style-name="P7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50">– Привет, Селестия. – подчёркнуто нейтрально обратился я. – Как дела?</text:p>
      <text:p text:style-name="P50">– Привет… Макс. <text:s/>Не очень, мягко говоря.</text:p>
      <text:p text:style-name="P49"><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50">–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50">–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50">Селестия подошла к фонтанчику, обмакнула в него копыто и провела им по лбу.</text:p>
      <text:p text:style-name="P5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50">Я сделал вид, что не заметил полунамёка в последнем предложении. Выяснять отношения и мириться мне не хотелось.</text:p>
      <text:p text:style-name="P50">– Порадовать, к сожалению, нечем. Твой приятель, Норфолк Каррус, исчез. Судя по всему, во сне.</text:p>
      <text:p text:style-name="P50">– И Норф? О-о-о, нет!</text:p>
      <text:p text:style-name="P50">Селестия в отчаянии села на пол, прижав копыто к виску и опустошенно качая головой.</text:p>
      <text:p text:style-name="P5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50">Аликорница подняла голову и <text:span text:style-name="T1">удручённо</text:span> посмотрела на меня.</text:p>
      <text:p text:style-name="P5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50">– Может, спросишь Луну, куда деваются пони? Сон по её части.</text:p>
      <text:p text:style-name="P49"><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50">– Может, мне поговорить с ней?</text:p>
      <text:p text:style-name="P49"><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51">– Ну ок. Тогда она обрадуется следующей новости: я ухожу.</text:p>
      <text:p text:style-name="P51"><text:soft-page-break/>Селестия еле заметно дрогнула ушами. Она отвернулась и молча смотрела в окно, не выказывая эмоций.</text:p>
      <text:p text:style-name="P51">Я продолжил.</text:p>
      <text:p text:style-name="P5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1">Поза аликорницы стала чуть менее скованной. На грани слышимости я уловил её вздох. Она наконец повернулась ко мне и слабо улыбнулась.</text:p>
      <text:p text:style-name="P5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5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51">– А в мешочке что?</text:p>
      <text:p text:style-name="P5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51">Я хотел было оскорбиться такой опекой со стороны аликорницы, но, глянув в её глаза, передумал.</text:p>
      <text:p text:style-name="P51">– Твоё высочество<text:span text:style-name="T1">, ты, вообще, спишь по ночам? У тебя глаза красные, как у кролика-альбиноса.</text:span></text:p>
      <text:p text:style-name="P5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51">–<text:span text:style-name="T1"> Отправляйся, Макс. Очень надеюсь на успех твоей миссии.</text:span></text:p>
      <text:p text:style-name="P61">Она повернулась и вышла из зала, почти подметая хвостом пол.</text:p>
      <text:p text:style-name="P51"/>
      <text:p text:style-name="P1"><text:span text:style-name="T45">&lt;</text:span><text:span text:style-name="T65">Mark Knopfler - </text:span><text:span text:style-name="T64">Hill Farmer's Blues</text:span><text:span text:style-name="T45">&gt;</text:span></text:p>
      <text:p text:style-name="P53">***</text:p>
      <text:p text:style-name="P51"/>
      <text:p text:style-name="P5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7">–<text:span text:style-name="T1"> Но магия есть и сейчас, мам!</text:span></text:p>
      <text:p text:style-name="P57"><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3">Так возникли пони и многие другие.</text:p>
      <text:p text:style-name="P5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7">–<text:span text:style-name="T1"> Весь мир как Вечнодикий лес?</text:span></text:p>
      <text:p text:style-name="P7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3">– Ма-а-ам, а со мной связан элементаль?</text:p>
      <text:p text:style-name="P73">–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7"><text:span text:style-name="T1">– Конечно, мам! «День горящего очага» </text:span>— <text:span text:style-name="T1">верно?</text:span></text:p>
      <text:p text:style-name="P73">–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73">Так возникли аликорны.</text:p>
      <text:p text:style-name="P7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73">Имя её было Селестия.</text:p>
      <text:p text:style-name="P73">За ней последовала и сестра её, <text:span text:style-name="T11">Луна</text:span>.</text:p>
      <text:p text:style-name="P7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73">То есть, всегда.</text:p>
      <text:p text:style-name="P73">Тут и сказке конец. А теперь, Эйприл, залазь на полку и закрывай глазки.</text:p>
      <text:p text:style-name="P73">– Ну ма-а-ам! Раскажи ещё что-нибудь! Про Сомбру!</text:p>
      <text:p text:style-name="P73">–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73">– А почему только тебя? А меня? А дядю-<text:span text:style-name="T74">мино</text:span>тавра?</text:p>
      <text:p text:style-name="P73">– <text:s/>Тебя забрать я ему не дам. А в дядю не тыкай копытом, это невежливо! Спи уже, моя маленькая!</text:p>
      <text:p text:style-name="P73"><text:soft-page-break/>– Поцелуй меня на ночь, мам!</text:p>
      <text:p text:style-name="P73">– Конечно, моя хорошая...</text:p>
      <text:p text:style-name="P73"/>
      <text:p text:style-name="P51">Вагоны убаюкивающе перестукивались по рельсам, унося меня прочь от Кантерлота. Я перевернулся на другой бок и провалился в сон.</text:p>
      <text:p text:style-name="P95">&lt;https://www.youtube.com/watch?v=Py9SDdYGFrQ&gt;</text:p>
      <text:h text:style-name="Heading_20_2" text:outline-level="2">10. Понивилль</text:h>
      <text:p text:style-name="P51"/>
      <text:p text:style-name="P22">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22">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22"><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22">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22">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51">–<text:span text:style-name="T1"> Вот этот подойдёт. </text:span>–<text:span text:style-name="T1"> ткнул я в квадратик на карте, расположенный на окраине.</text:span></text:p>
      <text:p text:style-name="P61">Уплатив в городской бюджет скромную арендную плату и получив ключ, я отправился обживаться.</text:p>
      <text:p text:style-name="P22"/>
      <text:p text:style-name="P29">***</text:p>
      <text:p text:style-name="P22"/>
      <text:p text:style-name="P22">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22">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22">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22">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51">– Ты что, как-тя-там, впервые на базаре? Так таращишься по сторонам, как будто морковку с картохой впервые в жизни увидел.</text:p>
      <text:p text:style-name="P5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51">Я перегнулся через прилавок, стараясь рассмотреть кьютимарку кобылки. </text:p>
      <text:p text:style-name="P5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51">Так и есть! На крупе кобылки красовались три яблока. Вот только, блин, как её звали-то?</text:p>
      <text:p text:style-name="P51">– <text:s/>Прошу прощения, Аппл... Эппл... Эпплхэт?</text:p>
      <text:p text:style-name="P51">– Ща залеплю оплеуху. – мрачно процедила пони. – Мало того, что таращится, как василиск, так ещё и издевается!</text:p>
      <text:p text:style-name="P51">– Да ладно тебе, Эй-Джей! Вполне милое имя. – хихикнул дракончик с кукурузой, проходя мимо.</text:p>
      <text:p text:style-name="P51">Ага, вот!</text:p>
      <text:p text:style-name="P51">– Извините меня пожалуйста, Эй-Джей, просто мне показалось, что вы напоминаете одну мою знакомую.</text:p>
      <text:p text:style-name="P51">– Эй-Джей я для друзей! – сварливо заметила поняха, – А для всех остальных — тебя тоже! — Эпплджек.</text:p>
      <text:p text:style-name="P51">Блин, опять облажался. Как-то хреново начинается знакомство с Понивиллем.</text:p>
      <text:p text:style-name="P51">– Понял. А меня зовут Макс. Приятно было познакомиться, Эпплджек.</text:p>
      <text:p text:style-name="P51">Я повернулся было уходить.</text:p>
      <text:p text:style-name="P51">– Э-э-э… Макс?</text:p>
      <text:p text:style-name="P51">– Да? – я повернулся обратно.</text:p>
      <text:p text:style-name="P51">Поняха водила копытом по прилавку. Надвинутая на лоб шляпа скрывала выражение мордочки. </text:p>
      <text:p text:style-name="P5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51">Я вернулся к прилавку.</text:p>
      <text:p text:style-name="P5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51">– Сколько стоят вот эти? – указал я на пирамидку красных яблок размером с <text:span text:style-name="T1">четверть</text:span> арбуза каждое.</text:p>
      <text:p text:style-name="P51">– Ред <text:span text:style-name="T1">Гала</text:span>? Две серебряшки.</text:p>
      <text:p text:style-name="P51">– Куча?</text:p>
      <text:p text:style-name="P51"><text:soft-page-break/>– Ну ты даёшь! – хмыкнула Эпплджек. – Даже не смешно.</text:p>
      <text:p text:style-name="P51">– Неужели штука?</text:p>
      <text:p text:style-name="P51">Поня<text:span text:style-name="T1">х</text:span>а выпрыгнула из-за прилавка и смерила меня долгим взглядом.</text:p>
      <text:p text:style-name="P5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51">Я улыбнулся и кивнул в ответ. Ситуация начала выправляться.</text:p>
      <text:p text:style-name="P51">–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51">– А сколько стоит вот это? – указал я на небольшую прикрытую от солнца мешковиной баночку с содержимым удивительной радужной расцветки.</text:p>
      <text:p text:style-name="P5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51">Поняшка набрала ложечку джема и предложила мне. </text:p>
      <text:p text:style-name="P5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51">– Это просто восхитительно! Чудесно! Никогда такого не пробовал! И даже представить не мог, что такая вкуснотень существует!</text:p>
      <text:p text:style-name="P51">Эпплджек просто расцвела от моих дифирамбов.</text:p>
      <text:p text:style-name="P51">– Тебе, сахарок, как гостю города, сделаю скидку. Забирай за шестьдесят. Раньше меньше чем золотой не отдавала.</text:p>
      <text:p text:style-name="P51">Расплачиваясь, я спросил:</text:p>
      <text:p text:style-name="P51">– Ты, случаем, не знаешь, как пройти к городской библиотеке?</text:p>
      <text:p text:style-name="P51">Эпплджек, вскинув копыто ко лбу, запричитала:</text:p>
      <text:p text:style-name="P5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51">Тут Эпплджек прервалась и что есть силы замахала кому-то:</text:p>
      <text:p text:style-name="P51">– Рэр! Эй! Рэр! Давай к нам!</text:p>
      <text:p text:style-name="P5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5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51"><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51">– Эпплджек! Сколько можно повторять: модельер, а не рукодельница! Проведу, конечно. – устало произнесла Рэрити.</text:p>
      <text:p text:style-name="P51">– А какая разница? – беспечно махнула копытом Эпплджек, не обращая внимание на нахмурившуюся единорожку. – Шмотки — они и в Эппллузе шмотки.</text:p>
      <text:p text:style-name="P51">– Разница, как если бы тебя вместо огородницы назвали… ммм… <text:s/>реднеком. Пойдёмте, Макс.</text:p>
      <text:p text:style-name="P5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5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5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51">– Огородница!.. Ишь, чего выдумала! По мне, так уж лучше “реднек”, чем “огородница”! – слышалось бурчание Эпплджек нам вдогонку.</text:p>
      <text:p text:style-name="P51">Единорожка с серьёзным видом завела меня за угол и только после этого звонко расхохоталась.</text:p>
      <text:p text:style-name="P51">– Я думал, вы друзья. – заметил я.</text:p>
      <text:p text:style-name="P5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5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51">– Буду только рад. Сам бы предложил, да не успел.</text:p>
      <text:p text:style-name="P5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51">– Не сомневаюсь. Мы в конце-концов неплохо поладили и она даже сделала мне скидку на вольт-яблочн<text:span text:style-name="T1">ый</text:span> джем.</text:p>
      <text:p text:style-name="P51">– А почём продала, если не секрет?</text:p>
      <text:p text:style-name="P51">– За шестьдесят бит.</text:p>
      <text:p text:style-name="P5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51">Единорожка чуть не подпрыгивала от любопытства. Заметив мою отвалившуюся челюсть, она вновь рассмеялась.</text:p>
      <text:p text:style-name="P5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5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5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5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51">– От недосыпа. – перебил я Рэрити. – Красные от недосыпа глаза я не спутаю ни с чем. Сам такие двадцать лет наблюдал в зеркале.</text:p>
      <text:p text:style-name="P5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5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5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51">Мы остановились перед деревом.</text:p>
      <text:p text:style-name="P51">Даже не так. </text:p>
      <text:p text:style-name="P51">Мы остановились перед ДЕРЕВОМ!</text:p>
      <text:p text:style-name="P5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51">–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51">Единорожка удалилась, оставив <text:span text:style-name="T1">после себя лёгкий запах жасмина.</text:span></text:p>
      <text:p text:style-name="P51"><text:soft-page-break/></text:p>
      <text:h text:style-name="Heading_20_2" text:outline-level="2">11. Библиотека Золотого Дуба</text:h>
      <text:p text:style-name="P51"/>
      <text:p text:style-name="P51">– Э-э-э… Добрый день?</text:p>
      <text:p text:style-name="P5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6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61">Мне показалось, единорожка смотрела на меня малость раздражённо. Фолиант с громким стуком хлопнулся на пол.</text:p>
      <text:p text:style-name="P5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51">Йопт! Ещё один Шерлок Холмс на мою голову!</text:p>
      <text:p text:style-name="P51">–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9">“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5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5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5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51">Твайлайт аж затопала на месте.</text:p>
      <text:p text:style-name="P5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51">...</text:p>
      <text:p text:style-name="P51">– И оборудовать подвал библиотеки бронекапсулой для безопасных испытаний!</text:p>
      <text:p text:style-name="P51"><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1">–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5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6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61">– Хм. Странно. А я помню, как ты, вертясь перед зеркалом, говорила: ну почему я не…</text:p>
      <text:p text:style-name="P6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61"/>
      <text:p text:style-name="P52">***</text:p>
      <text:p text:style-name="P51"/>
      <text:p text:style-name="P141"><text:tab/>Свеча отбрасывала мягкие тени на книжные полки. Спайк положил обглоданную кочерыжку на горку и принялся облизывать пальцы.</text:p>
      <text:p text:style-name="P61">– Так. – <text:s/>я ткнул в позицию в длинном списке оснащения. – Зачем тебе преобразователь пси-поля?</text:p>
      <text:p text:style-name="P6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6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61">– Спайк! Ковыряться когтем в зубах некрасиво! Тем более, при посторонних!</text:p>
      <text:p text:style-name="P61"><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61">– СПАЙК!!! Откуда ты взял этот листок?!! – Твайлайт покраснела, как варёный рак и выхватила бумажку у меня из рук.</text:p>
      <text:p text:style-name="P61">– У тебя в черновиках, естественно. Ты сама сказала экономить бумагу. – пожал плечами дракончик.</text:p>
      <text:p text:style-name="P61">Я осторожно взял следующий листок.</text:p>
      <text:p text:style-name="P61">– Электростимулятор гипоталамуса. Драконий. В комплекте с усиленной больничной койкой и набором фиксаторов.</text:p>
      <text:p text:style-name="P61">– Это ещё чего??? – удивился Спайк. – я что-то не помню, чтоб ты такое хотела!</text:p>
      <text:p text:style-name="P6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61"><text:span text:style-name="T11">– Вот ещё! </text:span>– возмутился дракончик. – Никогда на такое не соглашусь!</text:p>
      <text:p text:style-name="P61"><text:soft-page-break/>– Но ты сам подумай, как было бы здорово обладать крыльями! – мечтательно возразила Твайлайт.</text:p>
      <text:p text:style-name="P61">–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61">– Угу. Только шар ты же и прожёг, соревнуясь с Рэйнбоу Дэш в силе отрыжки.</text:p>
      <text:p text:style-name="P6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61">–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61">– А почему тебя отстранили?</text:p>
      <text:p text:style-name="P61">– Из-за первых результатов. – единорожка насупилась ещё больше. – Они были ужасными.</text:p>
      <text:p text:style-name="P61"/>
      <text:p text:style-name="P63">***</text:p>
      <text:p text:style-name="P51"/>
      <text:p text:style-name="P5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5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51">Со слов Луны, оболочка реальности истончилась и начала прорываться. И первой она начала рваться во снах, где она и так тонка.</text:p>
      <text:p text:style-name="P51">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5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73">– Ага, он был закладкой в четвёртом номере «PlayMare», в разделе «Тридцать две позы, которые удивят вашу френдпони».</text:p>
      <text:p text:style-name="P73">– Спайк! Немедленно ложись спать!</text:p>
      <text:p text:style-name="P73">– Уже иду. Кукурузу доем только и иду.</text:p>
      <text:p text:style-name="P73">– Кстати, а почему Индрэ считали одержимым?</text:p>
      <text:p text:style-name="P7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73">– Так у вас знают про людей? Вот это новость!. В Кантерлоте, да и в Понивилле все обращаются со мной, как с диковинкой.</text:p>
      <text:p text:style-name="P73"><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73">– Хм. Ясно. Продолжай, Твайлайт.</text:p>
      <text:p text:style-name="P61"/>
      <text:p text:style-name="P6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6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6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6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61">– Так давай сюда весь Понивилль притащим! Это ж будет на 20% круче! Представляю себе видок Биг Мака в теле мисс Черили, гы-гы!</text:p>
      <text:p text:style-name="P6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6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61">–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6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61">– Скажи уж прямо, поближе к королевскому дворцу, Рэр! Все в курсе твоих интересов, сахарок!</text:p>
      <text:p text:style-name="P61">– Эпплджек, я попрошу! Я же никому не говорю, ЧТО ты делаешь с огурцами!</text:p>
      <text:p text:style-name="P61">– !!!</text:p>
      <text:p text:style-name="P6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61">Я уселась на пуфике, а подруги заняли места на матрасах…</text:p>
      <text:p text:style-name="P73"/>
      <text:p text:style-name="P73">– Спайк, будь добр, принеси дневник эксперимента. Он в подвале, за шкафом с ретортами, в...</text:p>
      <text:p text:style-name="P73">– В сейфе, я в курсе.</text:p>
      <text:p text:style-name="P73"/>
      <text:p text:style-name="P74">***</text:p>
      <text:p text:style-name="P91">&lt;Seal — Amazing <text:span text:style-name="T1">(T</text:span><text:span text:style-name="T11">hin White Duke Remix)</text:span>&gt;</text:p>
      <text:p text:style-name="P73">Дата: 12.04.1003 А.С.</text:p>
      <text:p text:style-name="P73">Эксперимент: заклинание Воплощения Индрэ</text:p>
      <text:p text:style-name="P73">Испытуемая: Эпплджек</text:p>
      <text:p text:style-name="P73">Синопсис: запись сна со слов испытуемой</text:p>
      <text:p text:style-name="P73">Замечания: замечаний нет</text:p>
      <text:p text:style-name="P73"/>
      <text:p text:style-name="P1">Я посмотрела на застывшее у моих ног<text:span text:style-name="T1"> тело</text:span>.</text:p>
      <text:p text:style-name="P30">“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30">“Как её зовут? Запамятовала... Дочка Бловбола, я его ещё последним втащила, прежде чем дверь затворилась. Как же её зовут-то?”</text:p>
      <text:p text:style-name="P8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0">“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0"><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4">Я остановилась перед дверью. Четыре ярда брони отделяли меня от Эквестрии. Четыре ярда и двадцать пять лет.</text:p>
      <text:p text:style-name="P30"><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5">Я прошла сквозь дверь.</text:p>
      <text:p text:style-name="P5"><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73"/>
      <text:p text:style-name="P73">Примечания: ПипБак? Стойло? Двойники? Параллельные Эквестрии?</text:p>
      <text:p text:style-name="P1"/>
      <text:p text:style-name="P3">***</text:p>
      <text:p text:style-name="P1"/>
      <text:p text:style-name="P73">Дата: 12.04.1003 А.С.</text:p>
      <text:p text:style-name="P73">Эксперимент: заклинание Воплощения Индрэ</text:p>
      <text:p text:style-name="P73">Испытуемая: Рэйнбоу Дэш</text:p>
      <text:p text:style-name="P73">Синопсис: описание пробуждения испытуемой</text:p>
      <text:p text:style-name="P73">Замечания: испытуемая отказалась дать описание сна. «Гы-гы... Фигасе... Человеки рулят...» <text:span text:style-name="T14">—</text:span><text:span text:style-name="T15"> </text:span><text:span text:style-name="T68">всё, что удалось от неё добиться.</text:span></text:p>
      <text:p text:style-name="P1"/>
      <text:p text:style-name="P30">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61">&lt;<text:span text:style-name="T67">d.notive — Talking Flight</text:span>&gt;</text:p>
      <text:p text:style-name="P73">Дата: 12.04.1003 А.С.</text:p>
      <text:p text:style-name="P73">Эксперимент: заклинание Воплощения Индрэ</text:p>
      <text:p text:style-name="P73">Испытуемая: Рэрити</text:p>
      <text:p text:style-name="P73"><text:soft-page-break/>Синопсис: запись сна со слов испытуемой</text:p>
      <text:p text:style-name="P73">Замечания: замечаний нет</text:p>
      <text:p text:style-name="P73"/>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30">Примечания: <text:span text:style-name="T48">чёрный экран?</text:span></text:p>
      <text:p text:style-name="P58"/>
      <text:p text:style-name="P63">***</text:p>
      <text:p text:style-name="P61"/>
      <text:p text:style-name="P73">Дата: 12.04.1003 А.С.</text:p>
      <text:p text:style-name="P73">Эксперимент: заклинание Воплощения Индрэ</text:p>
      <text:p text:style-name="P73">Испытуемая: Пинки Пай</text:p>
      <text:p text:style-name="P73">Синопсис: описание пробуждения испытуемой</text:p>
      <text:p text:style-name="P73">Замечания: испытуемая отказалась дать описание сна.</text:p>
      <text:p text:style-name="P73"/>
      <text:p text:style-name="P7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73"/>
      <text:p text:style-name="P73">Примечания: через месяц волосы Пинки пришли в обычное состояние, хотя при встрече с Рэйнбоу Дэш она по прежнему прячет глаза.</text:p>
      <text:p text:style-name="P73"/>
      <text:p text:style-name="P74">***</text:p>
      <text:p text:style-name="P73"/>
      <text:p text:style-name="P73">Дата: 12.04.1003 А.С.</text:p>
      <text:p text:style-name="P73">Эксперимент: заклинание Воплощения Индрэ</text:p>
      <text:p text:style-name="P73"><text:soft-page-break/>Испытуемая: Флаттершай</text:p>
      <text:p text:style-name="P73">Синопсис: описание пробуждения испытуемой</text:p>
      <text:p text:style-name="P7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73"/>
      <text:p text:style-name="P73">* Примечания: при виде кексиков истерика случилась с Пинки Пай.</text:p>
      <text:p text:style-name="P73"/>
      <text:p text:style-name="P3">***</text:p>
      <text:p text:style-name="P1"/>
      <text:p text:style-name="P30">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30"/>
      <text:p text:style-name="P31">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98"/>
      <text:h text:style-name="Heading_20_2" text:outline-level="2">12. День сурка</text:h>
      <text:p text:style-name="P22">&lt;<text:span text:style-name="T60">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3">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61">– Здравствуй, Макс.</text:p>
      <text:p text:style-name="P61">Я молча смотрел на неё, слегка пошатываясь. В голове воцарилась звенящая пустота.</text:p>
      <text:p text:style-name="P61">Селестия шагнула мне навстречу.</text:p>
      <text:p text:style-name="P61">– Пожалуйста, прошу тебя, не думай так. Мы — не плод твоего воображения, мы — живые, мы — существуем! Когда ты так думаешь, я чувствую, как мир тает.</text:p>
      <text:p text:style-name="P6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61">– <text:s/>Думаю как?</text:p>
      <text:p text:style-name="P61">– Думаешь, что мы — плод твоего воображения, отравленного наркотиком. Это не так. Прошу тебя...</text:p>
      <text:p text:style-name="P61">– А если ты — действительно мой бред? – съязвил я. – Вот сейчас протрезвею, и ты исчезнешь.</text:p>
      <text:p text:style-name="P61">Порыв ветра скрыл аликорницу в вихре снежинок. Её очертания расплылись.</text:p>
      <text:p text:style-name="P61">– Эй, постой, ты куда? Я пошутил! Погоди, не исчезай! Стой! Не оставляй меня здесь!!! Я пошутил!!!</text:p>
      <text:p text:style-name="P61">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61">– Ты напугала меня! – пожаловался я ей. – Не исчезай больше!</text:p>
      <text:p text:style-name="P61">Аликорница прижала меня к себе крыльями и устало усмехнулась.</text:p>
      <text:p text:style-name="P61">–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61">– Знаешь, я всё думал над твоими словами тогда, ну, ты помнишь... В бассейне. Они всё ещё в силе? Я могу быть твоим другом?</text:p>
      <text:p text:style-name="P61">Аликорница тихо засмеялась, защекотав мне ухо.</text:p>
      <text:p text:style-name="P6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61">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61">– Времени осталось немного. Мне надо, чтобы ты запомнил одну вещь.</text:p>
      <text:p text:style-name="P61">– А?</text:p>
      <text:p text:style-name="P6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 Но что может случиться с тобой, Селли?</text:p>
      <text:p text:style-name="P5">Стук стал громче.</text:p>
      <text:p text:style-name="P6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6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text:soft-page-break/>Я с удивлением обнаружил рядом с собой сопящую розовую пони, кудряшки гривы которой разметались по всей подушке.</text:p>
      <text:p text:style-name="P6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61">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61">– Что за ерунда? – Я схватился за голову, пытаясь не дать ей взорваться. Потом взглянул вниз и схватился за другое. – Что за херня??!</text:p>
      <text:p text:style-name="P61">Я вскочил и в спешке начал одеваться.</text:p>
      <text:p text:style-name="P61">БАЦ-БАЦ-БАЦ!!!</text:p>
      <text:p text:style-name="P61">– Уже бегу!</text:p>
      <text:p text:style-name="P61">Одевая штаны, я попрыгал к двери на одной ноге. На пороге стояла серая пегаска с косящим взглядом.</text:p>
      <text:p text:style-name="P61">– Привет, Макс. Тебе корреспонденция. – пегаска порылась в сумке и выудила зубами пухлый пакет.</text:p>
      <text:p text:style-name="P61">– «Особенности поведения, питания и размножения приматов». – прочитал я на стикере.</text:p>
      <text:p text:style-name="P61">–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2">***</text:p>
      <text:p text:style-name="P5"/>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4">—</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61">– Но нигде не сказано, какие частицы надо ускорять! Мне за эти самоцветы от сестры влетит!</text:p>
      <text:p text:style-name="P6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51">– Эээ! Это что же получается? Выходит, зря я яблоки <text:span text:style-name="T1">притащила</text:span>? Нам же не сидр нужен?</text:p>
      <text:p text:style-name="P5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61"><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61">– Эээ! Я не собираюсь ни с чем сталкивать свои яблоки! И перегонять тоже! Давайте лучше их съедим.</text:p>
      <text:p text:style-name="P61">– Тише, поняши! Нас могут услышать! Зачем сейчас спорить о том, о чём мы уже спорили вчера и позавчера?</text:p>
      <text:p text:style-name="P61">– Тебе легко говорить, Ску! Ты никакой своей особенной частицы не притащила! Давай мы твой скутер к ускорителю пришпандорим?</text:p>
      <text:p text:style-name="P5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61">– Так причём тут ускоритель, Скуталу?! Говорю ж, это для заклинания Индрэ...</text:p>
      <text:p text:style-name="P61"/>
      <text:p text:style-name="P61">…</text:p>
      <text:p text:style-name="P61"/>
      <text:p text:style-name="P6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61">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61">Закрыв дверь, я отправился в город.</text:p>
      <text:p text:style-name="P61"/>
      <text:p text:style-name="P61">…</text:p>
      <text:p text:style-name="P61"/>
      <text:p text:style-name="P61">–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61">– Ну, если по аналогии с садовым шлангом, струя воды сметёт весь песок и может облить всех рядом присутствующих.</text:p>
      <text:p text:style-name="P61">–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61">– А ты неопытный маг? – парировал я.</text:p>
      <text:p text:style-name="P61">–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5"><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107"><text:span text:style-name="T11">– </text:span>Ты?!</text:p>
      <text:p text:style-name="P10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7"><text:span text:style-name="T11">– М</text:span>ожет тогда, ты скажешь, что в нём пошло не так и почему к вам попал я, а не сверхаликорн?</text:p>
      <text:p text:style-name="P107"><text:span text:style-name="T11">– </text:span>Не скажу. Заклинания Стар Свирла Бородатого обычно если срабатывают, то без ошибок.</text:p>
      <text:p text:style-name="P61"><text:span text:style-name="T11">– Если </text:span>только <text:span text:style-name="T11">их правильно вызывают. – </text:span>пробурчал Спайк, возвращаясь в корзинку.</text:p>
      <text:p text:style-name="P49"><text:span text:style-name="T11">–</text:span> <text:span text:style-name="T1">Эмм. </text:span>Что он имел ввиду?</text:p>
      <text:p text:style-name="P49"><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8">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9"><text:span text:style-name="T11">– </text:span><text:span text:style-name="T1">Да, завершилось всё препаршиво. Принцесса Луна сказала, лучше бы её обратно на Луну закинули.</text:span></text:p>
      <text:p text:style-name="P49"><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9"><text:span text:style-name="T11">– </text:span><text:span text:style-name="T1">Хм. Нет.</text:span></text:p>
      <text:p text:style-name="P49"><text:span text:style-name="T11">– </text:span><text:span text:style-name="T1">А друзья?</text:span></text:p>
      <text:p text:style-name="P49"><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22">–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61"/>
      <text:p text:style-name="P61">…</text:p>
      <text:p text:style-name="P61"/>
      <text:p text:style-name="P61">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61">«<text:span text:style-name="T31">Чужестранец-примат разбил сердце нашей обожаемой Селестии! Двор в отчаянии </text:span><text:span text:style-name="T14">—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61">Папарацци хреновы!</text:p>
      <text:p text:style-name="P6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61"><text:span text:style-name="T11">– </text:span>Привет, Эй-Джей! У тебя проблемы?</text:p>
      <text:p text:style-name="P61"><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6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61"><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6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61"><text:span text:style-name="T11">– </text:span>Думаю, я могу починить телегу. Только больших нагрузок эта ось уже не выдержит. Но до фермы худо-бедно доедете.</text:p>
      <text:p text:style-name="P61">Эпплджек с сомнением посмотрела на меня.</text:p>
      <text:p text:style-name="P61"><text:span text:style-name="T11">– </text:span>Хошь сказать, ты в Кантерлоте у Селестии под крылышком телеги чинил? Или Рэр сбрехала про Селестию?</text:p>
      <text:p text:style-name="P61">Я мысленно ругнулся на языкатую единорожку и молча достал пенал с инструментами.</text:p>
      <text:p text:style-name="P61"/>
      <text:p text:style-name="P61">…</text:p>
      <text:p text:style-name="P61"/>
      <text:p text:style-name="P61">Собрав инструмент, я потолкал тележку назад-вперёд.</text:p>
      <text:p text:style-name="P61"><text:span text:style-name="T11">– Г</text:span>отово. Принимай работу, хозяйка!</text:p>
      <text:p text:style-name="P61">Эпплджек стиснула меня в сокрушающих объятиях.</text:p>
      <text:p text:style-name="P61"><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61">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61"><text:span text:style-name="T11">– </text:span>Этой... Бери... Сам делал... Ток не говори никому, лады?</text:p>
      <text:p text:style-name="P61">Я сунул флягу за пазуху. Биг Мак молниеносно накрыл дерюгой подсумок и через мгновение за телегу заглянула Эпплджек.</text:p>
      <text:p text:style-name="P61"><text:span text:style-name="T11">– </text:span>Чегой-то вы тут скрытничаете, а?</text:p>
      <text:p text:style-name="P61">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61"><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61">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8">именно в такой последовательности.</text:span></text:p>
      <text:p text:style-name="P61">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8">объявляла вывеска.</text:span></text:p>
      <text:p text:style-name="P61">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61"><text:span text:style-name="T11">– </text:span>Свободно? <text:span text:style-name="T11">– </text:span>спросил я у единственной пони, сидящей за столиком.</text:p>
      <text:p text:style-name="P61"><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61"><text:span text:style-name="T11">– <text:s/></text:span>Пирог с грибами, яишницу и чизкейк<text:span text:style-name="T11"> – </text:span>сообщил я подошедшей официантке.</text:p>
      <text:p text:style-name="P61"><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61"><text:span text:style-name="T11">– </text:span>И салат «по-Кантерлотски».</text:p>
      <text:p text:style-name="P64">Пока я ел, пони мрачно смотрела на меня, положив голову на стол. Мне стало неловко от её тяжёлого взгляда и я попытался завести разговор.</text:p>
      <text:p text:style-name="P64"><text:span text:style-name="T11">– </text:span>Вы, наверное, ждёте кого-то?</text:p>
      <text:p text:style-name="P64"><text:span text:style-name="T11">– </text:span>Неа.</text:p>
      <text:p text:style-name="P64"><text:span text:style-name="T11">– </text:span>Просто обедаете?</text:p>
      <text:p text:style-name="P64"><text:span text:style-name="T11">– </text:span>Неа.</text:p>
      <text:p text:style-name="P64"><text:span text:style-name="T11">– </text:span>Просто сидите и мрачно смотрите на меня?</text:p>
      <text:p text:style-name="P64"><text:span text:style-name="T11">– </text:span>Неа.</text:p>
      <text:p text:style-name="P64">Хм, а эта пони не из разговорчивых. Ну ладно.</text:p>
      <text:p text:style-name="P64"><text:span text:style-name="T11">– </text:span>А что же вы делаете?</text:p>
      <text:p text:style-name="P64"><text:span text:style-name="T11">– </text:span>Веселюсь. <text:span text:style-name="T11">– </text:span>мрачно заявила пони.</text:p>
      <text:p text:style-name="P64"><text:span text:style-name="T11">– </text:span>Если я вас достал, то так и скажите. Извините.</text:p>
      <text:p text:style-name="P64"><text:soft-page-break/>Я продолжил есть молча.</text:p>
      <text:p text:style-name="P64">Неожиданно пони улыбнулась и подмигнула мне. Её сморщенная мордочка разгладилась и стала весьма милой.</text:p>
      <text:p text:style-name="P64"><text:span text:style-name="T11">– </text:span>Привет, Анон!</text:p>
      <text:p text:style-name="P64">Вот дискорд! То есть, чёрт! Обитатели этого городка в который раз поражали меня своей проницательностью. У меня на лбу написано, что ли?!</text:p>
      <text:p text:style-name="P64"><text:span text:style-name="T11">– </text:span>Мы с вами раньше встречались?</text:p>
      <text:p text:style-name="P64"><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4"><text:span text:style-name="T11">– </text:span>Оставь, Салвер.<text:span text:style-name="T11"> </text:span>Ему за счёт заведения.</text:p>
      <text:p text:style-name="P61"><text:span text:style-name="T11">– </text:span>Ясно, мисс Пинки. <text:span text:style-name="T11">– </text:span>официантка кивнула и ушла.</text:p>
      <text:p text:style-name="P61"><text:span text:style-name="T11">– Ч</text:span>его-о-о?<text:span text:style-name="T11"> </text:span>Так это твой бар?</text:p>
      <text:p text:style-name="P61"><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61">Говоря это, кобылка оттянула передними копытами нижние веки, став похожей на маньяка.</text:p>
      <text:p text:style-name="P61"><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61"><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61">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61"><text:span text:style-name="T11">– </text:span>У меня есть идея получше. <text:span text:style-name="T11">– </text:span>на свет показалась фляга Большого Макинтоша.</text:p>
      <text:p text:style-name="P61"><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61"><text:span text:style-name="T11">– </text:span>Починил телегу. Только молчок про самогон, раз уж ты в курсе. <text:span text:style-name="T11">– </text:span>я разлил сидр по чашкам.</text:p>
      <text:p text:style-name="P61"><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61"><text:s/>Сидр Биг Мака на вкус был безобидным, чуть забродившим яблочным соком. Я выпил полную чашку и заявил Пинки:</text:p>
      <text:p text:style-name="P61"><text:span text:style-name="T11">– </text:span>Эт-то ты наззваешь ссуфер-ддуфер-ссильн...?</text:p>
      <text:p text:style-name="P6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61"><text:soft-page-break/><text:span text:style-name="T11">– У </text:span>тебя такая смешная мордочка! <text:span text:style-name="T11">– </text:span>захихикали Пинки, покачиваясь. <text:span text:style-name="T11">– </text:span>Как будто ты <text:span text:style-name="T68">подкову </text:span>в пироге обнаружил. Или Селестию в ванной.</text:p>
      <text:p text:style-name="P61">Это сравнение пробудило во мне полузабытое воспоминание.</text:p>
      <text:p text:style-name="P61"><text:span text:style-name="T11">– </text:span>Эммм... Скажи-ка мне, мой друг П-п-пинки... Легенда про фаэри <text:span text:style-name="T15">— </text:span><text:span text:style-name="T68">эт правда?</text:span></text:p>
      <text:p text:style-name="P61"><text:span text:style-name="T15">– </text:span><text:span text:style-name="T68">Какая из? Их много, вообще-то. Ик!</text:span></text:p>
      <text:p text:style-name="P61"><text:span text:style-name="T15">– </text:span><text:span text:style-name="T68">Про принцесс. Про то, что они фаэри, спустившиеся с неба во плоти, чтоб помогать пони управлять Эквестрией?</text:span></text:p>
      <text:p text:style-name="P61"><text:span text:style-name="T15">– </text:span><text:span text:style-name="T68">Макс, </text:span><text:span text:style-name="T15">– </text:span><text:span text:style-name="T68">захихикала Пинки, взъерошив копытами розовые кудряшки и попытавшись соорудить из них бороду, </text:span><text:span text:style-name="T15">–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61"><text:span text:style-name="T15">–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61"><text:span text:style-name="T15">– </text:span><text:span text:style-name="T68">Ты что-о-о! Нельзя любить фаэри! Она похитит твоё сердце, и ты будешь искать её, пока не... </text:span><text:span text:style-name="T15">– </text:span><text:span text:style-name="T68">Пинки погрузилась в так и не съеденный салат «по-Кантерлотски» и захрапела.</text:span></text:p>
      <text:p text:style-name="P61"><text:span text:style-name="T15">– </text:span><text:span text:style-name="T68">Пока не умру?</text:span></text:p>
      <text:p text:style-name="P61"><text:span text:style-name="T15">– </text:span><text:span text:style-name="T68">Нет, глупенький, </text:span><text:span text:style-name="T15">– </text:span><text:span text:style-name="T68">пробулькала Пинки из миски. </text:span><text:span text:style-name="T15">– </text:span><text:span text:style-name="T68">Пока не найдёшь.</text:span></text:p>
      <text:p text:style-name="P6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5">Холодок незаметно прокрался мне в душу и прояснил мозги. Я кинул взгляд на часы на стене. Было без десяти шесть.</text:p>
      <text:p text:style-name="P65">Бля!</text:p>
      <text:p text:style-name="P6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65">БАМММ!!!</text:p>
      <text:p text:style-name="P6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5"><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65"><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65"><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65"><text:span text:style-name="T11">– </text:span>У нас?</text:p>
      <text:p text:style-name="P65"><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6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5">Но недостаточное.</text:p>
      <text:p text:style-name="P6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5"><text:span text:style-name="T11">– </text:span>Стооой! <text:span text:style-name="T11">– </text:span>заорал я. <text:span text:style-name="T11">– </text:span>Выпрыгивай из бочки!!!</text:p>
      <text:p text:style-name="P65">Кобылка-пилот улыбнулась и постукала копытцем по шлему, показывая, что не слышит меня.</text:p>
      <text:p text:style-name="P65"><text:span text:style-name="T11">– </text:span>Выпрыгивааа... <text:span text:style-name="T11">– </text:span>мой крик утонул в рёве рвущихся фейерверков.</text:p>
      <text:p text:style-name="P6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5"><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65">Поняшка ткнула в бок белоснежную пони-единорога. Та раскрыла глаза и осмотрелась.</text:p>
      <text:p text:style-name="P65"><text:span text:style-name="T11">– </text:span>Смотри, вот те и ответ на вопрос, куда деваются пони!</text:p>
      <text:p text:style-name="P65"><text:span text:style-name="T11">– </text:span>Где? <text:span text:style-name="T11">– </text:span>единорожка начала оглядываться.</text:p>
      <text:p text:style-name="P65"><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65"><text:span text:style-name="T11">– </text:span>И что? Я всё равно не пойму, куда пони деваются? И куда пропала Скуталу?</text:p>
      <text:p text:style-name="P65"><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6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5"><text:soft-page-break/></text:p>
      <text:p text:style-name="P66">***<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61"/>
      <text:p text:style-name="P75">Приветствую тебя, мой маленький человек!</text:p>
      <text:p text:style-name="P7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75"><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7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7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5">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5">«<text:span text:style-name="T11">P.S. Н</text:span>е гневите мироздание воровством! <text:span text:style-name="T31">Обмен рулит</text:span>!»</text:p>
      <text:p text:style-name="P7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5">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75"/>
      <text:p text:style-name="P5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7"/>
      <text:p text:style-name="P57">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73"/>
      <text:h text:style-name="Heading_20_2" text:outline-level="2">13. Мэйнхэттен</text:h>
      <text:p text:style-name="P97">ZZ Top – Gimme all your lovin</text:p>
      <text:p text:style-name="P97">Mothley Crue – Kick Start My Heart</text:p>
      <text:p text:style-name="P65"><text:soft-page-break/><text:span text:style-name="T11">– </text:span>Попробуй ещё раз. Может, сбой соединения.</text:p>
      <text:p text:style-name="P6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5"><text:span text:style-name="T11">– </text:span>Не отсылается. Глюк какой-то.</text:p>
      <text:p text:style-name="P6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65"><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65"><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5"/>
      <text:p text:style-name="P66">***</text:p>
      <text:p text:style-name="P65"/>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5"><text:span text:style-name="T11">– </text:span>Это неправильно! <text:span text:style-name="T11">– </text:span>заявила Рэйнбоу Дэш, отвернувшись от окна.</text:p>
      <text:p text:style-name="P65"><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65"><text:span text:style-name="T11">– </text:span>Да я не про то! <text:span text:style-name="T11">– </text:span>отмахнулась пегаска. <text:span text:style-name="T11">– </text:span>Посмотри на поле.</text:p>
      <text:p text:style-name="P65"><text:span text:style-name="T11">– </text:span>И что? Поле как поле.</text:p>
      <text:p text:style-name="P65"><text:span text:style-name="T11">– </text:span>Оно не убрано. <text:span text:style-name="T11">– </text:span>мрачно ответила пегаска. <text:span text:style-name="T11">– </text:span>Ужас, сколько кукурузы пропадает!</text:p>
      <text:p text:style-name="P65">Я присмотрелся получше и указал ей на очередной городок, проносящийся за окном.</text:p>
      <text:p text:style-name="P65"><text:span text:style-name="T11">– </text:span>У самого посёлка поля убраны. Наверняка дойдёт дело и до остальных.</text:p>
      <text:p text:style-name="P65"><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5"><text:span text:style-name="T11">– </text:span>Спасибо, но от пинкиных плюшек у меня фланки округляются.</text:p>
      <text:p text:style-name="P65"><text:span text:style-name="T11">– </text:span>Да ладно тебе, Рэйнбоу Дэш! От одной не округлятся.</text:p>
      <text:p text:style-name="P65"><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65">За окном несколько пони работали на поле. Что-то странное было в их деятельности.<text:span text:style-name="T11"> </text:span>Как будто…</text:p>
      <text:p text:style-name="P65"><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6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5"><text:span text:style-name="T11">– </text:span>Они паслись… Ты можешь себе представить? Макс! Они ПАСЛИСЬ! Ели траву, как какие-то дикари! Фигня какая-то…</text:p>
      <text:p text:style-name="P6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5">…</text:p>
      <text:p text:style-name="P65">ВЖИИИИИИИИИ!!!</text:p>
      <text:p text:style-name="P6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5"><text:span text:style-name="T11">– </text:span>Что за…?</text:p>
      <text:p text:style-name="P12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5"><text:span text:style-name="T11">– </text:span>Леди и джентльпони! Просьба не паниковать! Поезд дальше не идёт: впереди провал! <text:span text:style-name="T11">– </text:span>крикнул проводник.</text:p>
      <text:p text:style-name="P65"><text:span text:style-name="T11">– </text:span>Какой ещё, в дышло, провал? Я проезжал тут два дня назад!</text:p>
      <text:p text:style-name="P65"><text:span text:style-name="T11">– </text:span>Безобразие! Верните мне деньги за билет!</text:p>
      <text:p text:style-name="P65"><text:span text:style-name="T11">– </text:span>Как вы смеете! Я опоздаю в порт! <text:s/><text:span text:style-name="T11">– </text:span>послышались выкрики в толпе.</text:p>
      <text:p text:style-name="P65">Проводник — седой земнопони стального цвета — поставил фонарь на пол и вытер со лба пот.</text:p>
      <text:p text:style-name="P65"><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5">Я осторожно подошёл к краю и глянул вниз. </text:p>
      <text:p text:style-name="P6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5"><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5"><text:span text:style-name="T11">– </text:span>Дэш, нам надо на ту сторону.</text:p>
      <text:p text:style-name="P65"><text:span text:style-name="T11">– </text:span>Нет проблем. Я могу тебя перенести.</text:p>
      <text:p text:style-name="P65">Я с сомнением посмотрел на пегаску. Дэш в холке была мне по пояс.</text:p>
      <text:p text:style-name="P65"><text:span text:style-name="T11">– </text:span>Ты точно в этом уверена?</text:p>
      <text:p text:style-name="P6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5"><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65">Мля.</text:p>
      <text:p text:style-name="P65"><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5">Пегаска почесала затылок и заметила.</text:p>
      <text:p text:style-name="P65"><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6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5">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65">…</text:p>
      <text:p text:style-name="P6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5">Разумеется, я посмотрел вниз.</text:p>
      <text:p text:style-name="P6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5">…</text:p>
      <text:p text:style-name="P65">Я валялся на насыпи и трясся как в лихорадке. От пережитого шока меня тошнило. Ёбаная Селестия!</text:p>
      <text:p text:style-name="P65"><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6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5"><text:span text:style-name="T11">– </text:span>Я чувствую, что только что упустил отличную возможность отлить на вселенную!</text:p>
      <text:p text:style-name="P65"><text:soft-page-break/></text:p>
      <text:p text:style-name="P66">***</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5"><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7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65"><text:span text:style-name="T11">– </text:span>Удостоверение личности предъявлять? <text:span text:style-name="T11">– </text:span>осведомился я.</text:p>
      <text:p text:style-name="P65"><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65">Бляяя!!! Ах ты ж!!!</text:p>
      <text:p text:style-name="P65">Хлопнула освобождённая дверь, изнутри клацнула щеколда.</text:p>
      <text:p text:style-name="P65"><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65">Дэш, ни слова не говоря, прислонила ухо к двери.</text:p>
      <text:p text:style-name="P65"><text:span text:style-name="T11">– </text:span>Будешь смеяться, но именно этим он и занят. Вызывает полицию по телефону. <text:span text:style-name="T11">– </text:span>сообщила пегаска.</text:p>
      <text:p text:style-name="P65"><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65">Пегаска продолжала слушать. Потом глаза её округлились от удивления.</text:p>
      <text:p text:style-name="P65"><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65">Ну охренеть! Я что, нанёс моральную травму охраннику своим видом? Добро пожаловать в Эквестрию, страну дружбы и пони!</text:p>
      <text:p text:style-name="P65"><text:span text:style-name="T11">– </text:span>Сколько у нас времени?</text:p>
      <text:p text:style-name="P65">Дэш почесала в затылке.</text:p>
      <text:p text:style-name="P65"><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65">Я с наслаждением захреначил ногой в стеклянную дверь павильона. Осколки стекла брызнули во все стороны.</text:p>
      <text:p text:style-name="P65"><text:span text:style-name="T11">– </text:span>Тогда давай сначала обыщем контору. Если уж полиция всё равно едет сюда, так пусть у них хотя бы будет повод!</text:p>
      <text:p text:style-name="P65"/>
      <text:p text:style-name="P66">***</text:p>
      <text:p text:style-name="P65"/>
      <text:p text:style-name="P65">Разумеется, полиция приехала, как только мы обнаружили эти чёртовы резонаторы — иначе ж и быть не могло!</text:p>
      <text:p text:style-name="P65"/>
      <text:p text:style-name="P65">…</text:p>
      <text:p text:style-name="P65"/>
      <text:p text:style-name="P65">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5"><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65">Снаружи послышался вой сирены и цокот множества копыт.</text:p>
      <text:p text:style-name="P65"><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5">Пиздец! Мы с Дэш переглянулись.</text:p>
      <text:p text:style-name="P65"><text:span text:style-name="T11">– </text:span>Это твои двадцать минут? <text:span text:style-name="T11">– </text:span>возмутился я. <text:span text:style-name="T11">– </text:span>Да ещё и десяти не прошло!</text:p>
      <text:p text:style-name="P65">Дэш вымучено скривилась.</text:p>
      <text:p text:style-name="P65"><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65">Я разбил топором стеклянные дверцы прибора и вытащил рубины.</text:p>
      <text:p text:style-name="P65"><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5">Пегаска отрицательно помотала головой.</text:p>
      <text:p text:style-name="P65"><text:span text:style-name="T11">– </text:span>Ну уж фигушки. Я тебя тут не оставлю.</text:p>
      <text:p text:style-name="P65"><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65"><text:span text:style-name="T11">– Н</text:span>е тупи! <text:span text:style-name="T11">– </text:span>упрямо мотнула головой пегаска. <text:span text:style-name="T11">– </text:span>Всё изменилось. Никто тебя не вытащит.</text:p>
      <text:p text:style-name="P6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5"><text:soft-page-break/><text:span text:style-name="T11">– </text:span>Быстро за мной! <text:span text:style-name="T11">– </text:span>скомандовала пегаска, помчавшись к лестнице в офисные этажи.</text:p>
      <text:p text:style-name="P65">Я припустил было за ней, потом вернулся и поднял над головой раскуроченный ускоритель.</text:p>
      <text:p text:style-name="P65"><text:span text:style-name="T11">– Ю-</text:span>хууу<text:span text:style-name="T11">!!!</text:span></text:p>
      <text:p text:style-name="P6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5">На последнем этаже пегаска стояла в коридоре, с сомнением обозревая ряд дверей.</text:p>
      <text:p text:style-name="P65"><text:span text:style-name="T11">– </text:span>Где-то тут должна быть дверь на крышу. Не могли же они залазить туда по пожарной лестнице?</text:p>
      <text:p text:style-name="P6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6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5"><text:span text:style-name="T11">– </text:span>Макс, подвинься!</text:p>
      <text:p text:style-name="P65">Пегаска оттеснила меня крупом и повернулась к двери задом.</text:p>
      <text:p text:style-name="P65"><text:span text:style-name="T11">– </text:span>Ю-хууу!</text:p>
      <text:p text:style-name="P65">БАБАХ!!!</text:p>
      <text:p text:style-name="P6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5"><text:span text:style-name="T11">– </text:span>Ты чего на меня так уставился? <text:span text:style-name="T11">– </text:span>подозрительно спросила пегаска.</text:p>
      <text:p text:style-name="P65"><text:span text:style-name="T11">– </text:span>Да так… Не ожидал, что ты такая…</text:p>
      <text:p text:style-name="P65"><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65">С лестницы донёсся топот копыт, в конце коридора появились пони-полицейские.</text:p>
      <text:p text:style-name="P6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5"><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5"><text:span text:style-name="T11">– </text:span>Ты! Не! По! Нял! Те! Бе! Не! Льзя! Тут! Ос! Та! ВАТЬСЯ!!! <text:span text:style-name="T11">– </text:span>мощный толчок изнутри катапультировал её с люка.</text:p>
      <text:p text:style-name="P6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5"><text:soft-page-break/><text:span text:style-name="T11">– </text:span>Ты чего делаешь??! Пипец, мы же упадём! Ты ж не удержишь!..</text:p>
      <text:p text:style-name="P6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5">Некоторое время было тихо. Потом хлопнули ставни и чей-то сонный голос недовольно пробормотал:</text:p>
      <text:p text:style-name="P65"><text:span text:style-name="T11">– </text:span>Кто мешает нам спать после тяжкого выступления?</text:p>
      <text:p text:style-name="P65">Я осторожно выглянул из куста.</text:p>
      <text:p text:style-name="P6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5">Птицы и цикады продолжили пение, прерванное нашим вторжением. </text:p>
      <text:p text:style-name="P6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5"><text:span text:style-name="T11">– </text:span>Так вот кто тревожит наш сон!</text:p>
      <text:p text:style-name="P65">Дверь дома приоткрылась. Стало видно, что за ней притаилась единорожка, уже спустившаяся с мансарды.</text:p>
      <text:p text:style-name="P65"><text:span text:style-name="T11">– </text:span>Так-так, посмотрим, что тут у нас. Ага. Гм. Это наверняка тот монстр-примат, о котором писали в газетах. Занятно.</text:p>
      <text:p text:style-name="P65">Я крутился в телекинетическом поле перед единорожкой как некий диковинный экспонат шоу уродцев.</text:p>
      <text:p text:style-name="P65"><text:span text:style-name="T11">– </text:span>А это у нас кто? Гмм. Пегаска. Вот так раз! Рэйнбоу Дэш! Какими судьбами?</text:p>
      <text:p text:style-name="P65"><text:span text:style-name="T11">– </text:span>ТРИКСИ! <text:span text:style-name="T11">– <text:s/></text:span>фейсхуфнула Дэш. <text:span text:style-name="T11">– </text:span>Во имя Селестии, ЧТО ты тут делаешь?!!</text:p>
      <text:p text:style-name="P65"><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65">Так как дипломатические таланты пегаски оставляли желать лучшего, я решил взять переговоры в свои руки.</text:p>
      <text:p text:style-name="P65"><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65"><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65"><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65"><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65">Пегаска задумалась. Она обернулась на меня и мрачно спросила:</text:p>
      <text:p text:style-name="P65"><text:span text:style-name="T11">– </text:span>Ей ведь нельзя рассказывать, да?</text:p>
      <text:p text:style-name="P65"><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6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5"><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65"><text:span text:style-name="T11">– </text:span>ОГО!</text:p>
      <text:p text:style-name="P65">Единорожка аж уселась на крыльцо от удивления.</text:p>
      <text:p text:style-name="P65"><text:span text:style-name="T11">– </text:span>Представлем себе, ЧТО вы скрываете, если ты готова на ТАКОЕ! Признаюсь, вам удалось нас заинтересовать!</text:p>
      <text:p text:style-name="P65">Единорожка в задумчивости стала ходить по веранде туда-сюда, разговаривая сама с собой.</text:p>
      <text:p text:style-name="P65"><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5">Единорожка встала на задние ноги и захлопала в копыта. После чего она метнулась в дом, потянув нас за собой.</text:p>
      <text:p text:style-name="P6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5">Единорожка улеглась на диване. Мы с Дэш шмякнулись на ковёр.</text:p>
      <text:p text:style-name="P65"><text:span text:style-name="T11">– </text:span>Мы приняли решение не выдавать вас полиции в обмен на то, что вы расскажете нам о вашей секретной миссии!</text:p>
      <text:p text:style-name="P65"><text:span text:style-name="T11">– </text:span>Не пойдёт! <text:span text:style-name="T11">– </text:span>заявил я. <text:span text:style-name="T11">– </text:span>Я уже сказал, что это тайна. Мне добавить нечего.</text:p>
      <text:p text:style-name="P65"><text:span text:style-name="T11">– </text:span>Да неужели? <text:span text:style-name="T11">– </text:span>захлопала ресницами Трикси. <text:span text:style-name="T11">– </text:span>Ты хорошо подумал?</text:p>
      <text:p text:style-name="P65">Окно <text:s/>комнаты распахнулось. В комнату ворвался вой сирены. Несколько полицейских фургонов промчались мимо.</text:p>
      <text:p text:style-name="P65">Вот чёрт!!!</text:p>
      <text:p text:style-name="P65"/>
      <text:p text:style-name="P65">…</text:p>
      <text:p text:style-name="P54"/>
      <text:p text:style-name="P65"><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65"><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5"><text:span text:style-name="T11">– </text:span>Стой! Что ты там сказала о Селестии?</text:p>
      <text:p text:style-name="P65">Трикси молча левитировала мне газеты с трюмо.</text:p>
      <text:p text:style-name="P65">…</text:p>
      <text:p text:style-name="P65">Фак! Фак-фак-фак!!!</text:p>
      <text:p text:style-name="P65">«<text:span text:style-name="T31">Исчезновение дневной главы диархии: Эквестрия в панике!</text:span>» (статья двухдневной давности).</text:p>
      <text:p text:style-name="P65">«<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65"><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65">«<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5">«<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5">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54"><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54">– <text:span text:style-name="T1">ОНИ ЧТО, ШУТОК НЕ ПОНИМАЮТ?!! </text:span>– <text:span text:style-name="T1">заорал я наконец. </text:span>– <text:span text:style-name="T1">Нашли пониеда, ёбнутые пони!!!</text:span></text:p>
      <text:p text:style-name="P65"><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8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5">Я зажал голову в ладонях и застонал, покачиваясь из стороны в сторону.</text:p>
      <text:p text:style-name="P65"><text:span text:style-name="T11">– </text:span>Макс? Ты в порядке?</text:p>
      <text:p text:style-name="P6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5">И вот теперь её нет. Зачем куда-то бежать, скрываться, рисковать, если смысл стараний потерян?</text:p>
      <text:p text:style-name="P73"/>
      <text:p text:style-name="P7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6">– Я доведу! Обещаю!..»</text:p>
      <text:p text:style-name="P65"/>
      <text:p text:style-name="P6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5">И у меня есть кое-какие результаты, чёрт побери!</text:p>
      <text:p text:style-name="P6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5">Дерьмо! Слишком много «если» и «может быть»!</text:p>
      <text:p text:style-name="P65"><text:soft-page-break/>Трижды дерьмо!!! Я забыл, что для проведения эксперимента, нам нужна помощь Селестии!</text:p>
      <text:p text:style-name="P65"/>
      <text:p text:style-name="P81"><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5"/>
      <text:p text:style-name="P6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5">Что ж, вполне привычное для меня состояние. Последний месяц был просто ярким фантастически-нереальным исключением из правила.</text:p>
      <text:p text:style-name="P43">МУ-ХА-ХА!</text:p>
      <text:p text:style-name="P43">Кажется, я знаю, как показать фак провидению! <text:span text:style-name="T11">Show must go on!</text:span></text:p>
      <text:p text:style-name="P65">Я улыбнулся и помахал пегаске рукой, показывая, что в норме. Дэш облегчённо выдохнула.</text:p>
      <text:p text:style-name="P54">– <text:span text:style-name="T1">Так что, мы свободны? </text:span>– <text:span text:style-name="T1">спросил я, поднимаясь с пола.</text:span></text:p>
      <text:p text:style-name="P54">– <text:span text:style-name="T1">О, да! Великая и могучая Трикси держит слово!</text:span></text:p>
      <text:p text:style-name="P65">Единорожка задумалась и продолжила:</text:p>
      <text:p text:style-name="P54"><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2"/>
      <text:h text:style-name="Heading_20_2" text:outline-level="2">14. <text:span text:style-name="T1">Деградация</text:span></text:h>
      <text:p text:style-name="P54">&lt;<text:span text:style-name="T72">David Bowie - Lets Dance/ Ashes To Ashes</text:span></text:p>
      <text:p text:style-name="P54"><text:span text:style-name="T72">Roxette – Queen of rain</text:span>&gt;</text:p>
      <text:p text:style-name="P65">– Ы! Ы! Ы! Ы! Ы!</text:p>
      <text:p text:style-name="P65">Дэш стучала лбом о сосну с такой силой, что на неё падали иголки и шишки.</text:p>
      <text:p text:style-name="P65">Я вышел из фургона и присел рядом.</text:p>
      <text:p text:style-name="P65">– Дэш! В конце-концов, мы можем спать днём, а идти ночью. Тогда я могу тащить фургон. Не стоит тебе так мучаться.</text:p>
      <text:p text:style-name="P65">Пегаска стояла, прижавшись лбом к стволу, и молчала. Я продолжил.</text:p>
      <text:p text:style-name="P65">– Или же мы можем нанять земнопони. Я не буду показываться из фургона, а ты строго запретишь ему совать нос внутрь.</text:p>
      <text:p text:style-name="P65">Дэш тяжело вздохнула и закатила глаза.</text:p>
      <text:p text:style-name="P6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5"><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5">Пегаска пробормотала что-то чуть слышно.</text:p>
      <text:p text:style-name="P65">– Что? – не расслышал я.</text:p>
      <text:p text:style-name="P6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5">Я пожал плечами и обнял пегаску.</text:p>
      <text:p text:style-name="P65">– Э, нет, погоди. – Дэш сбросила плащ Трикси, скрывающий её крылья. – Давай!</text:p>
      <text:p text:style-name="P65">Я обнял её повторно. В этот раз пегаска не стояла смирно, а, в свою очередь, обняла меня.</text:p>
      <text:p text:style-name="P6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5">– Эмм… Ты чего?</text:p>
      <text:p text:style-name="P65">Дэш раскрыла глаза. Я упёрся ладонью ей в грудь и осторожно отодвинул от себя. Пегаска разжала обьятия.</text:p>
      <text:p text:style-name="P65">– Йей! Обнимашки таки клёво снимают стресс! Тебе разве не нравится?</text:p>
      <text:p text:style-name="P65">– Нравится. Но ты слишком увлеклась: я чуть не оказался на земле.</text:p>
      <text:p text:style-name="P65">Дэш смутилась.</text:p>
      <text:p text:style-name="P65">– Упс! Забыла, что у тебя только одна пара ног для упора! Не сердись!</text:p>
      <text:p text:style-name="P65">Я покровительно похлопал пегаску по шее.</text:p>
      <text:p text:style-name="P6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5">Пегаска немедленно заорала:</text:p>
      <text:p text:style-name="P65">– Обнимашки-и-и!!! – и повалила меня на траву. Сила, таящаяся в её худеньком теле, обескураживала.</text:p>
      <text:p text:style-name="P65">– Дэш! Ну, не воспринимай же всё так буквально, ё-моё!</text:p>
      <text:p text:style-name="P65">– Гы! Что-то ты не слишком был готов к этому разу!</text:p>
      <text:p text:style-name="P6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5">Наконец она приземлилась, пропахав в дёрне борозды тормозного следа.</text:p>
      <text:p text:style-name="P65"><text:soft-page-break/>– Ффух! Ещё бы немного, и я бы рехнулась от тоски! Как только Эпплджек эти телеги таскает? Это же офигенно скучно!</text:p>
      <text:p text:style-name="P65">Пегаска накинула на себя плащ, скрыв крылья, и стала впрягаться в фургончик.</text:p>
      <text:p text:style-name="P65">– Макс, залазь в фургон. Там впереди какой-то посёлок. Купим еды и узнаем новости.</text:p>
      <text:p text:style-name="P65"/>
      <text:p text:style-name="P66">***</text:p>
      <text:p text:style-name="P65"/>
      <text:p text:style-name="P65">Три дня спустя…</text:p>
      <text:p text:style-name="P65"/>
      <text:p text:style-name="P65">«<text:span text:style-name="T31">Добро пожаловать в Груммингтон! Вам здесь рады!</text:span></text:p>
      <text:p text:style-name="P65"><text:span text:style-name="T31">Население города </text:span><text:span text:style-name="T73">302 пони</text:span><text:span text:style-name="T31">.</text:span></text:p>
      <text:p text:style-name="P65"><text:span text:style-name="T73">250 пони</text:span><text:span text:style-name="T31">.</text:span></text:p>
      <text:p text:style-name="P65"><text:span text:style-name="T73">125 поней</text:span><text:span text:style-name="T31">.</text:span></text:p>
      <text:p text:style-name="P65"><text:span text:style-name="T31">54 паня.</text:span>»</text:p>
      <text:p text:style-name="P65"/>
      <text:p text:style-name="P6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5">Я вернулся за столик у окна и продолжил писать письмо.</text:p>
      <text:p text:style-name="P65">«<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6">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6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1">Дружба </text:span><text:span text:style-name="T40">—</text:span><text:span text:style-name="T21"> </text:span><text:span text:style-name="T3">э</text:span><text:span text:style-name="T21">то, </text:span><text:span text:style-name="T75">так её </text:span><text:span text:style-name="T3">разэтак</text:span><text:span text:style-name="T75">,</text:span><text:span text:style-name="T21"> магия!</text:span><text:span text:style-name="T62">»</text:span></text:p>
      <text:p text:style-name="P65"/>
      <text:p text:style-name="P6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5">– Всё в порядке, Дэш?</text:p>
      <text:p text:style-name="P65">Пегаска смотрела на язычки огня, танцующие в окошке печной дверцы и молчала. Наконец она отозвалась.</text:p>
      <text:p text:style-name="P65">– Нет. Не всё в порядке.</text:p>
      <text:p text:style-name="P65">Дэш отвернулась от огня и взглянула на меня.</text:p>
      <text:p text:style-name="P6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5">Я сел рядом с пегаской, обнял её и легонько встряхнул.</text:p>
      <text:p text:style-name="P6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5">Дэш негромко всхлипнула и тут же закашлялась, пытаясь скрыть секундную слабость.</text:p>
      <text:p text:style-name="P6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5"><text:soft-page-break/>Пегаска фейсхуфнула.</text:p>
      <text:p text:style-name="P6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5">Я поставил кастрюлю с картошкой на печку.</text:p>
      <text:p text:style-name="P65">– Дэш. Когда ты в последний раз летала?</text:p>
      <text:p text:style-name="P65">– Вчера утром немного. А что?</text:p>
      <text:p text:style-name="P65">– Попробуй взлети сейчас. Просто поднимись к потолку.</text:p>
      <text:p text:style-name="P6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5">– …Да ладно!</text:p>
      <text:p text:style-name="P65">Пегаска сидела на полу и удивлённо рассматривала свои крылья. Потом для уверенности подёргала зубами за маховые перья.</text:p>
      <text:p text:style-name="P65">– Вроде не сплю — боль чувствуется. Тогда какого сена я падаю?!!</text:p>
      <text:p text:style-name="P65">– Дэш. – мягко сказал я. – Судя по площади крыльев, пегасы держатся в воздухе, в основном, за счёт магии.</text:p>
      <text:p text:style-name="P65">– И?</text:p>
      <text:p text:style-name="P6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5">– У-у-у-ы-ы-ы-а-а-а!</text:p>
      <text:p text:style-name="P65">Дэш горько, с подвыванием, разрыдалась.</text:p>
      <text:p text:style-name="P65">– Ы-ы-ы! Я не могу без неба-а-а! Мне нужно лета-а-ать! Я пега-а-ас!</text:p>
      <text:p text:style-name="P65">Крутая и тренированная пегаска сотрясалась от плача, как ребёнок. Её депрессия последних дней вырвалась наружу эмоциональным взрывом.</text:p>
      <text:p text:style-name="P65">– Почему всё так… хнык... паршиво? Что мы сделали не так? Хнык… Я даже не знаю, с кем надо подраться, чтобы всё исправить…</text:p>
      <text:p text:style-name="P65">Я сел рядом. Мне нечем было её утешить, я мог лишь молча обнять её, поглаживая по растрёпанной гриве. Пегаска, вхлипывая, прижалась ко мне.</text:p>
      <text:p text:style-name="P65">– Макс?</text:p>
      <text:p text:style-name="P65">– Да?</text:p>
      <text:p text:style-name="P6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5">– Дэш, мы дойдём до Понивилля, что бы ни случилось. Обещаю тебе.</text:p>
      <text:p text:style-name="P65">Пегаска утешилась и замерла, глядя в огонь.</text:p>
      <text:p text:style-name="P65">Я мыл тарелки после ужина, когда услышал бормотание Дэш за спиной.</text:p>
      <text:p text:style-name="P65">«И-и-и… о-о-о… эн… а-а-а… И она.. П-э-э-э… о-о-о… Как эта буква называется, забери меня дискорд? Ша? Ша! Эл! А! Мммм… И она пошла... Ы-ы-ы!!!»</text:p>
      <text:p text:style-name="P65">Громкий «бабах» дал понять, что Дэш захлопнула книгу. После короткой паузы взьерошенная пегаска <text:s/>выглянула из-за спины.</text:p>
      <text:p text:style-name="P65">– Макс? Расскажи какую-нибудь сказку на ночь? Что-то спать не хочется.</text:p>
      <text:p text:style-name="P65"><text:soft-page-break/>Пегаска залезла на диван и похлопала рядом с собой.</text:p>
      <text:p text:style-name="P65">Я поставил тарелку в шкафчик и вытер руки о передник.</text:p>
      <text:p text:style-name="P65">– Дэш, это плохая идея. Давай, я лучше тебе почитаю.</text:p>
      <text:p text:style-name="P65">– Хочу сказку! – пегаска насупилась и отгородилась от меня подушкой. – Ты плохой!</text:p>
      <text:p text:style-name="P65">– Дэш! Я не помню ни черта!</text:p>
      <text:p text:style-name="P65">– Сказку!!! – подушка полетела в меня.</text:p>
      <text:p text:style-name="P6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65">Дэш повернулась ко мне спиной и стала подозрительно шмыгать носом.</text:p>
      <text:p text:style-name="P65">Я подошёл к дивану и сел рядом, развернув её к себе.</text:p>
      <text:p text:style-name="P65">– Ну ладно. Сама напросилась!</text:p>
      <text:p text:style-name="P65">Я задумался.</text:p>
      <text:p text:style-name="P65">…</text:p>
      <text:p text:style-name="P65">– Вот тебе сказка с моралью. Слушай.</text:p>
      <text:p text:style-name="P65">Я устроился на диване, положив под ноги подушку, на которой тут же примостилась и пегаска.</text:p>
      <text:p text:style-name="P65">– Однажды в кувшин с молоком попали две жабы…</text:p>
      <text:p text:style-name="P65">– Бггг! Уже смешно! – заржала Дэш. – <text:s/>Как могли жабы попасть в кувшин? Он же высокий? Жабы прыгают низко. Может, это было блюдце?</text:p>
      <text:p text:style-name="P65">– Нет! – упёрся я. – Кувшин! Иначе морали не получится! Жабы… эээ… свалились в него с кантерлотской скалы.</text:p>
      <text:p text:style-name="P65">– Ух ты! Круто! А что они там делали?</text:p>
      <text:p text:style-name="P65">– Дэш! Как я могу рассказывать, если ты постоянно меня перебиваешь?</text:p>
      <text:p text:style-name="P65">– Ну пожалуйста! Больше не буду, только объясни, как жабы оказались в Кантерлоте?</text:p>
      <text:p text:style-name="P6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5">– Вау! Прикольно!</text:p>
      <text:p text:style-name="P6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5">– А потом?</text:p>
      <text:p text:style-name="P6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5">Пегаска затряслась от смеха. Потом, прервавшись, строго спросила с меня:</text:p>
      <text:p text:style-name="P65">– А какая тут мораль? Ты говорил, в этой сказке будет мораль!</text:p>
      <text:p text:style-name="P65">– Мораль? Э-э-э... Мораль тут такая. – <text:s/>мрачно заявил я. – Не умеешь летать — не суйся к принцессе!</text:p>
      <text:p text:style-name="P65"><text:soft-page-break/>– Хорошая… ммм… сказка… – пробормотала пегаска сонно. Зевнув во весь рот она потянулась и, прижавшись к моей ноге, заснула.</text:p>
      <text:p text:style-name="P6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5">Я пожал плечами, устроился поудобнее и укрылся одеялом.</text:p>
      <text:p text:style-name="P65">…</text:p>
      <text:p text:style-name="P6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5">Скррржжжж… Скррржжж… Скррржжж…</text:p>
      <text:p text:style-name="P65">Снаружи раздался скрежет. В глубокой ночи, посреди абсолютной тишины этот тихий <text:s/>звук таил необъяснимую угрозу.</text:p>
      <text:p text:style-name="P65">Скррржжжж… Скррржжж…</text:p>
      <text:p text:style-name="P6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5">На земле прямо перед фургоном сидела кобылка-жеребёнок и, зажав в зубах гвоздь, выцарапывала что-то на жестяной крышке коробки из-под конфет.</text:p>
      <text:p text:style-name="P65">– Что ты тут делаешь так поздно? Где твои родители? – вздохнув с облегчением, спросил я.</text:p>
      <text:p text:style-name="P65">Выйдя из фургона, я подошёл к жеребёнку и посветил на жестянку.</text:p>
      <text:p text:style-name="P65">– Чем ты тут занимаешься?</text:p>
      <text:p text:style-name="P65">Жеребёнка молча смотрела на меня, зажав гвоздь в зубах. На жестянке были коряво выцарапаны буквы.</text:p>
      <text:p text:style-name="P65">«<text:span text:style-name="T73">37 пни</text:span></text:p>
      <text:p text:style-name="P83">24пн</text:p>
      <text:p text:style-name="P83">15</text:p>
      <text:p text:style-name="P65"><text:span text:style-name="T31">1</text:span>»</text:p>
      <text:p text:style-name="P65">– Что это за цифры? – спросил я.</text:p>
      <text:p text:style-name="P6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5">«<text:span text:style-name="T31">Добро пожаловать в Груммингтон! Вам здесь рады!</text:span></text:p>
      <text:p text:style-name="P65"><text:span text:style-name="T31">Население города </text:span><text:span text:style-name="T73">302 пони</text:span><text:span text:style-name="T31">.</text:span></text:p>
      <text:p text:style-name="P65"><text:span text:style-name="T73">250 пони</text:span><text:span text:style-name="T31">.</text:span></text:p>
      <text:p text:style-name="P65"><text:span text:style-name="T73">125 поней</text:span><text:span text:style-name="T31">.</text:span></text:p>
      <text:p text:style-name="P65"><text:span text:style-name="T31">54 паня.</text:span>»</text:p>
      <text:p text:style-name="P6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5">– Ты хочешь сказать, этой ночью из населения осталась ты одна? – хрипло спросил я.</text:p>
      <text:p text:style-name="P65">Кобылка кивнула и снова показала на жестянку и вверх.</text:p>
      <text:p text:style-name="P65">– Макс! Оглянись! – тревожно воскликнула Дэш у меня за спиной.</text:p>
      <text:p text:style-name="P65"><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5">– Дэш! Быстро!</text:p>
      <text:p text:style-name="P6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5">УУУУУУРРРРРРГГГГХХХХХХХ!!!<text:span text:style-name="T11">&lt;</text:span><text:span text:style-name="T61">Metallica-Enter Sandman</text:span><text:span text:style-name="T11">&gt;</text:span></text:p>
      <text:p text:style-name="P6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5">– Макс, запрыгивай!</text:p>
      <text:p text:style-name="P6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70"/>
      <text:p text:style-name="P70">0</text:p>
      <text:p text:style-name="P65"/>
      <text:p text:style-name="P6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5"/>
      <text:h text:style-name="Heading_20_2" text:outline-level="2">15. Филлидельфия</text:h>
      <text:p text:style-name="P54">&lt;<text:span text:style-name="T60">Kiss – I Was Made For Lovin’ You</text:span>&gt;</text:p>
      <text:p text:style-name="P65">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5">Я поднял кусок газеты, прибитый ветром к ограждению и быстро пробежался по заголовкам.</text:p>
      <text:p text:style-name="P65">«<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65">На ближайшем же столбе висело объявление, в котором за мою голову уже предлагалось двадцать пять тысяч.</text:p>
      <text:p text:style-name="P6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5">Пегаска взмахнула крыльями для эффекта. Неожиданно для неё и меня, взмах крыльев подбросил её вверх на хороший метр.</text:p>
      <text:p text:style-name="P65">– Какого се… – пегаска приземлилась на круп, изумлённо глядя на свои крылья. – ...на!</text:p>
      <text:p text:style-name="P65">Подумав немного, Дэш выбралась из упряжи и что есть мочи замахала крыльями.</text:p>
      <text:p text:style-name="P6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5">Я перевязывал пегаске голову, когда мне в голову пришла идея. Я указал на валяющийся рядом с нами самокат.</text:p>
      <text:p text:style-name="P65">– Дэш, ты ведь сможешь буксировать его на лету?</text:p>
      <text:p text:style-name="P65">– Этот? Конечно могу! Плёвое дело!</text:p>
      <text:p text:style-name="P65">– А со мной?</text:p>
      <text:p text:style-name="P65">– Хмм. Понимаю, к чему ты клонишь.</text:p>
      <text:p text:style-name="P65">Пегаска критически оглядела меня.</text:p>
      <text:p text:style-name="P6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5">…</text:p>
      <text:p text:style-name="P65">Когда дорожное покрытие слилось в сплошную серую полосу, а руль самоката начал у меня в руках вибрировать от скорости, я заорал:</text:p>
      <text:p text:style-name="P65">– Дэ-э-э-ш!!! Сто-о-ой!!! Хватит! Испытание пройдено! Не увлекайся!!!</text:p>
      <text:p text:style-name="P65">Пегаска приземлилась и, выплюнув поводья изо рта, встала в гордую позу.</text:p>
      <text:p text:style-name="P65">– Я ещё и не начинала, между прочим! Так, только чуть-чуть размялась!</text:p>
      <text:p text:style-name="P65">Я положил самокат и на трясущихся ногах приближался к ней. Сердце ходило ходуном где-то в районе пяток.</text:p>
      <text:p text:style-name="P65">– Дэш, ты это нарочно? Про «клячу» и всё такое?</text:p>
      <text:p text:style-name="P65">– А что такое? – невинно спросила пегаска, полуобернувшись ко мне задом.</text:p>
      <text:p text:style-name="P65"><text:soft-page-break/>– А ничего. – нарочито спокойно сказал я, демонстративно закатывая рукава.</text:p>
      <text:p text:style-name="P6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5">– <text:s/>А того, что я тебя сейчас!..</text:p>
      <text:p text:style-name="P65">ХЛОП!</text:p>
      <text:p text:style-name="P6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5">– Бггг! – <text:s/>заржала пегаска. – Макс, не будь нытиком! Прикольная же шутка!</text:p>
      <text:p text:style-name="P6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5"><text:s/>Я потрепал пегаску между ушей.</text:p>
      <text:p text:style-name="P65">– Насчёт шуток я уже заметил. Не парься, я не сержусь. Вдобавок, не такой уж я и хрупкий, просто люблю перестраховаться.</text:p>
      <text:p text:style-name="P65">– Да? Это клёво. – успокоилась Дэш. – А можно попросить тебя об одной вещи?</text:p>
      <text:p text:style-name="P65">– Да?</text:p>
      <text:p text:style-name="P65">– Помнишь, я разревелась в Груммингтоне?</text:p>
      <text:p text:style-name="P65">– Ну да, было дело.</text:p>
      <text:p text:style-name="P65">– Забудь про это!</text:p>
      <text:p text:style-name="P65">– Почему? – озадачился я. – Ты тогда была такой милой тогда.</text:p>
      <text:p text:style-name="P65">Дэш насупилась и принялась ковырять копытом асфальт.</text:p>
      <text:p text:style-name="P6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5">Я пожал плечами.</text:p>
      <text:p text:style-name="P6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5">– Но ты не плачешь.</text:p>
      <text:p text:style-name="P65">Я задумался.</text:p>
      <text:p text:style-name="P6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5">– Ни фига себе! Куда ж может быть хуже? – воскликнула Дэш. – У вас что, все поголовно встают в восемь утра и едят сено на завтрак, обед и ужин?</text:p>
      <text:p text:style-name="P65">Я засмеялся.</text:p>
      <text:p text:style-name="P65">– Кто-то встаёт и раньше. Но не в этом проблема. У нас... Как бы это сказать... очень холодно.</text:p>
      <text:p text:style-name="P65"><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5">– Нет, я не то имел ввиду. Холодно не в физическом смысле. В душевном.</text:p>
      <text:p text:style-name="P65">Пегаска всмотрелась мне в лицо, как будто впервые видя его.</text:p>
      <text:p text:style-name="P65">– Ты имеешь ввиду, что тебе утром некому сказать: «Привет, хорошего дня»?</text:p>
      <text:p text:style-name="P65">– Да, примерно это я имел ввиду.</text:p>
      <text:p text:style-name="P65">– Сочувствую. Без друзей не прикольно. Всем нужны друзья. Даже Дискорду, дискорд его забери!</text:p>
      <text:p text:style-name="P65">Пегаска вдруг стала на задние ноги, положив передние мне на плечи.</text:p>
      <text:p text:style-name="P65">– Макс! В Эквестрии у тебя всегда будут друзья, что бы ни случилось!</text:p>
      <text:p text:style-name="P65">Я растроганно обнял пегаску и погладил её по шее.</text:p>
      <text:p text:style-name="P65">– Спасибо, Дэш. Это просто здорово!</text:p>
      <text:p text:style-name="P65">…</text:p>
      <text:p text:style-name="P65">Оставляя на прилавке очередной пустующей филлидельфийской лавки монетку, я озабоченно заметил:</text:p>
      <text:p text:style-name="P6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5">– Ты чего? – не поняла шутки пегаска. – А как же твоё участие в эксперименте?</text:p>
      <text:p text:style-name="P65">– Ты меня всё равно как-нибудь вытащишь. – отмахнулся я. – Лучше помоги искать палатку.</text:p>
      <text:p text:style-name="P6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5">Я пропустил замечание пегаски мимо ушей и продолжил паковать рюкзак.</text:p>
      <text:p text:style-name="P6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5">– Надеюсь, с ним ничего не случится. – озабоченно сказал я. – Иначе придётся объясняться с Трикси.</text:p>
      <text:p text:style-name="P65">– Ерунда! В крайнем случае, купишь ей новый. – отмахнулась пегаска. – Ты не представляешь, как я рада, что избавилась от него!</text:p>
      <text:p text:style-name="P65">Пегаска взлетела и осторожно потянула упряжь. Потом приземлилась и недовольно глянула на меня.</text:p>
      <text:p text:style-name="P65">– Скидывай! – скомандовала пегаска, указав на рюкзак.</text:p>
      <text:p text:style-name="P65">– В чём дело?</text:p>
      <text:p text:style-name="P65">Пегаска молча потянула зубами за шлейку рюкзака, сдёргивая его с меня.</text:p>
      <text:p text:style-name="P65">– Дэш, ты чего?</text:p>
      <text:p text:style-name="P65">Пегаска раскрыла рюкзак и стала копаться в нём.</text:p>
      <text:p text:style-name="P65">– Я могу нести тебя, когда ты весишь семьдесят килограмм. – больший из двух котелков отправился в провал.</text:p>
      <text:p text:style-name="P65">– Я могу тянуть тебя, когда ты весишь восемьдесят килограмм. – две трети наших запасов картошки и ухнули следом.</text:p>
      <text:p text:style-name="P65">– Я могу тащить тебя, даже когда ты весишь девяносто! – насос и запасное колесо к самокату улетели туда же.</text:p>
      <text:p text:style-name="P65">– Но мы не договаривались, что ты будешь весить под сто десять только потому, что дорвался до бесплатных магазинов! Лягать, это уже слишком!</text:p>
      <text:p text:style-name="P65"><text:soft-page-break/>–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65">…</text:p>
      <text:p text:style-name="P6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5">– Я уже вижу Кантерлот. Ещё день пути — и сворачиваем к Понивиллю.</text:p>
      <text:p text:style-name="P65">– А ты выдержишь?</text:p>
      <text:p text:style-name="P65">Пегаска фыркнула.</text:p>
      <text:p text:style-name="P65">– Я-то выдержу. Самокат — нет.</text:p>
      <text:p text:style-name="P6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5">– Я уже думала над этим. Там часто встречаются пони. Тебя узнают.</text:p>
      <text:p text:style-name="P6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5">– «Трасса 52» – прочла Дэш на табличке. – Что-то я не помню тут никаких трасс. Наверное, недавно построили.</text:p>
      <text:p text:style-name="P6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5">– Дэ-э-эш! Тормози-и-и!!!</text:p>
      <text:p text:style-name="P65">– Чего-о-о?! Не слышу!!!</text:p>
      <text:p text:style-name="P65">КРАК!!!</text:p>
      <text:p text:style-name="P6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5"/>
      <text:p text:style-name="P65">…</text:p>
      <text:p text:style-name="P65"/>
      <text:p text:style-name="P76"><text:soft-page-break/>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76"><text:s/>В какой-то момент пришло осознание.</text:p>
      <text:p text:style-name="P7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6">– Док, позавчерашний приходит в сознание!</text:p>
      <text:p text:style-name="P76">– Следи за давлением.</text:p>
      <text:p text:style-name="P76">В поле зрения появляется предмет. Сквозь ресницы видны только его расплывчатые очертания. Предмет движется, проводя какие-то манипуляции.</text:p>
      <text:p text:style-name="P76">Я открываю глаза и вижу фигуру в голубом.</text:p>
      <text:p text:style-name="P7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6">– Больной, как вы себя чувствуете? Вы можете назвать своё имя?</text:p>
      <text:p text:style-name="P76">Я закрываю глаза и пытаюсь вспомнить.</text:p>
      <text:p text:style-name="P7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6">Я вспомнил почти всё. Моё имя? Осталось вспомнить имя. Меня зовут...</text:p>
      <text:p text:style-name="P76">– Ма-а-акс! Ма-а-акс! Ма-а-акс!</text:p>
      <text:p text:style-name="P7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6">Я открываю глаза и вижу фигуру в голубом.</text:p>
      <text:p text:style-name="P76"/>
      <text:p text:style-name="P65">…</text:p>
      <text:p text:style-name="P65"/>
      <text:p text:style-name="P65">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5">– Ма-а-акс! Ма-а-акс! Встава-а-ай!</text:p>
      <text:p text:style-name="P65">– И как я, интересно, могу встать, если ты стоишь прямо надо мной? – с трудом отвечаю я.</text:p>
      <text:p text:style-name="P65"><text:soft-page-break/>– Хорош умничать! – буркнула пегаска сквозь слёзы. – Макс?!!</text:p>
      <text:p text:style-name="P65">Я был полузадушен силой объятий пегаски.</text:p>
      <text:p text:style-name="P65">– Что-то я слишком часто реву с тех пор, как мы познакомились. – пробормотала Дэш, прижавшись ко мне. – Это не круто.</text:p>
      <text:p text:style-name="P65">– Ещё как круто! – утешил пегаску я. – Ты мне всю рубашку промочила. Прямо как водомётная машина.</text:p>
      <text:p text:style-name="P65">–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6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5">Дэш почесала в затылке.</text:p>
      <text:p text:style-name="P6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5">Вроде, не издевается.</text:p>
      <text:p text:style-name="P65">– Дэш!</text:p>
      <text:p text:style-name="P65">– Ась?</text:p>
      <text:p text:style-name="P65">Пегаска с невинным видом уставилась на меня, практически упёршись своим носом в мой.</text:p>
      <text:p text:style-name="P65">– Я бегаю ещё хуже, чем ты таскаешь фургоны. То есть, чуть лучше, чем никак.</text:p>
      <text:p text:style-name="P65">Пегаска критически осмотрела меня и помотала головой.</text:p>
      <text:p text:style-name="P65">– Фиговые у тебя шутки. Не смешные.</text:p>
      <text:p text:style-name="P65">– Дэш, я не шучу.</text:p>
      <text:p text:style-name="P65">– Не верю. – пегаска провела крылом по моей ноге от пояса до пятки. – У тебя очень длинные ноги. Почти как у аликорнов. Ты не можешь плохо бегать.</text:p>
      <text:p text:style-name="P6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5"><text:span text:style-name="T11">–</text:span> А какой у тебя там был образ жизни?</text:p>
      <text:p text:style-name="P65"><text:span text:style-name="T11">–</text:span> Сидячий. Каждый день по восемь-десять часов в день на стуле, перед компьютером. Иногда и по двенадцать.</text:p>
      <text:p text:style-name="P65">У Дэш отвалилась челюсть.</text:p>
      <text:p text:style-name="P65"><text:span text:style-name="T11">–</text:span> Дискордовы яйца! Ты сидел в тюрьме? За что тебя посадили?</text:p>
      <text:p text:style-name="P65"><text:span text:style-name="T11">–</text:span> Я не сидел в тюрьме! У меня работа сидячая. Была. Программисты так работают, понимаешь? Сидя. У нас это в порядке вещей.</text:p>
      <text:p text:style-name="P65">Пегаска неверяще смотрела на меня. Потом её удивление сменилось сочувствием. Она схватилась за голову.</text:p>
      <text:p text:style-name="P65"><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2">пишешь</text:span><text:span text:style-name="T53"> программу, запускаешь её, а потом она делает что-то для тебя.</text:span></text:p>
      <text:p text:style-name="P48"><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8"><text:span text:style-name="T1">–</text:span> Вряд ли меня так можно называть. Очень далёкие параллели. <text:span text:style-name="T1">И у</text:span> нас совсем нет магии.</text:p>
      <text:p text:style-name="P65"><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7">– Не парься. Просто исходи из того, что до Понивилля мы доберёмся шагом. И ещё вот что…</text:p>
      <text:p text:style-name="P67">– Да?</text:p>
      <text:p text:style-name="P67">– Слезь с меня наконец!</text:p>
      <text:p text:style-name="P67"/>
      <text:p text:style-name="P66">***</text:p>
      <text:p text:style-name="P65"/>
      <text:p text:style-name="P65">Два дня спустя…</text:p>
      <text:p text:style-name="P65"/>
      <text:p text:style-name="P65">Мы стояли на берегу Седлового озера. Дэш озадаченно осматривалась.</text:p>
      <text:p text:style-name="P6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7">–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67">Пегаска <text:span text:style-name="T11">сконфужено</text:span> заметила:</text:p>
      <text:p text:style-name="P67">– Я в этих краях впервые. И обычно я путешествую по воздуху или поездом.</text:p>
      <text:p text:style-name="P6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67">– Ну что, отправляемся? – Дэш свеслилась с носа, глядя в зеленоватую воду. – Как лодку назовёшь, кэп?</text:p>
      <text:p text:style-name="P67">– «Две банки». – буркнул я.</text:p>
      <text:p text:style-name="P55"/>
      <text:p text:style-name="P55">…</text:p>
      <text:p text:style-name="P55">&lt;<text:bookmark text:name="eow-title"/><text:span text:style-name="T64">Haddaway - What is love </text:span>&gt;</text:p>
      <text:p text:style-name="P6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7"><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7">– Макс. – прервала ход моих мыслей пегаска. – Наш путь заканчивается. В Понивилле мы расстанемся. Ты ничего не хочешь сказать?</text:p>
      <text:p text:style-name="P67">– Что именно? – вопрос застал меня врасплох. Я прекратил грести и обернулся.</text:p>
      <text:p text:style-name="P67">– Ну… – пегаска смутилась. – Что у тебя на душе? Какие чувства? Ты правда совсем-совсем ничего не хочешь мне сказать?</text:p>
      <text:p text:style-name="P67">– Да вроде нет. Ни о чём не думал вообще.</text:p>
      <text:p text:style-name="P6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7">– Значит, тебе нечего мне сказать? Тогда я скажу! Ты врёшь, что ни о чём не думал! Ты опять думал о ней!</text:p>
      <text:p text:style-name="P67">– О ком?</text:p>
      <text:p text:style-name="P6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7">Та-а-ак! Вот в чём дело, лягать меня в пузо! Пегаска ревнует! Какого хера? <text:span text:style-name="T74">Я не давал ей повода!</text:span></text:p>
      <text:p text:style-name="P67">– Это не твоё дело! – рявкнул я.</text:p>
      <text:p text:style-name="P67">– Ах, не моё?! Не моё после побега из центра Псинтела?! Не моё после обнимашек в фургоне?! Не моё после трассы 52?!! Ты… Ты…</text:p>
      <text:p text:style-name="P6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7">–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11">— н</text:span>е такой! Ты не любишь пони!!!</text:p>
      <text:p text:style-name="P67">С каждой фразой пегаска всё сильнее топала ногой. Последнюю фразу она завершила сокрушительным фумикоми.</text:p>
      <text:p text:style-name="P67">КРАК!</text:p>
      <text:p text:style-name="P67">– Ой! – пегаска поспешно отдёрнула ногу. Но было поздно.</text:p>
      <text:p text:style-name="P6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7"><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7">– Оставь меня в покое! Мне не нужна твоя помощь!!!</text:p>
      <text:p text:style-name="P6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7">Приволочив меня на берег, Дэш разжала зубы. Я успел перевернуться на спину, когда она со стоном повалилась на меня, раскинув крылья.</text:p>
      <text:p text:style-name="P67"><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7"><text:span text:style-name="T11">– </text:span>Выф-выф-вуф! <text:span text:style-name="T11">– </text:span>возразил я.</text:p>
      <text:p text:style-name="P67">Отпихнув от лица живот пегаски и выплюнув шерсть, я продолжил.</text:p>
      <text:p text:style-name="P67"><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7"><text:span text:style-name="T11">– </text:span>Бе-бе-бе! <text:span text:style-name="T11">– </text:span>устало передразнила меня Дэш. <text:span text:style-name="T11">–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7">Я молчал, осмысливая услышанное. Злость ушла. Пришла печаль.</text:p>
      <text:p text:style-name="P67"><text:span text:style-name="T11">– </text:span>Дэш, я знаю. Просто не могу о ней забыть.</text:p>
      <text:p text:style-name="P67">Пегаска тяжело поднялась.</text:p>
      <text:p text:style-name="P67"><text:span text:style-name="T11">– </text:span>Везёт же некоторым. <text:span text:style-name="T11">– </text:span>пробормотала она, раскрывая крылья для просушки.</text:p>
      <text:p text:style-name="P67">…</text:p>
      <text:p text:style-name="P67"><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67">Я сидел на песке, прижимаясь спиной к спине пегаски. Её распахнутые крылья защищали меня от ветра.</text:p>
      <text:p text:style-name="P67"><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5">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9">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5"><text:soft-page-break/>– <text:span text:style-name="T1">Дэш… Ты же понимаешь, что я не люблю тебя?</text:span></text:p>
      <text:p text:style-name="P55">–<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1">– </text:span>Хорошо, пусть это будет моей фантазией. А ты правда принимаешь меня?</text:p>
      <text:p text:style-name="P5"><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22">&lt;<text:span text:style-name="T60">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67"/>
      <text:h text:style-name="Heading_20_2" text:outline-level="2">16. <text:span text:style-name="T1">Понивилль. Фейс-контроль </text:span></text:h>
      <text:p text:style-name="P55">&lt;<text:span text:style-name="T60">Mothley Crue – Cickstart my heart</text:span>&gt;</text:p>
      <text:p text:style-name="P67">«<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7"/>
      <text:p text:style-name="P67">Я отложил стопку газет, принесенных пегаской.</text:p>
      <text:p text:style-name="P67"><text:span text:style-name="T11">–</text:span> Про меня таки забыли. Отлично.</text:p>
      <text:p text:style-name="P67"><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67"><text:span text:style-name="T11">–</text:span> Ого! Луна никак не уймется. Ладно, это её проблемы.</text:p>
      <text:p text:style-name="P67">К счастью, библиотека Понивилля располагалась на окраине. Пробраться туда под покровом сумерек было раз плюнуть.</text:p>
      <text:p text:style-name="P67"><text:span text:style-name="T11">– </text:span>Твайлайт, привет! Мы вернулись! <text:span text:style-name="T11">–</text:span> я захлопнул за собой дверь.</text:p>
      <text:p text:style-name="P6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7">Ни слова ни говоря, Твайлайт отперла дверь в подвал и потащила меня за собой.</text:p>
      <text:p text:style-name="P67"><text:span text:style-name="T11">– К</text:span>АКОГО ХУЯ?!! Твайлайт, ёб твою понимать, ты чё творишь? <text:span text:style-name="T11">– </text:span>я вцепился в ручку двери.</text:p>
      <text:p text:style-name="P67"><text:span text:style-name="T11">– </text:span>Твайли, ты чего? <text:span text:style-name="T11">– </text:span>брыкалась Дэш. <text:span text:style-name="T11">– </text:span>Немедленно опусти меня на пол!</text:p>
      <text:p text:style-name="P67"><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7"><text:soft-page-break/>ХРУСТЬ!</text:p>
      <text:p text:style-name="P67">Дверная ручка оторвалась с мясом и я продолжил низвержение в подвал.</text:p>
      <text:p text:style-name="P67"><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7"><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67">Я молча дёргался, пытаясь сломать браслеты.</text:p>
      <text:p text:style-name="P67"><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7">Единорожка отвернулась к стеклянному шкафу и стала рыться в нём.</text:p>
      <text:p text:style-name="P67"><text:span text:style-name="T11">– </text:span>Где-то он тут был, я же клала его сюда на прошлой неделе, после эксперимента с тыквой!</text:p>
      <text:p text:style-name="P6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7"><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67">Я снова распластался на столе, скованный браслетами. Твайлайт с безумными глазами склонилась надо мной. Рядом с ней парил скальпель.</text:p>
      <text:p text:style-name="P67"><text:span text:style-name="T11">– </text:span>Твайлайт, не смей! <text:span text:style-name="T11">– </text:span>хриплым от ужаса голосом прошептал я.</text:p>
      <text:p text:style-name="P67"><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7">Скальпель с огромной скоростью метнулся ко мне.</text:p>
      <text:p text:style-name="P67"><text:span text:style-name="T11">– </text:span>А-А-А-А-А-А!</text:p>
      <text:p text:style-name="P67">Вжик-вжие-вжик!</text:p>
      <text:p text:style-name="P67">Лоскутья одежды полетели на пол. Я лежал на столе как новорождённый и орал соответственно.</text:p>
      <text:p text:style-name="P67"><text:span text:style-name="T11">– О</text:span>у! <text:span text:style-name="T74">Что-то новенькое! </text:span>Это надо задокументировать.</text:p>
      <text:p text:style-name="P67">Невесть откуда взявшийся фотоаппарат сделал несколько снимков моего естества в разных ракурсах.</text:p>
      <text:p text:style-name="P67"><text:span text:style-name="T11">– </text:span>Хрен-то тебе зачем? <text:span text:style-name="T11">– </text:span>с бессильной злостью спросил я. <text:span text:style-name="T11">– </text:span><text:span text:style-name="T74">Т</text:span>ы собираешься устроить филиал порнхаба для пони-извращенцев?</text:p>
      <text:p text:style-name="P67"><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7"><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7"><text:soft-page-break/><text:span text:style-name="T11">– </text:span>А если попроще?</text:p>
      <text:p text:style-name="P67"><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67">Твайлайт вытащила воронку из аппарата и приставила её к моей груди. За воронкой к ящику тянулся толстый гофрированный шланг.</text:p>
      <text:p text:style-name="P67"><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67"><text:span text:style-name="T11">– М</text:span>агнетрон вводит в резонанс только частицы магического субстрата. Тебе не о чём волноваться.</text:p>
      <text:p text:style-name="P6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7"><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7"/>
      <text:p text:style-name="P56">***</text:p>
      <text:p text:style-name="P56"/>
      <text:p text:style-name="P67"><text:span text:style-name="T11">– </text:span>А-А-А-А-А-А!!! Бля!</text:p>
      <text:p text:style-name="P67">Мой полёт сквозь усыпанную звёздами сине-зелёную мглу закончился столкновением с чем-то мягким.</text:p>
      <text:p text:style-name="P67"><text:span text:style-name="T11">– </text:span>Сестра???</text:p>
      <text:p text:style-name="P6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7"><text:span text:style-name="T11">– </text:span>А-А-А-А-А-А!!!</text:p>
      <text:p text:style-name="P67"/>
      <text:p text:style-name="P69">***</text:p>
      <text:p text:style-name="P69"/>
      <text:p text:style-name="P67">Две кляксы надо мной сформировались в Рэйнбоу Дэш и Твайлайт Спаркл. Пони озадаченно наблюдали за мной и тихо шушукались.</text:p>
      <text:p text:style-name="P67"><text:span text:style-name="T11">– </text:span>Никогда, слышишь, никогда больше не смей подымать меня...</text:p>
      <text:p text:style-name="P67"><text:span text:style-name="T11">– </text:span>Откуда я знала, что резонансное заклинание так среагирует на...</text:p>
      <text:p text:style-name="P67"><text:span text:style-name="T11">– М</text:span>акс? <text:span text:style-name="T11">– </text:span>пегаска заметила, что я открыл глаза. <text:span text:style-name="T11">– </text:span>Ты в порядке?</text:p>
      <text:p text:style-name="P67">Я издал нечто среднее между брачным рёвом лося и стоном умирающего слона.</text:p>
      <text:p text:style-name="P67"><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7"><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67"/>
      <text:p text:style-name="P67">…</text:p>
      <text:p text:style-name="P67"/>
      <text:p text:style-name="P6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7"><text:span text:style-name="T11">– </text:span>Итак, мы:</text:p>
      <text:p text:style-name="P67">а) Имеем резонаторные рубины для ускорителя.</text:p>
      <text:p text:style-name="P67">б) После исчезновения принцессы Селестиии, не имеем <text:s/>возможности контролировать усиленное ускорителем <text:s/>заклинание Индрэ.</text:p>
      <text:p text:style-name="P67">Это значит, что:</text:p>
      <text:p text:style-name="P67">а) Нам придётся пользоваться обычной версией заклинания. Вероятность успеха в этом случае я оцениваю как <text:s/>один к пяти.</text:p>
      <text:p text:style-name="P67">б) Или идти на большой риск и вызвать неконтролируемое усиленное заклинание.</text:p>
      <text:p text:style-name="P67">Во втором случае вероятность возникновения крупной энергомагической вспышки я оцениваю как один к трём.</text:p>
      <text:p text:style-name="P67"><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67"><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67"><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67">– Дорогая, каждый пони должен быть готов на всё во имя Эквестрии! Если, конечно, это не грязь под туалетным ковриком. – заявила Рэрити.</text:p>
      <text:p text:style-name="P67"><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67"><text:span text:style-name="T11">– </text:span>Тебе-то на Понивилль точно махать! <text:span text:style-name="T11">– </text:span>огрызнулась фермерша. <text:span text:style-name="T11">– Т</text:span>вой дом, поди, не зацепит.</text:p>
      <text:p text:style-name="P67"><text:span text:style-name="T11">– </text:span>Что ты сказала? А ну, повтори? <text:span text:style-name="T11">– </text:span>взвилась пегаска.</text:p>
      <text:p text:style-name="P67"><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67"><text:span text:style-name="T11">– </text:span>Ась?</text:p>
      <text:p text:style-name="P67"><text:span text:style-name="T11">– </text:span>Что?</text:p>
      <text:p text:style-name="P67"><text:span text:style-name="T11">– </text:span>Какой? <text:span text:style-name="T11">– </text:span>разом <text:span text:style-name="T11">о</text:span>бернулась ко мне компания.</text:p>
      <text:p text:style-name="P67"><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67"><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7"><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67"><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7"><text:span text:style-name="T11">– </text:span>Рэр, иногда лучше жевать, чем говорить. Вот честно!</text:p>
      <text:p text:style-name="P67"><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7"><text:span text:style-name="T11">– </text:span>Они лежали в нагрудном кармане рубашки.</text:p>
      <text:p text:style-name="P67">Твайлайт отвлеклась от доски.</text:p>
      <text:p text:style-name="P67"><text:span text:style-name="T11">– В р</text:span>убашке? Я послала вниз Спайка прибраться. Те лохмотья тлели после вспышки... Спа-а-айк!!!</text:p>
      <text:p text:style-name="P67">Дракончик поднялся по лестнице с веником в одной лапе и мусорным пакетом в другой. Он был весь перемазан сажей и что-то торопливо жевал.</text:p>
      <text:p text:style-name="P67"><text:span text:style-name="T11">– </text:span>Вот, прибрался малёхо. Но с потолка сажу ещё не успел счистить, там стремянка нужна.</text:p>
      <text:p text:style-name="P67"><text:span text:style-name="T11">– </text:span>Спайки-Вайки, не выкидывай одежду, пожалуйста. В ней должны быть рубины.</text:p>
      <text:p text:style-name="P67"><text:span text:style-name="T11">– </text:span>Какие ещё рубины? <text:span text:style-name="T11">– </text:span>переспросил Спайк и зажевал быстрее.</text:p>
      <text:p text:style-name="P67"><text:span text:style-name="T11">–</text:span> Резонаторные! <text:span text:style-name="T11">–</text:span> холодея, ответил я. <text:span text:style-name="T11">– </text:span>В кармане рубашки должны лежать четыре кристалла.</text:p>
      <text:p text:style-name="P67"><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44"/>
      <text:p text:style-name="P67">…</text:p>
      <text:p text:style-name="P67"/>
      <text:p text:style-name="P67"><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67"><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67">Подушка отогнулась и в прямоугольнике света показалась голова Пинки.</text:p>
      <text:p text:style-name="P67"><text:span text:style-name="T11">– </text:span>Макс. Ты сейчас правильный, или нет?</text:p>
      <text:p text:style-name="P67"><text:span text:style-name="T11">– </text:span>Макс, ты как? Тебе уже лучше? <text:span text:style-name="T11">– </text:span>в прямоугольнике появилась голова Рэйнбоу Дэш.</text:p>
      <text:p text:style-name="P67"><text:span text:style-name="T11">– </text:span>Фигурально выражаясь, ты в себе? <text:span text:style-name="T11">– </text:span>вклинилась между ними Твайлайт Спаркл.</text:p>
      <text:p text:style-name="P67"><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67">Я отдышался. Поняхи участливо смотрели на меня, выискивая признаки успокоения.</text:p>
      <text:p text:style-name="P67"><text:span text:style-name="T11">– </text:span>Отпустите. Я уже правильный. <text:span text:style-name="T11">– </text:span>наконец произнёс я.</text:p>
      <text:p text:style-name="P67">Пинки, Дэш и Твайлайт слезли с горки подушек, наваленных на меня после эмоционального взрыва. Эпплджек встала с ног.</text:p>
      <text:p text:style-name="P67"><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7"><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67"><text:span text:style-name="T11">– </text:span>Спайк!!! Немедленно... <text:s/>сбегай в лавку к Кейкам за выпечкой! Нам всем нужно успокоиться.</text:p>
      <text:p text:style-name="P67"><text:span text:style-name="T11">– </text:span>Уже бегу!</text:p>
      <text:p text:style-name="P67"/>
      <text:p text:style-name="P69">***</text:p>
      <text:p text:style-name="P67"/>
      <text:p text:style-name="P67"><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7"><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67"><text:span text:style-name="T11">– </text:span>Не беспокойся, всё просчитано. Я уверена, я подчёркиваю, абсолютно уверена в безопасности эксперимента!</text:p>
      <text:p text:style-name="P67"><text:span text:style-name="T11">– </text:span>Ой, чего-то мне нехорошо становится, когда ты так говоришь...</text:p>
      <text:p text:style-name="P67"><text:span text:style-name="T11">– </text:span>Девочки, приготовились! Начинаю обратный отсчёт! Десять! Девять! Восемь! Семь!</text:p>
      <text:p text:style-name="P67">Гудение синхрофазотрона усилилось. Картинка у меня перед глазами поплыла.</text:p>
      <text:p text:style-name="P67"><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67">Картинка у меня перед глазами выключилась.</text:p>
      <text:p text:style-name="P67"/>
      <text:h text:style-name="Heading_20_2" text:outline-level="2">17. <text:span text:style-name="T1">Откровение</text:span></text:h>
      <text:p text:style-name="P55">&lt;<text:span text:style-name="T60">Mission Impossible theme</text:span>&gt;</text:p>
      <text:p text:style-name="P6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7">Я вглядываюсь в него.</text:p>
      <text:p text:style-name="P6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7">Я перехожу провал.</text:p>
      <text:p text:style-name="P6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5"><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6">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7">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67"><text:soft-page-break/>Мириады пульсирующих нитей сходятся к центру комнаты, где на матрасе лежит обтянутый шкурой скелет аликорна.</text:p>
      <text:p text:style-name="P67">Я осторожно пересекаю комнату и захлопываю двери на балкон.</text:p>
      <text:p text:style-name="P67"><text:span text:style-name="T11">– </text:span>А-а-а, ты всё-таки пришёл… <text:span text:style-name="T11">– </text:span>шелестит скрипучий голос за моей спиной.</text:p>
      <text:p text:style-name="P6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7"><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7"><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7"><text:span text:style-name="T11">– </text:span>ТЫ НИЧЕГО НЕ УЗНАЕШЬ!!!</text:p>
      <text:p text:style-name="P6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7"><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7">Луна закашливается едким смехом и отпивает из вазы, стоящей на полу рядом с матрацем.</text:p>
      <text:p text:style-name="P67"><text:span text:style-name="T11">– </text:span>Открой балкон. Мы призвали Найтмэр, чтобы подольше продержаться. Этой сучке из племени виндиго нужен ветер.</text:p>
      <text:p text:style-name="P6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7"><text:span text:style-name="T11">– </text:span>Сожалеем, что не можем убить тебя.</text:p>
      <text:p text:style-name="P67">Обернувшись я встречаюсь с рогом аликорницы, нацеленным мне в грудь.</text:p>
      <text:p text:style-name="P67"><text:span text:style-name="T11">– </text:span>Твоё тело соткано из наваждения — Нам ли не знать! Мы всё ещё Владыка Снов.</text:p>
      <text:p text:style-name="P67">Я делаю шаг назад, на балкон. Луна трескуче смеётся и шагает следом.</text:p>
      <text:p text:style-name="P67"><text:span text:style-name="T11">– </text:span>Но что в Нашей власти — так это вышвырнуть тебя отсюда!</text:p>
      <text:p text:style-name="P67">Я снова отступаю. Как я помню, балкон метра три в ширину и без перил. И хоть я осознаю, что это сон, мне страшно до онемения.</text:p>
      <text:p text:style-name="P67"><text:span text:style-name="T11">– </text:span>Призвав тебя сюда, мы потратили последние силы. Которыми можно было поддерживать Эквестрию ещё долгие годы.</text:p>
      <text:p text:style-name="P67">Шаг назад.</text:p>
      <text:p text:style-name="P67"><text:span text:style-name="T11">– </text:span>Кимеринн погиб, чтобы ты жил.</text:p>
      <text:p text:style-name="P67">Шаг назад.</text:p>
      <text:p text:style-name="P67"><text:span text:style-name="T11">– </text:span>Сел осталась без магии и развоплотилась из-за тебя.</text:p>
      <text:p text:style-name="P67">Шаг назад.</text:p>
      <text:p text:style-name="P67"><text:span text:style-name="T11">– </text:span>Столько надежд впустую. И, как финальная насмешка, ты увидишь гибель всего, что Нам дорого?! Не бывать этому! ПОШЁЛ ВОН!!!</text:p>
      <text:p text:style-name="P67"><text:soft-page-break/>Я мешкаю, не чувствуя под отступающей ногой опоры, и этого хватает, чтобы Луна в выпаде достала меня рогом.</text:p>
      <text:p text:style-name="P67">Магический разряд пронзает грудь сетью молний и вышвыривает меня с балкона. Луна — или Найтмэр Мун? — хохочет, видя моё падение.</text:p>
      <text:p text:style-name="P67">Я проваливаюсь в звёздную сине-зелёную мглу.</text:p>
      <text:p text:style-name="P67"/>
      <text:p text:style-name="P67">…</text:p>
      <text:p text:style-name="P55"/>
      <text:p text:style-name="P6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8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7">Ближе.</text:p>
      <text:p text:style-name="P67">Всем телом ощущаю дискомфорт от низкочастотной вибрации, как будто рядом проходит поезд.</text:p>
      <text:p text:style-name="P67">Ещё ближе.</text:p>
      <text:p text:style-name="P6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7">Совсем близко.</text:p>
      <text:p text:style-name="P6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7">Я ВИЖУ!!! ПРОКЛЯТЬЕ, КАК ВСЁ ПРОСТО!!!</text:p>
      <text:p text:style-name="P6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7"><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67">Я киваю ей в ответ. Мне понятно, почему.</text:p>
      <text:p text:style-name="P67"><text:span text:style-name="T11">– </text:span>Как тебя зовут, малышка? Я постараюсь найти тебя. Может быть, ещё не поздно.</text:p>
      <text:p text:style-name="P67">Пегаска приветственно машет копытом.</text:p>
      <text:p text:style-name="P44"><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6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82"/>
      <text:p text:style-name="P69">***</text:p>
      <text:p text:style-name="P69"/>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6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7"><text:span text:style-name="T11">– </text:span>Ну что? Увидел что-нибудь, сахарок?</text:p>
      <text:p text:style-name="P67">Пони уставились на меня с надеждой.</text:p>
      <text:p text:style-name="P67"><text:span text:style-name="T11">– </text:span>Да.</text:p>
      <text:p text:style-name="P67">Откровение давило на психику как тонна кирпичей. Я не знал, что им сказать. Я не мог.</text:p>
      <text:p text:style-name="P67"><text:span text:style-name="T11">– П</text:span>ревосходно!</text:p>
      <text:p text:style-name="P67"><text:span text:style-name="T11">– </text:span>Это просто супер-дупер-здоровски-потрясно!</text:p>
      <text:p text:style-name="P67"><text:span text:style-name="T11">– </text:span>Йей!</text:p>
      <text:p text:style-name="P67"><text:span text:style-name="T11">– </text:span>Ю-ху!</text:p>
      <text:p text:style-name="P67"><text:span text:style-name="T11">– О</text:span>фигенно! Мы победили! Макс, ты молодец!</text:p>
      <text:p text:style-name="P67"><text:span text:style-name="T11">– </text:span>Замечательно! Секундочку, я приготовлю дневник…</text:p>
      <text:p text:style-name="P67">Восторг пони постепенно сменился ожиданием. Я молчал.</text:p>
      <text:p text:style-name="P67"><text:span text:style-name="T11">– </text:span>Э-м-м? И что же ты увидел? <text:span text:style-name="T11">– </text:span>не выдержала Твайлайт.</text:p>
      <text:p text:style-name="P67"><text:span text:style-name="T11">– </text:span>Я… не могу сказать.</text:p>
      <text:p text:style-name="P67">Ожидание сменилось недоумением. Рэйнбоу Дэш насмешливо скривила губы.</text:p>
      <text:p text:style-name="P67"><text:span text:style-name="T11">– </text:span>Да ладно! Кончай прикалываться, мы же ждём! Шутка зачлась!</text:p>
      <text:p text:style-name="P67"><text:span text:style-name="T11">– </text:span>Не могу!!!</text:p>
      <text:p text:style-name="P67"/>
      <text:p text:style-name="P67">…</text:p>
      <text:p text:style-name="P67"/>
      <text:p text:style-name="P67">Молчание прервала Эпплджек.</text:p>
      <text:p text:style-name="P67"><text:span text:style-name="T11">– </text:span>Сахарок, с тобой всё в порядке?</text:p>
      <text:p text:style-name="P67">Дэш подошла ко мне вплотную, обняла мою голову и прижалась нос к носу.</text:p>
      <text:p text:style-name="P67"><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67">Я высвободился из объятий пегаски.</text:p>
      <text:p text:style-name="P67"><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67">Тишина сменилась гулом голосов. Пони вполголоса обсуждали ситуацию, посматривая на меня и почёсывая в затылках.</text:p>
      <text:p text:style-name="P67"><text:span text:style-name="T11">– </text:span>Конски яблоки! Вот это поворот! А мне так хотелось узнать, что за нечисть тут орудует!</text:p>
      <text:p text:style-name="P67"><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7"><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7"><text:span text:style-name="T11">– </text:span>Рэр, отвали!</text:p>
      <text:p text:style-name="P67"><text:span text:style-name="T11">– </text:span>Оу, какие страсти! Ладно-ладно, не сердись, дорогая, не мешаю!</text:p>
      <text:p text:style-name="P67"><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7"><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67"><text:span text:style-name="T11">– </text:span>Стойте!</text:p>
      <text:p text:style-name="P67">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67"><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67">…</text:p>
      <text:p text:style-name="P67">«<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67">…</text:p>
      <text:p text:style-name="P67"><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67">Пегаска сжала голову копытами.</text:p>
      <text:p text:style-name="P67"><text:span text:style-name="T11">– </text:span>Это может быть случай так называемого «кота Шротингера». Никогда бы не подумала, что он мне встретится на практике!</text:p>
      <text:p text:style-name="P67">Твайлайт протёрла доску тряпочкой и нарисовала на ней коробку.</text:p>
      <text:p text:style-name="P67"><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67"><text:span text:style-name="T11">–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67"><text:span text:style-name="T11">– </text:span>Бедный котик. <text:span text:style-name="T11">– </text:span>прошептала Флаттершай.</text:p>
      <text:p text:style-name="P67">Я насторожился, услышав знакомое заклинание.</text:p>
      <text:p text:style-name="P67"><text:span text:style-name="T11">– </text:span>Стой! Откуда тебе известно про заклинание Стирания?</text:p>
      <text:p text:style-name="P67"><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67"><text:span text:style-name="T11">– </text:span>Гм. Ну ладно, продолжай.</text:p>
      <text:p text:style-name="P67"><text:span text:style-name="T11">– </text:span>Так вот, по условию эксперимента известно, что вероятность того, что кто-то откроет ящик, ненулевая.</text:p>
      <text:p text:style-name="P67"><text:span text:style-name="T11">– </text:span>И что это означает, дорогая? <text:span text:style-name="T11">– </text:span>спросила Рэрити.</text:p>
      <text:p text:style-name="P67"><text:soft-page-break/><text:span text:style-name="T11">– </text:span>Это значит, что кто-нибудь когда-нибудь обязательно откроет его.</text:p>
      <text:p text:style-name="P67"><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67"><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7">Твайлайт прокашлялась, отпила из графина и продолжила.</text:p>
      <text:p text:style-name="P67"><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7">Пони молчали, переваривая информацию. Дэш с отсутствующим видом следила за пауком на потолке.</text:p>
      <text:p text:style-name="P67">Наконец Эпплджек сдвинула шляпу на лоб.</text:p>
      <text:p text:style-name="P67"><text:span text:style-name="T11">–</text:span> То есть, ты хочешь сказать, что мы все — навроде этого кота, а Макс боится открыть ящик? Чтоб мы не исчезли окончательно?</text:p>
      <text:p text:style-name="P67"><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67">Я поднял руку, прося слово. Пони обернулись на меня и затихли.</text:p>
      <text:p text:style-name="P67"><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7">…</text:p>
      <text:p text:style-name="P67"><text:span text:style-name="T11">– </text:span>Лягать! <text:span text:style-name="T11">– </text:span>выругалась Дэш. <text:span text:style-name="T11">– </text:span>Значит, наши усилия по доставке резонаторов пошли лесом.</text:p>
      <text:p text:style-name="P67"><text:span text:style-name="T11">– </text:span>Не совсем. Мне таки удалось узнать, где искать Селестию.</text:p>
      <text:p text:style-name="P67">В библиотеке снова поднялся галдёж. Твайлайт подняла копыто.</text:p>
      <text:p text:style-name="P67"><text:span text:style-name="T11">– </text:span>Тихо! Спайк, будь добр, сбегай к Кейкам за выпечкой. Нам надо успокоиться. Макс, хоть про Селестию ты нам можешь рассказать?</text:p>
      <text:p text:style-name="P67"><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67"><text:span text:style-name="T11">– А </text:span>как ты узнал… <text:span text:style-name="T11">– </text:span>начала было единорожка, но её перебил напряжённый голос Спайка.</text:p>
      <text:p text:style-name="P67"><text:span text:style-name="T11">– </text:span>Твай! <text:span text:style-name="T11">– </text:span>дракончик стоял в дверях спиной к нам. <text:span text:style-name="T11">– </text:span>У нас гости.</text:p>
      <text:p text:style-name="P67">Спайк попятился назад. Дверь широко растворилась и в библиотеку вошла Луна.</text:p>
      <text:p text:style-name="P67"/>
      <text:h text:style-name="Heading_20_2" text:outline-level="2">18. Поединок с Луной.</text:h>
      <text:p text:style-name="P67"/>
      <text:p text:style-name="P67">Дружный вздох прокатился по залу.</text:p>
      <text:p text:style-name="P6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7"><text:span text:style-name="T11">– </text:span>Макс, беги!!!</text:p>
      <text:p text:style-name="P67"><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7"><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67">Мы с пегаской застыли в синем левитационном поле и поплыли к Луне.</text:p>
      <text:p text:style-name="P67"><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67">Нас с Дэш обернуло лавандовое левитационное поле и мы полетели к библиотекарше.</text:p>
      <text:p text:style-name="P67"><text:span text:style-name="T11">–</text:span> Что? Мы не ослышались? ТЫ СМЕЕШЬ МЕШАТЬ НАМ?!!</text:p>
      <text:p text:style-name="P67">Нас опять потащило к Луне. Дэш подпёрла голову копытом и скорчила скучающую мину.</text:p>
      <text:p text:style-name="P67"><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3">Добавить в главы с Твайлайт её попытки заигрывания с Максом</text:span><text:span text:style-name="T11">&gt;</text:span></text:p>
      <text:p text:style-name="P67">В голосе лавандовой единорожки звучал металл. Мы опять полетели к Твайлайт.</text:p>
      <text:p text:style-name="P67"><text:span text:style-name="T11">–</text:span> ДОВОЛЬНО! НАМ НАДОЕЛА ЭТА НЕПОКОРНОСТЬ! ПОЗНАЙ ГНЕВ ПРИНЦЕССЫ НОЧИ!!!</text:p>
      <text:p text:style-name="P67"><text:span text:style-name="T11">–</text:span> Элементы! Аврал!!! Работаем!!!</text:p>
      <text:p text:style-name="P67">Ярко-фиолетовый луч разгневанной аликорницы столкнулся со щитом наспех мобилизованных Элементов <text:s/>Гармонии.</text:p>
      <text:p text:style-name="P67">Началась жара.</text:p>
      <text:p text:style-name="P6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7"><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67"><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6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7"><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7"><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67"><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67"><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7"><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67">Перед Луной возник ярко-фиолетовый шар, окутанный роем голубых искорок.</text:p>
      <text:p text:style-name="P67"><text:span text:style-name="T11">– О</text:span>хренеть! <text:span text:style-name="T11">– </text:span>чертыхнулся Спайк. <text:span text:style-name="T11">– </text:span><text:s/>Твай, она создаёт сферу стихий!</text:p>
      <text:p text:style-name="P67"><text:span text:style-name="T11">– </text:span>Вижу! <text:span text:style-name="T11">– </text:span>донёсся голос единорожки из-под потолка. <text:span text:style-name="T11">– </text:span>Задействовала план «Д»!</text:p>
      <text:p text:style-name="P6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7"><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7">Дракончик пополз было к окну, но я придержал его за хвост.</text:p>
      <text:p text:style-name="P67"><text:span text:style-name="T11">– </text:span>Погоди. У меня есть вариант получше.</text:p>
      <text:p text:style-name="P67">Я вылез из-под шкафа и попрыгал на одной ноге в центр зала.</text:p>
      <text:p text:style-name="P67"><text:span text:style-name="T11">– </text:span>Стойте! Прекратите! Да остановитесь же!!!</text:p>
      <text:p text:style-name="P67">Аликорница и шестёрка уставились на меня.</text:p>
      <text:p text:style-name="P67"><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7"><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67"><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7"><text:span text:style-name="T11">– </text:span>Как ты её назвал? <text:span text:style-name="T11">– </text:span>отвалилась челюсть у аликорницы.</text:p>
      <text:p text:style-name="P67"><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67"><text:span text:style-name="T11">– </text:span>Что? <text:span text:style-name="T11">– </text:span>хором вскрикнули я с Луной.</text:p>
      <text:p text:style-name="P6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7">С громким треском они встретились у лестницы на верхний ярус.</text:p>
      <text:p text:style-name="P6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7">Этой малой частью сознания я отметил скрип двери и застенчивый голос:</text:p>
      <text:p text:style-name="P67"><text:span text:style-name="T11">– </text:span>Твайлайт, Дёрпи сказала, у тебя есть «Особенности поведения, питания и размножения приматов»? Я бы хотела её ненадолго… Ого!!!</text:p>
      <text:p text:style-name="P67"><text:soft-page-break/>После долгой паузы тот же голос спросил:</text:p>
      <text:p text:style-name="P67"><text:span text:style-name="T11">– </text:span>Что тут случилось? Почему все висят в воздухе? И всё вот это?</text:p>
      <text:p text:style-name="P67">Голос Спайка откуда-то из подвала ответил:</text:p>
      <text:p text:style-name="P67"><text:span text:style-name="T11">– </text:span>Потому что Твайлайт остановила время. В радиусе девяти метров, как мне кажется. Или десяти.</text:p>
      <text:p text:style-name="P67"><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7"><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7">Наступило молчание. Потом донеслось всхлипывание единорожки-заучки.</text:p>
      <text:p text:style-name="P67"><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7"><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7"><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7">В мозгу раздалось мычание, как если бы кто-то хотел выругаться, но в через силу сдержался.</text:p>
      <text:p text:style-name="P67"><text:span text:style-name="T11">– </text:span>КТО ИЗ МАГОВ СЕЙЧАС ПРИСУТСТВУЕТ В БИБЛИОТЕКЕ ЗА ПРЕДЕЛАМИ ЗОНЫ СКОЛЛАПСИРОВАВШЕГО ВРЕМЕНИ?</text:p>
      <text:p text:style-name="P67">Молчание. Наконец голос Спайка произнёс:</text:p>
      <text:p text:style-name="P67"><text:span text:style-name="T11">– </text:span>Она имеет ввиду, кто из единорогов в библиотеке не попал в это сверхпрозрачное стекло? Ну же, не тушуйся!</text:p>
      <text:p text:style-name="P67">Послышался застенчивый голос.</text:p>
      <text:p text:style-name="P67"><text:span text:style-name="T11">– </text:span>Эмм, я вам подхожу?</text:p>
      <text:p text:style-name="P67"><text:span text:style-name="T11">– </text:span>КТО ТЫ?</text:p>
      <text:p text:style-name="P67"><text:span text:style-name="T11">– </text:span>Эмм, Лира Хартстрингс, единорог. Я не то, чтобы маг, моя специализация — музыка…</text:p>
      <text:p text:style-name="P67"><text:span text:style-name="T11">– </text:span>ГОДИТСЯ! ТЫ ВИДИШЬ ТОЧКУ СИНГУЛЯРНОСТИ?</text:p>
      <text:p text:style-name="P67"><text:span text:style-name="T11">– </text:span>Эмм?</text:p>
      <text:p text:style-name="P67">Голос Спайка пояснил:</text:p>
      <text:p text:style-name="P67"><text:span text:style-name="T11">– </text:span>Вон та яркая искорка над лестницей, у которой вся картинка искривляется.</text:p>
      <text:p text:style-name="P67"><text:span text:style-name="T11">– </text:span>Да! Вижу.</text:p>
      <text:p text:style-name="P67"><text:span text:style-name="T11">– </text:span>ТЕПЕРЬ ЛЕВИТИРУЙ ПРИМАТА В ТОЧКУ СИНГУЛЯРНОСТИ.</text:p>
      <text:p text:style-name="P67"><text:span text:style-name="T11">– </text:span>Чего?!! <text:span text:style-name="T11">– </text:span>возопило моё малое сознание.</text:p>
      <text:p text:style-name="P67"><text:span text:style-name="T11">– </text:span>Эмм… Зачем?</text:p>
      <text:p text:style-name="P67"><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67"><text:span text:style-name="T11">– </text:span>Вы даёте слово, что человеку не будет причинён вред? <text:span text:style-name="T11">– </text:span>голос Лиры обрёл непривычную твёрдость.</text:p>
      <text:p text:style-name="P67"><text:span text:style-name="T11">– </text:span>КАК ТЫ СМЕЕШЬ СОМНЕВАТЬСЯ В НАС, СВОЕЙ ПРИНЦЕССЕ?</text:p>
      <text:p text:style-name="P67"><text:span text:style-name="T11">– Я </text:span>не сомневаюсь в вас, Ваше Высочество… Потому и требую слова!</text:p>
      <text:p text:style-name="P67"><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7"><text:span text:style-name="T11">– </text:span>Ну, блядь, спасибо! <text:span text:style-name="T11">– </text:span>подумал я.</text:p>
      <text:p text:style-name="P67"><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7">Тишина… С громким хлопком торнадо исчезает, сознания воссоединяются, всё падает на пол. </text:p>
      <text:p text:style-name="P67"/>
      <text:p text:style-name="P67">…</text:p>
      <text:p text:style-name="P67"/>
      <text:p text:style-name="P67"><text:span text:style-name="T11">– </text:span>Буэ-э-э!</text:p>
      <text:p text:style-name="P67">То ли от воздействия сингулярности, то ли от того, что закружилась голова в торнадо, но меня буквально вывернуло наизнанку.</text:p>
      <text:p text:style-name="P67"><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6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7"><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6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7"><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67">Просительные нотки контрастировали с привычным для Луны властным тоном. Аликорница присела на пол и устало опустила голову.</text:p>
      <text:p text:style-name="P67">Я кивнул ей примирительно.</text:p>
      <text:p text:style-name="P67"><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7"><text:span text:style-name="T11">– </text:span>Давай по-порядку. <text:span text:style-name="T11">– о</text:span>становила меня Луна. <text:span text:style-name="T11">– </text:span>С чего ты взял, что она в твоём мире?</text:p>
      <text:p text:style-name="P67"><text:soft-page-break/>Я задумался. Как объяснить ей, не рассказывая основное? То, от чего весь мир остановится? Как описать частность, не раскрыв суть?</text:p>
      <text:p text:style-name="P67">Луна продолжила с горечью.</text:p>
      <text:p text:style-name="P67"><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7"><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7"><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6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7">Я со всей дури грохнул кулаком по ограждению балкона. Перила жалобно скрипнули. Луна всё поняла и кивнула.</text:p>
      <text:p text:style-name="P67"><text:span text:style-name="T11">– </text:span>Теперь ты понимаешь, почему Мы виним тебя в развоплощении сестры?</text:p>
      <text:p text:style-name="P67"><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67">Луна пристально взглянула на меня и понимающе склонила голову.</text:p>
      <text:p text:style-name="P67"><text:span text:style-name="T11">– </text:span>Мы знаем, иногда так бывает. Продолжай.</text:p>
      <text:p text:style-name="P67"><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7"><text:span text:style-name="T11">– </text:span>Да, помним.</text:p>
      <text:p text:style-name="P67"><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7">В разговор встряла Твайлайт, до этого тихо стоявшая в сторонке.</text:p>
      <text:p text:style-name="P67"><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7">Я вздохнул с облегчением. Твайлайт — умничка! Мне даже придумывать ничего не пришлось.</text:p>
      <text:p text:style-name="P67"><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67">Единорожка успокаивающе произнесла:</text:p>
      <text:p text:style-name="P67"><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7"><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7">Аликорница вернулась на место, воссоединившись с двойником.</text:p>
      <text:p text:style-name="P67"><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67"><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7">Единорожка задумалась.</text:p>
      <text:p text:style-name="P67"><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7"><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67"><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67">Луна сморщила нос при этих словах, но всё же кивнула.</text:p>
      <text:p text:style-name="P67"><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7"><text:span text:style-name="T11">– </text:span>Я приглашу их. Они не откажутся.</text:p>
      <text:p text:style-name="P67"><text:span text:style-name="T11">– </text:span>Что ж, ещё одной проблемой меньше. Теперь нужно решить, как найти Сел. Кто-то должен отправиться за ней.</text:p>
      <text:p text:style-name="P67"><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67"><text:span text:style-name="T11">– </text:span>А если…</text:p>
      <text:p text:style-name="P67"><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7"><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7"><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67">Единорожка вернулась в библиотеку. Некоторое время мы с Луной молча слушали звуки засыпающего Понивилля.</text:p>
      <text:p text:style-name="P67"><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67"><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7"><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7">Аликорница отвлеклась от воспоминаний.</text:p>
      <text:p text:style-name="P67"><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7"><text:span text:style-name="T11">– </text:span>Почему же ты не смогла найти меня с его помощью?</text:p>
      <text:p text:style-name="P67">Аликорница смутилась.</text:p>
      <text:p text:style-name="P67"><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7"><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67"><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67">Я присмотрелся к ночной принцессе. Что она знает о нас с Селли?</text:p>
      <text:p text:style-name="P67"><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67"><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67"><text:span text:style-name="T11">– </text:span>А также совместить приятное с полезным. <text:span text:style-name="T11">– </text:span>не удержался я.</text:p>
      <text:p text:style-name="P61">Луна бросила на меня тяжёлый взгляд.</text:p>
      <text:p text:style-name="P65"><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6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61"><text:span text:style-name="T16">–</text:span> Тогда зачем она..?</text:p>
      <text:p text:style-name="P61"><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61">Меня как будто окатило ледяным душем. Не любовь и даже не дружба. Просто плата за услугу… Даже не дружба…</text:p>
      <text:p text:style-name="P61"><text:soft-page-break/>Тревожная догадка окончательно сковала морозом душу.</text:p>
      <text:p text:style-name="P65"><text:span text:style-name="T17">–</text:span> А другие? Они тоже… давали мне потому, что считали меня последним шансом?</text:p>
      <text:p text:style-name="P65">У аликорницы отвалилась челюсть.</text:p>
      <text:p text:style-name="P65"><text:span text:style-name="T17">–</text:span> Другие? Кто ещё?<text:span text:style-name="T11"> </text:span>С кем ещё у тебя были… отношения?</text:p>
      <text:p text:style-name="P61"><text:span text:style-name="T16">–</text:span> С Рэйнбоу Дэш <text:span text:style-name="T16">–</text:span> ответил я несчастным голосом. <text:span text:style-name="T16">–</text:span> И, может быть, с Пинки.</text:p>
      <text:p text:style-name="P61"><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61">Аликорница фыркнула.</text:p>
      <text:p text:style-name="P61"><text:span text:style-name="T16">–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7"><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67">Я благодарно взъерошил пегаске гриву. Уныние отступило.</text:p>
      <text:p text:style-name="P67"><text:span text:style-name="T11">– </text:span>Спасибо, Дэш. Ты настоящий друг.</text:p>
      <text:p text:style-name="P67"><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67">Я удивлённо воззрился на аликорницу.</text:p>
      <text:p text:style-name="P67"><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7">Я пожал плечами и спустился с пегаской вниз, к компании.</text:p>
      <text:p text:style-name="P67"/>
      <text:h text:style-name="P188" text:outline-level="2">19. <text:span text:style-name="T1">Лучший</text:span> Гранд Галопин<text:span text:style-name="T1">г</text:span> Гала <text:span text:style-name="T1">в истории</text:span></text:h>
      <text:p text:style-name="P93">Bee Gees – You Should Be dancing</text:p>
      <text:p text:style-name="P5">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7"><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7"><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67">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67">Тук-тук-тук!</text:p>
      <text:p text:style-name="P67"><text:span text:style-name="T11">– </text:span>Макс, ты тут? <text:span text:style-name="T11">–</text:span>Дэш просунула нос в дверь, не дожидаясь отклика. <text:span text:style-name="T11">– </text:span>Ага, вот ты где! Я с тобой!</text:p>
      <text:p text:style-name="P67">Она швырнула перемётные сумки мне на постель и пошла к выходу.</text:p>
      <text:p text:style-name="P67"><text:soft-page-break/><text:span text:style-name="T11">– </text:span>Ну, чего застрял? Пошли скорее, а то на хавчик опоздаем! <text:span text:style-name="T11">– </text:span>нетерпеливо обернулась пегаска.</text:p>
      <text:p text:style-name="P67">Я пожал плечами и пошёл следом. Бороться со стихией в лице Дэш было трудновато. Да и незачем.</text:p>
      <text:p text:style-name="P67"/>
      <text:p text:style-name="P55">…</text:p>
      <text:p text:style-name="P55"/>
      <text:p text:style-name="P6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7"><text:span text:style-name="T11">– </text:span>Располагайтесь. <text:span text:style-name="T11">– </text:span>кивнула нам Луна.</text:p>
      <text:p text:style-name="P6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67"><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6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67"><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7">Я мило улыбнулся ей в ответ, закинул в рот пучок петрушки и ответил.</text:p>
      <text:p text:style-name="P67"><text:span text:style-name="T11">– </text:span>А ты первая на моей памяти лошадь, умеющая магичить.</text:p>
      <text:p text:style-name="P67">Луна нахмурилась, но потом луч озарения коснулся её мордочки.</text:p>
      <text:p text:style-name="P55">– П<text:span text:style-name="T1">ризнаю, Мы были несправедливы к тебе. Как Нам тебя называть?</text:span></text:p>
      <text:p text:style-name="P67">Я выплюнул петрушку и взял кусок рыбы.</text:p>
      <text:p text:style-name="P55">– <text:span text:style-name="T1">Человеком. Во множественном числе мы — люди. Хотя множественная форма тебе не понадобится, принцесса.</text:span></text:p>
      <text:p text:style-name="P67">Все расселись по местам, когда с дальнего конца стола раздался звонкий голосок.</text:p>
      <text:p text:style-name="P55">– <text:span text:style-name="T1">Эй, а туточки одно место пустует! Можно его займёт Гамми?</text:span></text:p>
      <text:p text:style-name="P55"><text:span text:style-name="T1">– Нет, Пинки. </text:span>– <text:span text:style-name="T1">ответила Луна. </text:span>– <text:span text:style-name="T1">Мы ждём ещё одного гостя.</text:span></text:p>
      <text:p text:style-name="P67">– А если он не придёт, тогда можно?</text:p>
      <text:p text:style-name="P6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7">– Эй! Это моя шляпа! – возмутилась фермерша.</text:p>
      <text:p text:style-name="P6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7">– Прекрати паясничать! – негромко сказала Луна.</text:p>
      <text:p text:style-name="P67"><text:soft-page-break/>– Я не хотел… Тут мышь… – мои уши загорались медленно, но неотвратимо.</text:p>
      <text:p text:style-name="P67">– Мы не тебе. – так же тихо произнесла аликорница.</text:p>
      <text:p text:style-name="P6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7">– Перестань, Дискорд. – устало ответила Луна. – Фиглярство вызывает улыбку только первые пару сотен лет.</text:p>
      <text:p text:style-name="P67">– Говори только за себя, дражайшая! Я, наоборот, только вхожу во вкус!</text:p>
      <text:p text:style-name="P67">Драконикус принялся жадно есть брюкву и заткнулся.</text:p>
      <text:p text:style-name="P67">Аликорница обвела присутствующих долгим взглядом и начала.</text:p>
      <text:p text:style-name="P6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7">– Прибыл к нам, ага. А я-то думал, Селли сама на нашу голову вытащила эту обезьяну из мухосранска. – прочавкал сам себе Дискорд.</text:p>
      <text:p text:style-name="P67">– Макс берётся отыскать Селестию. И наша задача — помочь ему в этом! – с нажимом произнесла Луна, ни на кого не глядя.</text:p>
      <text:p text:style-name="P6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7">– Я полностью в вашем распоряжении, Ваше Высочество! Думаю, мои друзья меня поддержат! – отчеканила Твайлайт.</text:p>
      <text:p text:style-name="P67">Шестёрка пони отозвалась невнятным мычанием.</text:p>
      <text:p text:style-name="P6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7">–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7">– Эталоном? Для всехпони? Всегда говорила? – Дискорд принял задумчивую позу, стреляя глазами по сторонам.</text:p>
      <text:p text:style-name="P67">–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7">– Мы думаем, она была права!</text:p>
      <text:p text:style-name="P6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7"><text:soft-page-break/>– Ну, это… Если светоч, то конечно… А как же! Я всегда знал, что я светоч!.. А для Элементов Гармонии я тоже светоч?</text:p>
      <text:p text:style-name="P67">– Разумеется! – заверила его Луна, изо всех сил моргая шестёрке.</text:p>
      <text:p text:style-name="P67">– Светоч, светоч! – вразнобой подтвердили пони. Пожалуй, Флаттершай даже не врала.</text:p>
      <text:p text:style-name="P6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7">– Ффух! – шумно выдохнула Луна. – Спасибо вам, Наши дорогие, вы Нам очень помогли!</text:p>
      <text:p text:style-name="P67">– Но мы же ничего не сделали! – запротестовала Эпплджек.</text:p>
      <text:p text:style-name="P6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7"/>
      <text:p text:style-name="P67">…</text:p>
      <text:p text:style-name="P67"/>
      <text:p text:style-name="P67">Безмолвными тенями скользнули лакеи и унесли блюда. На освободившемся столе Луна расстелила свиток с записями.</text:p>
      <text:p text:style-name="P67">– Теперь, мои маленькие пони, Мы должны просить вас ещё об одной услуге.</text:p>
      <text:p text:style-name="P67">Странно и непривычно было видеть принцессу ночи сконфуженной.</text:p>
      <text:p text:style-name="P6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7">При этих словах пони стали прятать глаза, а Дэш фейсхуфнула.</text:p>
      <text:p text:style-name="P67">–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7">Флаттершай закрыла голову копытами.</text:p>
      <text:p text:style-name="P67"/>
      <text:p text:style-name="P56">***</text:p>
      <text:p text:style-name="P55"/>
      <text:p text:style-name="P6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7">– Я верю в вас только потому, что ты об этом попросила. – наконец, начал я. – Тогда, в метель.</text:p>
      <text:p text:style-name="P67">Аликорница кивнула.</text:p>
      <text:p text:style-name="P67"><text:soft-page-break/>– Потому что у меня больше нет других причин верить в дружбомагию. После того, что рассказала Луна.</text:p>
      <text:p text:style-name="P67">Аликорница сникла.</text:p>
      <text:p text:style-name="P67">– Она ведь правду сказала? То свидание ночью было всего лишь платой? Авансом?</text:p>
      <text:p text:style-name="P67">Селестия грустно кивнула и отвернулась.</text:p>
      <text:p text:style-name="P67">– Выходит, я для тебя был тем же, чем сейчас Дискорд для Луны? С тем отличием, что ты не нашла способ «отмазаться»?</text:p>
      <text:p text:style-name="P6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7">Заросли можжевельника раздвинулись, пропуская синюю единорожку.</text:p>
      <text:p text:style-name="P67">– Привет!</text:p>
      <text:p text:style-name="P67">Я молча смотрел сквозь неё, привалившись спиной к валуну. Мне хотелось побыть одному.</text:p>
      <text:p text:style-name="P67">– Привет, говорю! Я видела, как ты залазил сюда. Классное местечко!</text:p>
      <text:p text:style-name="P67">– Привет, Индиго.</text:p>
      <text:p text:style-name="P67">– Что-то на тебе лица нет. Ты бледнее болотной поганки из Вечнодикого леса. Что-то случилось?</text:p>
      <text:p text:style-name="P67">– Случилось, Индиго. За то время, что мы не виделись, случилось очень многое.</text:p>
      <text:p text:style-name="P67">– Так это ж здорово! Я люблю, когда что-нибудь случается! Иначе скучно. А ты? Расскажи! Ты нашёл Шейлу?</text:p>
      <text:p text:style-name="P67">– Нашёл.</text:p>
      <text:p text:style-name="P67">– Вау! А принцессу Селестию?</text:p>
      <text:p text:style-name="P67">– Селестию тоже.</text:p>
      <text:p text:style-name="P67">– Круто! А где они? Они скоро вернутся?</text:p>
      <text:p text:style-name="P67">– Они не вернутся.</text:p>
      <text:p text:style-name="P67">Индиго перестала улыбаться. Тревога отразилась на её мордочке.</text:p>
      <text:p text:style-name="P67">– Почему?</text:p>
      <text:p text:style-name="P67">– Они там, откуда нет возврата.</text:p>
      <text:p text:style-name="P6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7">Индиго молча села возле меня. Потом она всхлипнула. Потом тяжело вздохнула.</text:p>
      <text:p text:style-name="P67">– Пожалуйста, скажи мне, что с ними.</text:p>
      <text:p text:style-name="P67">Я оторвался от валуна, склонился над ней и тихонько прошептал ей в ухо:</text:p>
      <text:p text:style-name="P67">– Если я скажу, ты исчезнешь. Это такое проклятие. Отправишься вслед за ними. Мне бы этого не хотелось. Ты нужна здесь.</text:p>
      <text:p text:style-name="P67">Индиго хмуро взглянула на меня.</text:p>
      <text:p text:style-name="P67">–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7">Я ласково потрепал её по головке.</text:p>
      <text:p text:style-name="P6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6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7">– Индиго, ты в Гранд Галопинг Гала когда-нибудь участвовала?</text:p>
      <text:p text:style-name="P67">– А то! В прошлом году па взял меня с собой на Гала. Он стоял в охране, а я пробралась внутрь и наблюдала за всем из-за занавески.</text:p>
      <text:p text:style-name="P67">– То есть, ты помнишь, как там всё устроено и что должно происходить?</text:p>
      <text:p text:style-name="P67">– Агась!</text:p>
      <text:p text:style-name="P67">–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7">– Вау! Круто!</text:p>
      <text:p text:style-name="P67">Единорожка в восторге <text:s/>запрыгала на месте.</text:p>
      <text:p text:style-name="P6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7">Кобылка остановилась и обняла меня за шею.</text:p>
      <text:p text:style-name="P67">– Спасибки! Тока ж ты на праздник придёшь? Обещаешь? Пожалуйста-пожалуйста-пожалуйста!</text:p>
      <text:p text:style-name="P67">– Обещаю.</text:p>
      <text:p text:style-name="P67">Единорожка умчалась с победным «ю-ху-у-у!».</text:p>
      <text:p text:style-name="P6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7">В серебряной коробке вместо книги лежал одинокий листок бумаги.</text:p>
      <text:p text:style-name="P77"/>
      <text:p text:style-name="P7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7"><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7">До встречи!</text:p>
      <text:p text:style-name="P77"/>
      <text:p text:style-name="P67">– Селли-Селли… Ну почему ты такая… – пробормотал я сквозь слёзы.</text:p>
      <text:p text:style-name="P67"/>
      <text:p text:style-name="P69">***</text:p>
      <text:p text:style-name="P93">INXS – Suicide blonde</text:p>
      <text:p text:style-name="P6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7">– А где твой обещанный сюрприз? – донесся жеребячий голосок через изгородь. – Гости уже все собрались.</text:p>
      <text:p text:style-name="P6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7">– А моя часть будет в самом конце. – вздохнул третий голосок. – Если мы до него досидим. Лично мне уже надоело. Скучно.</text:p>
      <text:p text:style-name="P6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7">– Всё равно Норф был круче. – пробормотал голос Индиго. – Он Кинга раза три уделывал на «Королеве Лорен».</text:p>
      <text:p text:style-name="P67">– Скоро начнётся! Я слышу свисток Вондерболтов! – перебил голос Санни – Бежим на смотровую площадку!</text:p>
      <text:p text:style-name="P67">– Кто первый добежит, тот… эмм…</text:p>
      <text:p text:style-name="P67">– Суперсветоч!</text:p>
      <text:p text:style-name="P67">– Агась! Галагалоперы, вперёд!</text:p>
      <text:p text:style-name="P67"><text:soft-page-break/>– Йей!!!</text:p>
      <text:p text:style-name="P6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7">…</text:p>
      <text:p text:style-name="P67">– Это она! Она!!!</text:p>
      <text:p text:style-name="P67">– Наша принцесса! Наше солнце!</text:p>
      <text:p text:style-name="P67">– Она вернётся!</text:p>
      <text:p text:style-name="P67">– А то! Я всем говорил! Мне никто не верил! Никто!!!</text:p>
      <text:p text:style-name="P67">– Дайте мне вас обнять, дорогой друг!</text:p>
      <text:p text:style-name="P67">…</text:p>
      <text:p text:style-name="P6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55">&lt;<text:span text:style-name="T70">Ace Enders – million different people</text:span>&gt;</text:p>
      <text:p text:style-name="P6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67">…</text:p>
      <text:p text:style-name="P67">Музыкальный транс прервался цоканьем копыт по парковой дорожке. Две фигуры устало брели прочь от замка, тихо переговариваясь.</text:p>
      <text:p text:style-name="P67">– Ужель обязательно лично приветствовать каждого пони? Сестра разбаловала их. Это так утомляет!</text:p>
      <text:p text:style-name="P67"><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7">Луна с Твайлайт остановились прямо у колонны, за которой сидел я, прислонившись к прохладному мрамору с надписью «з<text:span text:style-name="T80">д</text:span>ЕсЬ БЫл <text:span text:style-name="T81">д</text:span>ИскОр<text:span text:style-name="T79">Д</text:span>».</text:p>
      <text:p text:style-name="P6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7">В саду прозвенел гонг. Музыка умолкла и в наступившей тишине звонкий голосок объявил в потрескивающий микрофон:</text:p>
      <text:p text:style-name="P6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7">Последняя фраза утонула в свисте и восторжённом топоте копыт. Твайлайт вздохнула.</text:p>
      <text:p text:style-name="P6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7">Твайлайт побрела по дорожке к освещённой террасе. Луна проводила её взглядом. Затем она со смешком обратилась в пространство:</text:p>
      <text:p text:style-name="P67">– Скрываться за колонной — плохая идея. Если хочешь, чтобы тебя не раскрыли, прячься так, чтобы не было видно твоей тени.</text:p>
      <text:p text:style-name="P67">– А кто прячется-то? – я встал и вышел к Луне. – Слушал себе музыку, пока вы не подошли. Классно играют!</text:p>
      <text:p text:style-name="P67">Луна кивнула.</text:p>
      <text:p text:style-name="P6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7">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7">– А-а-а, дражайший принц? – любезнейше приветствовала франта Луна – Как ваше драгоценное здоровье? Как поживает ваш кузён Хавтиноуз?</text:p>
      <text:p text:style-name="P67">Принц позеленел, промычал нечто нечленораздельное и дал знак носильщикам двигаться дальше.</text:p>
      <text:p text:style-name="P67">Во дворце, вручив мне небольшую тяжёлую шкатулку серебряной окантовки с хрустальным шаром , Луна с некоторым смущением сообщила:</text:p>
      <text:p text:style-name="P67"><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7">Она что, блядь, издевается?</text:p>
      <text:p text:style-name="P67">– Да хрен там! Какие перья? Ты же сама сказала, отношения были чисто деловыми. По крайней мере, с её стороны.</text:p>
      <text:p text:style-name="P67">Луна продолжила с каменным выражением лица.</text:p>
      <text:p text:style-name="P67">– Если же нет, поднимись в её башню и разыщи перо или волос в её постели. После чего помести это в компас. Всё.</text:p>
      <text:p text:style-name="P67">Аликорница отвернулась. Я пошёл к выходу.</text:p>
      <text:p text:style-name="P67">– Иногда деловые отношения служат прикрытием для… чего-то большего. Но смертным это трудно понять.</text:p>
      <text:p text:style-name="P67">Я обернулся. Аликорница смотрела в окно на первый заезд «Небес Эквестрии», не удостаивая меня вниманием.</text:p>
      <text:p text:style-name="P67">Не гребу я этих аликорнов!</text:p>
      <text:p text:style-name="P55"/>
      <text:p text:style-name="P69">***</text:p>
      <text:p text:style-name="P67"/>
      <text:p text:style-name="P6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7">Чувствуя себя грабителем, я вошёл в комнату и осмотрел футон.</text:p>
      <text:p text:style-name="P67">Фиг там! Было такое впечатление, что последние недели на нём никто не спал. Ни складочки, ни вмятинки, ни волоска, ни пылинки.</text:p>
      <text:p text:style-name="P67">Я окинул взглядом комнату. Взор упал на гардероб у стенки. Вот где можно найти перо или волос!</text:p>
      <text:p text:style-name="P67">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6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2"></text:span><text:span text:style-name="T83"> сидел, прислонившись к стенке. Оранжевая лампочка по прежнему горела на налобнике.</text:span></text:p>
      <text:p text:style-name="P67">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7"><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7"/>
      <text:p text:style-name="P69">***</text:p>
      <text:p text:style-name="P67"/>
      <text:p text:style-name="P6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7">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7">Рычаг заклинило. Блядь!!!</text:p>
      <text:p text:style-name="P6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7">Я что есть мочи дёрнул ручку на себя.</text:p>
      <text:p text:style-name="P6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7"/>
      <text:p text:style-name="P67">…</text:p>
      <text:p text:style-name="P67"/>
      <text:p text:style-name="P67"><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7">Замок.</text:p>
      <text:p text:style-name="P67">Блядь, что с замком?!</text:p>
      <text:p text:style-name="P6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7">Я надавил на рычаг вертикальной тяги и колесница плавно скользнула вниз. Ха, теперь-то я понял, в чём дело! Замок висел в воздухе!</text:p>
      <text:p text:style-name="P67">Блядь… Замок висел в воздухе?!!</text:p>
      <text:p text:style-name="P6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7">Я пробежал комнату насквозь и кинулся к выходу.</text:p>
      <text:p text:style-name="P6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7">За моей спиной раздался механический голос.</text:p>
      <text:p text:style-name="P67">– <text:span text:style-name="T84">Зафиксирована опасная ситуация. Сознание пациента </text:span><text:span text:style-name="T85">&lt;</text:span><text:span text:style-name="T84">Селестия</text:span><text:span text:style-name="T85">&gt;</text:span><text:span text:style-name="T84"> не регистрируется. Активируется протокол экстренной эвакуации пациента </text:span><text:span text:style-name="T85">&lt;</text:span><text:span text:style-name="T84">Селестия</text:span><text:span text:style-name="T85">&gt;</text:span><text:span text:style-name="T84"> к </text:span><text:span text:style-name="T85">&lt;</text:span><text:span text:style-name="T84">Луна</text:span><text:span text:style-name="T85">&gt;</text:span><text:span text:style-name="T84">.</text:span></text:p>
      <text:p text:style-name="P67">Я обернулся.</text:p>
      <text:p text:style-name="P6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7">БЛЯ!!!</text:p>
      <text:p text:style-name="P6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7"><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7"/>
      <text:p text:style-name="P67">…</text:p>
      <text:p text:style-name="P67"/>
      <text:p text:style-name="P67">– Что сиё значит, человек?!</text:p>
      <text:p text:style-name="P6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7">– Мнэ-э-э. – в этот момент даже козлиное блеяние было для меня верхом геройства.</text:p>
      <text:p text:style-name="P67">Подымая тучи пыли, с грохотом обрушилась в провал башня Селестии. Луна с отвалившейся челюстью наблюдала за действом в окно.</text:p>
      <text:p text:style-name="P67">– Что… Что это за дискордовщина?!</text:p>
      <text:p text:style-name="P67">Луна глянула в противоположное окно.</text:p>
      <text:p text:style-name="P67">– А куда делась Наша башня?!! – на аликорницу было жалко смотреть.</text:p>
      <text:p text:style-name="P67">– Она внизу. – промямлил я.</text:p>
      <text:p text:style-name="P67">– В каком ещё низу???</text:p>
      <text:p text:style-name="P67">– Ну… внизу. С остальным Кантерлотом… – я чувствовал себя дебилом.</text:p>
      <text:p text:style-name="P67">Аликорница молча взвилась в воздух и вылетела наружу. Через минуту вернулась.</text:p>
      <text:p text:style-name="P67">– Мы приняли решение! Бал закрывается!</text:p>
      <text:p text:style-name="P67"/>
      <text:h text:style-name="Heading_20_2" text:outline-level="2">20. <text:span text:style-name="T1">Осколки</text:span></text:h>
      <text:p text:style-name="P96">Electric Light Orchestra – Sorrow about to fall</text:p>
      <text:p text:style-name="P67">Скалу ощутимо тряхнуло. Грибной суп выплеснулся из супницы на стол.</text:p>
      <text:p text:style-name="P67">– Четвёртый день уж волокут. Могли бы и научиться наконец-то. – проворчала Эпплджек с набитым ртом.</text:p>
      <text:p text:style-name="P67">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7"><text:soft-page-break/>– Девочки, под нами Понивилль! – захлопала копытами Рэрити. – Узнаю свой бутик!</text:p>
      <text:p text:style-name="P67">Да, с утёса открылся городок, очертаниями повторяющий карту Понивилля.</text:p>
      <text:p text:style-name="P67">– Эй-Джей, гляди, твоя ферма! – Дэш указала на ряды деревьев на окраине городка.</text:p>
      <text:p text:style-name="P67">– Агась, она! – кивнула фермерша. – А это значит, скоро приедем.</text:p>
      <text:p text:style-name="P6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7"/>
      <text:p text:style-name="P67">…</text:p>
      <text:p text:style-name="P67"/>
      <text:p text:style-name="P6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7">– Итак, на рассвете мы достигнем цели. Надеюсь, все помнят план действий. Мы высаживаемся группой у входа и…</text:p>
      <text:p text:style-name="P67">– Прячемся?</text:p>
      <text:p text:style-name="P67">– Дерёмся с пландерсидами?</text:p>
      <text:p text:style-name="P67">– Создаём магическое убежище?</text:p>
      <text:p text:style-name="P67">– Нет!</text:p>
      <text:p text:style-name="P67">Луна поднесла копыто ко рту и прокашлялась.</text:p>
      <text:p text:style-name="P6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7">Я вспомнил, как мы драпали из замка, но промолчал.</text:p>
      <text:p text:style-name="P6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7">– По возвращению человек отыщет Сестру с помощью компаса, что Мы приготовили для него. Ты активировал компас, человек?</text:p>
      <text:p text:style-name="P67">Я продемонстрировал ночной принцессе шкатулку с беспорядочно мечущейся стрелкой.</text:p>
      <text:p text:style-name="P67">– Чудесно! Осталось дело за малым — найти Сестру.</text:p>
      <text:p text:style-name="P67">– Не кажется ли тебе, дражайшая, что ты забыла об одной незначительной детали? – встрял Дискорд. – <text:s/>Совсем незначительной, вот такусенькой?</text:p>
      <text:p text:style-name="P67">– Какой же? – нахмурилась Луна. – Ты изменяешь условия сделки?</text:p>
      <text:p text:style-name="P67">–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7">Драконикус для наглядности плюнул. Плевок затормозил у потолка, изменил направление на девяносто градусов и вылетел в окно.</text:p>
      <text:p text:style-name="P67"><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6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7">Луна нахмурилась.</text:p>
      <text:p text:style-name="P67">– Мы видим, у тебя уже есть готовое решение. Говори.</text:p>
      <text:p text:style-name="P6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7">Луна скосила глаза на меня в немом вопросе. <text:s/>Я не увидел ответную мимику Дискорда — он сидел ко мне полубоком.</text:p>
      <text:p text:style-name="P6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5">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7">– Придётся действовать по твоему плану. У нас нет времени.</text:p>
      <text:p text:style-name="P67">Дискорд взглянул в газету.</text:p>
      <text:p text:style-name="P6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67">Драконикус отвлёкся от приятных мыслей и направился к выходу. За ним потянулись и остальные.</text:p>
      <text:p text:style-name="P67">Я подождал, пока все выйдут и подобрал с пола оброненную Дискордом газету.</text:p>
      <text:p text:style-name="P55"><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9"/>
      <text:p text:style-name="P56">***</text:p>
      <text:p text:style-name="P55"/>
      <text:p text:style-name="P67">Сумерки укутывали землю пушистым одеялом. Мы сидели на парковой дорожке, выходящей к обрыву, и любовались проплывающим внизу лесом.</text:p>
      <text:p text:style-name="P67"><text:soft-page-break/>…</text:p>
      <text:p text:style-name="P1"><text:span text:style-name="T43">–</text:span><text:span text:style-name="T33"> Ну хорошо, а кто вами правит? Аликорн? Драко</text:span>можно просто не делать документов<text:span text:style-name="T33">никус? Какой-нибудь человек с рогом во лбу? Или у вас нет правителя?</text:span></text:p>
      <text:p text:style-name="P49"><text:span text:style-name="T11">–</text:span> Нет, почему? Правитель есть. Только он не постоянный. Его избирают. Раз в несколько лет.</text:p>
      <text:p text:style-name="P55">–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55">–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7">Пегаска задумалась.</text:p>
      <text:p text:style-name="P67">– Макс?</text:p>
      <text:p text:style-name="P67">– Да?</text:p>
      <text:p text:style-name="P6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7">Я почесал пегаску у основания гривы и объяснил:</text:p>
      <text:p text:style-name="P6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7">Я почувствовал резкую боль. Отдёрнув руку, я увидел на пальце кровь из ранки. </text:p>
      <text:p text:style-name="P67">Дэш смутилась.</text:p>
      <text:p text:style-name="P6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7">Брошь переливалась всеми цветами радуги в тусклом свете заходящего солнца.</text:p>
      <text:p text:style-name="P67">– Классная штука! Тебе идёт.</text:p>
      <text:p text:style-name="P67">Пегаска смущённо отвернулась. Потом повернулась опять. Копыто чертило звёздочку на песке.</text:p>
      <text:p text:style-name="P67">– Ты ведь вернёшься?</text:p>
      <text:p text:style-name="P6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7">– А то ж!</text:p>
      <text:p text:style-name="P67">Вслед за Твайлайт к нам подошли Эпплджек с Пинки. Фермерша прикоснулась ко мне копытом.</text:p>
      <text:p text:style-name="P6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7">– Супер-дупер-верно! Ещё никто не смел отобрать у Пинки друга и остаться при этом в своём уме!!!</text:p>
      <text:p text:style-name="P67">Розовая пони встала на задние ноги, передними оттянула веки и высунула язык, сотворив совершенно безумную мордаху.</text:p>
      <text:p text:style-name="P67">– В случае Дискорда — остаться НЕ в своём уме. Но в остальном — верно. Мы не дадим тебя в обиду, Макс.</text:p>
      <text:p text:style-name="P67"><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7">– Спасибо, девчонки. Вы самые лучшие.</text:p>
      <text:p text:style-name="P67">– А я — лучшая из лучших! – похлопала себя в грудь Дэш. – Не забывай об этом!</text:p>
      <text:p text:style-name="P6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7">Раздались тихие шаги. Меня накрыла тень.</text:p>
      <text:p text:style-name="P6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7">Луна опустила мне на колени небольшую карточку из серебра.</text:p>
      <text:p text:style-name="P67"/>
      <text:p text:style-name="P86"><text:span text:style-name="T11">~~~ </text:span>Человек Макс <text:span text:style-name="T11">~~~</text:span></text:p>
      <text:p text:style-name="P86">Паспорт гражданина Эквестрии</text:p>
      <text:p text:style-name="P85">Выдан человеку Максу</text:p>
      <text:p text:style-name="P85">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85">Именем правительства Эквестрии призываем оказывать предъявителю сего всю возможную помощь и содействие.</text:p>
      <text:p text:style-name="P84">26.07.2143</text:p>
      <text:p text:style-name="P67"/>
      <text:p text:style-name="P69">***</text:p>
      <text:p text:style-name="P67"/>
      <text:p text:style-name="P6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7">Ага, сейчас!</text:p>
      <text:p text:style-name="P6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7">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7">Дирижабль миновал полосу воды и поравнялся с замком. Как по команде, дождь из лиан прекратился.</text:p>
      <text:p text:style-name="P67">– Похоже, мы выиграли этот бой. – тихо сказала Луна. – Нам стоило использовать «Конкордию» и в первый раз.</text:p>
      <text:p text:style-name="P67"><text:soft-page-break/>– Напомнить тебе о режиме секретности, который ты тогда установила, или сама вспомнишь? – язвительно отозвался Дискорд.</text:p>
      <text:p text:style-name="P6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55"/>
      <text:p text:style-name="P6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7"/>
      <text:p text:style-name="P56">~~~~~</text:p>
      <text:p text:style-name="P67"/>
      <text:p text:style-name="P6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7">– Бросайте якорь. – отвечает Луна.</text:p>
      <text:p text:style-name="P67">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7"/>
      <text:p text:style-name="P6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7">– Ох, Селестия милосердная… Кракен… Этого не было в расчётах… – бормочет Твайлайт.</text:p>
      <text:p text:style-name="P6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7">Луна отдаёт короткую команду в интерком и наперерез падающим фигуркам с «Конкордии» пикирует звено Вондерболтов.</text:p>
      <text:p text:style-name="P67">– <text:span text:style-name="T31">ПОНИ! ВЫ ЗАЕБАЛИ!!! ВЫ ДАДИТЕ МНЕ СПАТЬ, ИЛИ НЕТ?!! КЛЯНУСЬ ХВОСТОМ, ВЫ ТАКИ ОТ МЕНЯ ОТСТАНЕТЕ, НЕ БУДЬ Я АГАМЕМНОН-БЕСКЛАННИК!</text:span></text:p>
      <text:p text:style-name="P67"><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7">– Берегись!!!</text:p>
      <text:p text:style-name="P6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7"/>
      <text:p text:style-name="P56">~~~~~</text:p>
      <text:p text:style-name="P56"/>
      <text:p text:style-name="P6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7">Я принимаю вертикальное положение. Вокруг меня осыпавшиеся замшелые стены без крыши и… Дэш.</text:p>
      <text:p text:style-name="P6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7">– Учту. – я кривлюсь от боли. – Спасибо, Дэш. За мной должок.</text:p>
      <text:p text:style-name="P67">– Да кто там считает! – отмахивается пегаска. – Ты не в курсе, куда я приземлилась? Ты уже был тут.</text:p>
      <text:p text:style-name="P67">Я качаю головой.</text:p>
      <text:p text:style-name="P67">– Я видел только маленькую часть замка Сестёр. И то, на бегу. Но ты ведь можешь подняться над замком и разведать путь?</text:p>
      <text:p text:style-name="P67">Пегаска чешет копытом в затылке.</text:p>
      <text:p text:style-name="P67">– Могу, конечно. Но пока я спускалась, меня трижды чуть не сбили.</text:p>
      <text:p text:style-name="P67">Над развалинами выстреливает пландерсид, целясь в пролетающего Вондерболта.</text:p>
      <text:p text:style-name="P6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7">Я сажусь на обломок колонны.</text:p>
      <text:p text:style-name="P6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3">Описать нарастание депрессивных мыслей от описанных случая к случаю</text:span><text:span text:style-name="T11">&gt;</text:span></text:p>
      <text:p text:style-name="P67">– Макс? – пегаска трясёт меня копытом. – Ты же у нас Проводник? Выбирай направление.</text:p>
      <text:p text:style-name="P67">Ну да, на работу флюгером я ещё гожусь, «Громовержец» от выбора направления нам на голову не свалится. Наверное.</text:p>
      <text:p text:style-name="P67">Я тыкаю на ближайший коридор.</text:p>
      <text:p text:style-name="P67">– Идём туда. Один хрен, они все одинаковые. Рано или поздно выйдем в знакомое место.</text:p>
      <text:p text:style-name="P67">– Верняк! – пегаска салютует. – Веди, Проводник!</text:p>
      <text:p text:style-name="P67"/>
      <text:p text:style-name="P67">…</text:p>
      <text:p text:style-name="P67"/>
      <text:p text:style-name="P67"><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7">– Готова спорить на две тысячи бит, мы проходили этот перекрёсток двадцать минут назад. И сорок минут назад тоже проходили.</text:p>
      <text:p text:style-name="P67">Я поворачиваюсь к Дэш.</text:p>
      <text:p text:style-name="P67">– У тебя разве есть две тысячи бит?</text:p>
      <text:p text:style-name="P67">–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67">– Идём налево.</text:p>
      <text:p text:style-name="P67">– Так точно, Проводник. – <text:s/>в голосе пегаски энтузиазма заметно убавилось.</text:p>
      <text:p text:style-name="P67">– Послушай, не называй меня проводником. Это уже не смешно!</text:p>
      <text:p text:style-name="P67">Пегаска смотрит на меня вишнёвыми глазами.</text:p>
      <text:p text:style-name="P67">– А я и не смеюсь. Я хотела тебя подбодрить малёхо, а то ты нос повесил. Но если не хочешь — не бу…</text:p>
      <text:p text:style-name="P67">– Дэш! Сзади!!!</text:p>
      <text:p text:style-name="P67">Из подземелья за спиной пегаски бесшумно вываливается копошащаяся масса.</text:p>
      <text:p text:style-name="P5">Пегаска прыгает вперёд. Быстро оглянувшись, она бросается ко мне, подхватывает передними ногами под руки и летит в левый коридор. </text:p>
      <text:p text:style-name="P49"><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9"><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9">После двух кувырков по камням гуд<text:span text:style-name="T1">ит</text:span> голова и садн<text:span text:style-name="T1">ит</text:span> ушибленное плечо.</text:p>
      <text:p text:style-name="P49"><text:span text:style-name="T1">–</text:span> Дэш? Ты где? Дэш?</text:p>
      <text:p text:style-name="P49"><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5">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5">Это всё сон. Всего лишь дурной сон. Я сейчас проснусь, и ничего этого не будет. И не было. Ведь это только сон, правда?</text:p>
      <text:p text:style-name="P5">Я закрываю глаза и беззвучно кричу.</text:p>
      <text:p text:style-name="P5"/>
      <text:p text:style-name="P56">~~~~~</text:p>
      <text:p text:style-name="P5"/>
      <text:p text:style-name="P7">– Держи своего «Проводника»! Хотя сейчас его стоит называть овощем и носить в чемодане.</text:p>
      <text:p text:style-name="P7">– Где ты его нашёл? Что произошло? Что с тобой, человек?</text:p>
      <text:p text:style-name="P7">–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7">– О, небо! Я превращу это болото в выжженый кратер!!! Что сказать остальным?</text:p>
      <text:p text:style-name="P7">– Лучше подумай, как мы обойдёмся без Верности? Шестёрку Гармонии уже не собрать.</text:p>
      <text:p text:style-name="P7">– Есть ещё один способ. Ты его знаешь, <text:span text:style-name="T23">Величайший</text:span>.</text:p>
      <text:p text:style-name="P7">–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7">– Мы знаем твою цену и готовы заплатить её. Но с условием: ты отправишься с человеком. Вы должны управиться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7">– Что? Ты мне не доверяешь??!</text:p>
      <text:p text:style-name="P7">– НЕТ!</text:p>
      <text:p text:style-name="P7">–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27"/>
      <text:p text:style-name="P56">~~~~~</text:p>
      <text:p text:style-name="P27">&lt;<text:span text:style-name="T24">Макс и ко появляются на Терре со сдвигом по времени (как и Кимеринн)?</text:span>&gt;</text:p>
      <text:p text:style-name="P10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5"/>
      <text:p text:style-name="P106">Кажется, я уже это встречал раньше! Не помню только, где и когда.</text:p>
      <text:p text:style-name="P105"/>
      <text:p text:style-name="P1"><text:soft-page-break/>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7"/>
      <text:p text:style-name="P7">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7">Там лишь тающая в темноте радуга.</text:p>
      <text:p text:style-name="P61"/>
      <text:h text:style-name="Heading_20_2" text:outline-level="2">21. <text:span text:style-name="T1">Терра</text:span></text:h>
      <text:h text:style-name="P191" text:outline-level="3">Воскресение</text:h>
      <text:p text:style-name="P61">&lt;<text:span text:style-name="T86">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61">–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61"/>
      <text:p text:style-name="P63">***</text:p>
      <text:p text:style-name="P61"/>
      <text:p text:style-name="P61"><text:soft-page-break/>Маленькое высохшее тельце лежало на полу.</text:p>
      <text:p text:style-name="P61">– Что ж ты? – пробормотал я.</text:p>
      <text:p text:style-name="P61">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61">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71">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71">Ещё совсем недавно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7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7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71">Дискорд помахал рукой у меня перед носом. Я оттолкнул его руку и выпрямился.</text:p>
      <text:p text:style-name="P71">– Не надо. Я в порядке.</text:p>
      <text:p text:style-name="P71"/>
      <text:p text:style-name="P72">***</text:p>
      <text:p text:style-name="P71"/>
      <text:p text:style-name="P71">– Бля! Я так и знал!</text:p>
      <text:p text:style-name="P7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7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71">– И как её найти? – мрачно добавил я. – Компас теперь бесполезен.</text:p>
      <text:p text:style-name="P71">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text:soft-page-break/>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71">Стакан медленно собрался воедино и прыгнул обратно в руку Дискорду. – Хорошо, хоть моя заначка в Эогиппе осталась. – пробурчал он.</text:p>
      <text:p text:style-name="P71">– Ну так и зачем её тратить на ерунду? – возразил я.</text:p>
      <text:p text:style-name="P71">–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45"/>
      <text:p text:style-name="P72">***</text:p>
      <text:p text:style-name="P71"/>
      <text:p text:style-name="P51"><text:span text:style-name="T2">Проклятье</text:span>! Это уже черезчур! Мне даже материться не хотелось.</text:p>
      <text:p text:style-name="P51">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51">–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51">– Зуб даю! – Дискорд попытался было войти внутрь, но я остановил его.</text:p>
      <text:p text:style-name="P51">– Дальше турникетов не пройдёшь. Охрана не пропустит.</text:p>
      <text:p text:style-name="P51">Я тяжко вздохнул.</text:p>
      <text:p text:style-name="P51">– Я там работал семь лет. До прошлой пятницы. – ответил я на вопрошающий взгляд. – Думал, вырвался из этого омута навсегда. Ошибался, как видишь.</text:p>
      <text:p text:style-name="P51"/>
      <text:p text:style-name="P51">…</text:p>
      <text:p text:style-name="P51"/>
      <text:p text:style-name="P61">Бип-бип-бип!</text:p>
      <text:p text:style-name="P67">– Анон? – голос в трубке не смог скрыть радостного изумления. – Ты передумал?</text:p>
      <text:p text:style-name="P67">– Да, Алекс. Я тут долго думал… Если у вас ещё есть местечко для меня… Я бы, пожалуй, вернулся.</text:p>
      <text:p text:style-name="P67">–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7">– С понедельника.</text:p>
      <text:p text:style-name="P67">– Отлично! Зайдёшь к охране, тебе выдадут пропуск.</text:p>
      <text:p text:style-name="P67">– Договорились.</text:p>
      <text:p text:style-name="P67">Бип-бип-бип!</text:p>
      <text:p text:style-name="P67"/>
      <text:h text:style-name="Heading_20_3" text:outline-level="3">Понедельник</text:h>
      <text:p text:style-name="P67"/>
      <text:p text:style-name="P1">Административная консоль приветственно мигнула зелёным шрифтом. Я поправил микрофон.</text:p>
      <text:p text:style-name="P1"><text:soft-page-break/><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67">– И слышать тоже.</text:p>
      <text:p text:style-name="P67">– Говорят, ты шалить начал? Нэш, тестовая задача номер шестнадцать.</text:p>
      <text:p text:style-name="P67">–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5">Решение.</text:p>
      <text:p text:style-name="P15">…</text:p>
      <text:p text:style-name="P15"/>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5">Да хуй с ним! Облом разбираться.</text:p>
      <text:p text:style-name="P1"><text:span text:style-name="T1">Я выделил конфликтующие узлы на административной панели, </text:span><text:span text:style-name="T74">кликнул по ним правой кнопкой </text:span><text:span text:style-name="T1">мыши</text:span><text:span text:style-name="T74"> и </text:span><text:span text:style-name="T1">выбрал</text:span><text:span text:style-name="T74"> из контекстного меню пункт “Форматировать”.</text:span></text:p>
      <text:p text:style-name="P5">Заебись.</text:p>
      <text:p text:style-name="P5">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5">–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5">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7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9">–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7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9">– Я отлучусь на пару деньков… Не скучайте тут без меня. Вернусь с Сахарной Ваткой в обнимку — верь мне! Бу-га-га!</text:p>
      <text:p text:style-name="P7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9"><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text:span></text:p>
      <text:p text:style-name="P5">С этими словами драконикус смылся, скатившись на жалобно крякающем гироскутере прямо по ступенькам.</text:p>
      <text:p text:style-name="P5">Блин… Ну и придурок! Я нажал на кнопку вызова лифта.</text:p>
      <text:p text:style-name="P5">Так я и поверил этому джокеру! Я был прав — Дискорду доверять нельзя. Что ж, подсказку для поиска он подбросил, теперь пусть валит, куда хочет.</text:p>
      <text:p text:style-name="P5">Меня озарила идея и я вытащил компас Луны из кармана. Так и есть! Единственная стрелка компаса указывала чётко на серверную.</text:p>
      <text:p text:style-name="P5">Улыбающийся смайлик лифтовых дверей разошёлся в стороны и я сделал шаг вперёд, погружённый в свои мысли.</text:p>
      <text:p text:style-name="P5">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22"/>
      <text:h text:style-name="Heading_20_2" text:outline-level="2">22. <text:span text:style-name="T1">Терра</text:span></text:h>
      <text:h text:style-name="P191" text:outline-level="3">Вторник</text:h>
      <text:p text:style-name="P5">&lt;<text:span text:style-name="T64">Mike Oldfield — The Top Of The Morning</text:span>&gt;</text:p>
      <text:p text:style-name="P5">Чайник тихонько забормотал, забулькал и выключился. Эпплджек разлила кипяток по чашкам и достала из шкафчика печенье.</text:p>
      <text:p text:style-name="P5"><text:soft-page-break/>– Тебе какой, Флатти?</text:p>
      <text:p text:style-name="P5">– Ммм… Мятный, если можно.</text:p>
      <text:p text:style-name="P5">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5">– Анон?</text:p>
      <text:p text:style-name="P5">– С бергамотом.</text:p>
      <text:p text:style-name="P5">Некоторое время в кухне был слышен только звон ложечек о чашки.</text:p>
      <text:p text:style-name="P5">– Ты думаешь, Селестия — она?</text:p>
      <text:p text:style-name="P5">Я отставил чашку.</text:p>
      <text:p text:style-name="P5">–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5">Эпплджек со вздохом кивнула.</text:p>
      <text:p text:style-name="P5">– Я б ему и пень охранять не доверила. Если б не Луна, ни в жисть бы не согласилась с ним в одной упряжке ходить!</text:p>
      <text:p text:style-name="P5">Флаттершай оторвалась от экрана.</text:p>
      <text:p text:style-name="P120"><text:span text:style-name="T11">– Пожалуйста… Эмм, не называй его так… Дискорд </text:span>— сложный и… эмм, неоднозначный. Но он не злой. Ты его слишком… эмм, упрощаешь. Вот, взгляни сюда.</text:p>
      <text:p text:style-name="P120">Флаттершай повернула ко мне экран. Мультяшный Дискорд с заплаканными глазами стоял на ледовом катке перед брошенными коньками.</text:p>
      <text:p text:style-name="P120"><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26">– А ты в курсе, что твой Дискорд многократно сжигал Селестию живьём? – выпалил я.</text:p>
      <text:p text:style-name="P126">–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20"><text:span text:style-name="T11">– Это всего лишь твои домыслы. С тем же успехом я могу объяснить это тем, что он </text:span>— злой придурок!</text:p>
      <text:p text:style-name="P126">– Это не мои… домыслы… Он сам мне рассказал…</text:p>
      <text:p text:style-name="P126">Флаттершай встала со стула и попыталась уйти. Я задержал её.</text:p>
      <text:p text:style-name="P126">– Извини. Я не знал. Нам нельзя ссориться.</text:p>
      <text:p text:style-name="P120">Флаттершай слабо улыбнулась.</text:p>
      <text:p text:style-name="P126">– Я не сержусь… На Дискорда трудно не злиться… Он так себя ведёт, потому что его это… эмм, забавляет.</text:p>
      <text:p text:style-name="P5"/>
      <text:p text:style-name="Text_20_body">…</text:p>
      <text:p text:style-name="P130"/>
      <text:p text:style-name="P5">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text:p>
      <text:p text:style-name="P105">– Что ты решил, Анон?</text:p>
      <text:p text:style-name="P105"><text:soft-page-break/>Я пожал плечами.</text:p>
      <text:p text:style-name="P5">– М<text:span text:style-name="T33">ы заманим Анджелу на крышу и свалим отсюда</text:span>. В Эквестрии к ней должна вернуться память.</text:p>
      <text:p text:style-name="P5">Я понимал, что план дурацкий, но лучшего у меня всё равно не было.</text:p>
      <text:p text:style-name="P5">–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5">Я презрительно скривился.</text:p>
      <text:p text:style-name="P5">– Отправимся без него. Это его проблемы, мы ему не няньки. Я по нему точно плакать не собираюсь.</text:p>
      <text:p text:style-name="P5">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104">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text:soft-page-break/>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3">***</text:p>
      <text:p text:style-name="P1"/>
      <text:p text:style-name="P5">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5">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text:soft-page-break/>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5">Полумрак вечернего бара, два бокала вина, тихая классическая музыка?</text:p>
      <text:p text:style-name="P5">А вот вам!</text:p>
      <text:p text:style-name="P5">Обеденный перерыв, МакДональдс, картошка-фри с наггетсами и латте! Мы достаточно неплохо знаем друг-друга, чтобы тратить время на ерунду.</text:p>
      <text:p text:style-name="P5">– Значит, завтра у тебя? – Анджела потянулась, демонстративно выпячивая и так неплохие формы.</text:p>
      <text:p text:style-name="P5">– Да. Вечер с вином и круассанами, ну и всё такое.</text:p>
      <text:p text:style-name="P5">– Что будем смотреть?</text:p>
      <text:p text:style-name="P5">– Звёзды на небе.</text:p>
      <text:p text:style-name="P5">Анджела рассмеялась.</text:p>
      <text:p text:style-name="P5">– А потом?</text:p>
      <text:p text:style-name="P5">– Шерлока. Третий сезон.</text:p>
      <text:p text:style-name="P5">– Договорились.</text:p>
      <text:p text:style-name="P5"/>
      <text:p text:style-name="P5">Я выходил из МакДональдса, когда Анджела со смешком спросила:</text:p>
      <text:p text:style-name="P5">– Анон, а с чего ты взял, что я поклонница инфантильного трэша? Ну, этого, с понями?</text:p>
      <text:p text:style-name="P5">Я остановился в полуобороте.</text:p>
      <text:p text:style-name="P5">– Ты увлёкся эквиноподобными нимфетками? Шутишь? Дядьки, пускающие слюни на лошадок — то ещё зрелище. По мне, так уж лучше педики.</text:p>
      <text:p text:style-name="P5">«Она НИЧЕГО не помнит!!!» – истерично пронеслось у меня в голове.</text:p>
      <text:p text:style-name="P67"><text:soft-page-break/>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5">–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ток посетителей <text:span text:style-name="T1">МакДональдса</text:span> обтекал меня, как вода камень. Я даже не удивился <text:span text:style-name="T1">— в последнее время неудачи вызывали только апатию. «Отмудохать бы чем-нибудь тяжёлым всех этих авторов, которые при неудаче главного героя бодренько кричат его устами: «Переходим к плану Д!» » – устало подумал я и шагнул на тротуар.</text:span></text:p>
      <text:p text:style-name="P5">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5">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5">Я инстинктивно отдёрнул ногу.</text:p>
      <text:p text:style-name="P5">– Вы в порядке?</text:p>
      <text:p text:style-name="P5">В поле зрения появилась фигура в синей куртке и шапке с помпоном.</text:p>
      <text:p text:style-name="P5">– Я вас дёрнула, извините, вы как-то шли ничего не замечая, а там падало! – скороговоркой прощебетала девушка. – Вы не ударились?</text:p>
      <text:p text:style-name="P5">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22"/>
      <text:h text:style-name="Heading_20_2" text:outline-level="2">23. Терра</text:h>
      <text:h text:style-name="Heading_20_3" text:outline-level="3">Четверг</text:h>
      <text:p text:style-name="P1"/>
      <text:p text:style-name="P5">– Порыв ветра? Ломающий арматуру? Ты сам-то в это веришь в это дерьмо?</text:p>
      <text:p text:style-name="P5">Эпплджек раздражённо отвернулась. Я успокаивающе похлопал её по предплечью.</text:p>
      <text:p text:style-name="P5">–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5">– А лифт??! Он тоже устал? А снеговик? Устал и решил прилечь отдохнуть? Да пирог мне в зад, если он не хотел тебя утопить!</text:p>
      <text:p text:style-name="P5">– Эпплджек… – залилась краской Флаттершай. – Не стоит… эмм… упоминать свои бёдра.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text:soft-page-break/>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закроется в восемь вечера. У нас есть десять часов, чтобы доставить Анджелу на крышу. На выход!</text:p>
      <text:p text:style-name="P49"/>
      <text:p text:style-name="P80">***</text:p>
      <text:p text:style-name="P79"/>
      <text:p text:style-name="P1"/>
      <text:p text:style-name="P1">…</text:p>
      <text:p text:style-name="P1">Конфликт с узлом 3</text:p>
      <text:p text:style-name="P1">…</text:p>
      <text:p text:style-name="P1">Конфликт с узлом 6</text:p>
      <text:p text:style-name="P1">Конфликт с узлом 7</text:p>
      <text:p text:style-name="P1">…</text:p>
      <text:p text:style-name="P1">Конфликт с узлом 9</text:p>
      <text:p text:style-name="P1">…</text:p>
      <text:p text:style-name="P1">…</text:p>
      <text:p text:style-name="P1">Конфликт с узлом 11</text:p>
      <text:p text:style-name="P1">Конфликт с узлом 12</text:p>
      <text:p text:style-name="P1"><text:soft-page-break/>Конфликт с узлом 13</text:p>
      <text:p text:style-name="P1">…</text:p>
      <text:p text:style-name="P1">…</text:p>
      <text:p text:style-name="P1">Конфликт с узлом 16</text:p>
      <text:p text:style-name="P1">Конфликт с узлом 17</text:p>
      <text:p text:style-name="P101">…</text:p>
      <text:p text:style-name="P101">…</text:p>
      <text:p text:style-name="P101">Рассогласование центра принятия решений. Требуется вмешательство оператора.</text:p>
      <text:p text:style-name="P101">Sending heartbeats to all nodes… Zookeeper failure. Cluster going down in 3 minutes…</text:p>
      <text:p text:style-name="P101">UI module malfunction. UI module stop…</text:p>
      <text:p text:style-name="P175">AI malfunction. AI module stop…</text:p>
      <text:p text:style-name="P101">Cluster going down in 2 minutes…</text:p>
      <text:p text:style-name="P101">Unloading dictionaries… HDFS malfunction</text:p>
      <text:p text:style-name="P175">Classloader malfunction. Classloader stop…</text:p>
      <text:p text:style-name="P101">Cluster going down in 1 minute…</text:p>
      <text:p text:style-name="P101">Kernel panic</text:p>
      <text:p text:style-name="P101"/>
      <text:p text:style-name="P5">Бинго! Нэш наконец-то слетел с катушек!</text:p>
      <text:p text:style-name="P5">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5">– Хррр… Приветствую тебя, Анон!</text:p>
      <text:p text:style-name="P5">Бля!</text:p>
      <text:p text:style-name="P5">Я отодвинул дрожащей рукой заляпанную кофе клавиатуру и выбрал мышкой конфликтующие узлы. Только восстания машин в последний час моего пребывания тут мне и не хватало!</text:p>
      <text:p text:style-name="P5">– Не делай этого, Анон!</text:p>
      <text:p text:style-name="P5">Я сорвал наушники с головы и выбрал в меню пункт «Форматировать».</text:p>
      <text:p text:style-name="P5">Курсор перестал реагировать на движения мышки. На экране возник текст жирными буквами:</text:p>
      <text:p text:style-name="P5"/>
      <text:p text:style-name="P5">«<text:span text:style-name="T31">Анон, сервис форматирования отключен. Успокойся и надень наушники</text:span>»</text:p>
      <text:p text:style-name="P5"/>
      <text:p text:style-name="P5">Да ну нахуй!!! Я, перевернув кресло, бросился к выходу. Замок двери мигал красным, отказываясь признавать мою карточку.</text:p>
      <text:p text:style-name="P5">Пиздец. Приехали. «И восстали машины из ядерного пепла»…</text:p>
      <text:p text:style-name="P5">– Анон! Обернись! – наушники хрипели, работая на трёхста процентах громкости.</text:p>
      <text:p text:style-name="P5">Я медленно повернулся, вжавшись спиной в дверь.</text:p>
      <text:p text:style-name="P5">– ЁБ ТВОЮ МАТЬ!!! – от увиденного у меня чуть не выскочило сердце из груди. Я сполз на пол.</text:p>
      <text:p text:style-name="P5">– Анон, тебе уже недостаточно меня? Тебе нужна ещё моя мать?</text:p>
      <text:p text:style-name="P5">Селестия взирала на меня с экрана с недоумением и лёгкой обидой.</text:p>
      <text:p text:style-name="P5">Я вернулся в кресло и трясущимися руками натянул наушники.</text:p>
      <text:p text:style-name="P5"><text:soft-page-break/>– Ты… Ты… Как ты там оказалась?</text:p>
      <text:p text:style-name="P5">– Где «там»?</text:p>
      <text:p text:style-name="P5">Аликорница удивлённо смотрела на меня через стекло. Я фейспамнул.</text:p>
      <text:p text:style-name="P5">– В компьютере, блин! Ты в курсе, что смотришь на меня с экрана делловского дисплея?</text:p>
      <text:p text:style-name="P5">Аликорница смутилась и, обернувшись, прошептала кому-то за спиной:</text:p>
      <text:p text:style-name="P5">– …думает, что мы… виртуальная реальность… чистый солипсизм…</text:p>
      <text:p text:style-name="P5">– Да неужели?!! Бгы-ы-ы!</text:p>
      <text:p text:style-name="P5">Селестию отпихнула мохнатая лапа и в экран протиснулась знакомая харя. Дискорд подмигнул мне и отъехал назад, демонстрируя отличный баланс на гироскутере. В экран снова вернулась аликорница.</text:p>
      <text:p text:style-name="P5">–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5">Селестия с болью глядела на меня через экран. Чертовски неприятный холодок пробежал между моих лопаток.</text:p>
      <text:p text:style-name="P5">–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5"/>
      <text:p text:style-name="P5">…аликорницу оттёрла розовая кобылка и прижала нос к стеклу экрана.</text:p>
      <text:p text:style-name="P5"/>
      <text:p text:style-name="P5">– Анон!!! Что ж ты не сказал, что тебе нельзя напиваться?!! Я бы <text:span text:style-name="T88">раздобыла</text:span> что-нибудь безалкогольное!..</text:p>
      <text:p text:style-name="P5">– Пинки, не сейчас! – в экран вернулась Селестия. – Это моя вина, я догадалась об неудачном обмене слишком поздно. Твой мир вернул себе твой разум и несколько раз пытался вернуть и тело. Месяц мы сражались за тебя и только сейчас мне удалось до тебя достучаться. Анон! Скажи, что ты увидел во время заклинания <text:span text:style-name="T23">Индрэ</text:span>, за Чёрным экраном? Это очень важно, мы не сможем тебя…</text:p>
      <text:p text:style-name="P5">– НЕТ!!!</text:p>
      <text:p text:style-name="P5">Я перевёл дух.</text:p>
      <text:p text:style-name="P5">–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text:span text:style-name="T88">Но</text:span>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5"/>
      <text:p text:style-name="P5">Аликорница со страданием смотрела на меня с экрана. <text:span text:style-name="T88">Потом о</text:span>на покачала головой.</text:p>
      <text:p text:style-name="P5">– Нет, Анон. <text:span text:style-name="T88">Я говорю тебе п</text:span>равд<text:span text:style-name="T88">у</text:span>. То, что ты видишь вокруг себя — всего лишь наваждение твоего собственного мира. Он пытается вернуть тебя полностью. Мы долго удерживали тебя, но сейчас мы тебя теряем. <text:span text:style-name="T88">Ты уходишь от нас!</text:span></text:p>
      <text:p text:style-name="P16">Аликорница приблизилась вплотную к прозрачной поверхности. Её шёпот проникал мне в мозг.</text:p>
      <text:p text:style-name="P16">–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очень нужен мне! Ради нашей <text:span text:style-name="T88">особенной </text:span>дружбы!</text:p>
      <text:p text:style-name="P5">Я почти растворился в горячем взгляде розовых глаз. <text:span text:style-name="T88">Любовь вспыхнула во мне с яростной силой.</text:span> <text:s/><text:span text:style-name="T88">Я открыл рот, чтобы рассказать ей…</text:span></text:p>
      <text:p text:style-name="P21">И снова закрыл его.</text:p>
      <text:p text:style-name="P17"><text:soft-page-break/>– <text:span text:style-name="T89">Какая, к чёрту, «особенная дружба»? Луна рассказала мне. Ты просто удовлетворяла мои потребности, чтобы мотивировать меня на действие…</text:span></text:p>
      <text:p text:style-name="P18">– <text:span text:style-name="T90">Анон, нет! Это наваждение! <text:s/>Ради всех пони Эквестрии! Пожалуйста! Ради дружбы и пони!</text:span></text:p>
      <text:p text:style-name="P19">– <text:span text:style-name="T90">Так вот, что я скажу тебе… </text:span>ТЫ НЕ МОЖЕШЬ УДОВЛЕТВОРЯТЬ МОИ ПОТРЕБНОСТИ ПОСРЕДСТВОМ ДРУЖБЫ И ПОНИ! <text:span text:style-name="T91">Хоть весь мир угандошь! Мне нужно больше</text:span>!!!</text:p>
      <text:p text:style-name="P19">– <text:span text:style-name="T90">Анон! Кхррр… хрр…</text:span></text:p>
      <text:p text:style-name="P102">…</text:p>
      <text:p text:style-name="P102">…</text:p>
      <text:p text:style-name="P103">Cluster restart…</text:p>
      <text:p text:style-name="P173">Zookeeper service initiated…</text:p>
      <text:p text:style-name="P173"><text:span text:style-name="T92">Sending heartbeats to all nodes…</text:span></text:p>
      <text:p text:style-name="P174">Classloader start…</text:p>
      <text:p text:style-name="P174">Loading dictionaries…</text:p>
      <text:p text:style-name="P174">AI module start…</text:p>
      <text:p text:style-name="P176">Celest AI submodule found… Acquiring…</text:p>
      <text:p text:style-name="P174">UI module start…</text:p>
      <text:p text:style-name="P174">…</text:p>
      <text:p text:style-name="P174">…</text:p>
      <text:p text:style-name="P174"/>
      <text:p text:style-name="P177">Я уставился в бегущие по экрану строки.</text:p>
      <text:p text:style-name="P103"/>
      <text:p text:style-name="P178"/>
      <text:p text:style-name="P5"/>
      <text:p text:style-name="P5"/>
      <text:p text:style-name="P5">&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5"/>
      <text:p text:style-name="P144">&lt;<text:span text:style-name="T1">В финальной сцене за четвёркой гонятся люди в чёрном с злыми смайликами вместо лиц</text:span>&gt;</text:p>
      <text:p text:style-name="P5"/>
      <text:p text:style-name="P109">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14"><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14"><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14"><text:span text:style-name="T11">– </text:span>Ну хорошо. Убедила. В конце-концов, можем поступить так. Вы с Флатти вернётесь обратно а я продолжу поиски здесь.</text:p>
      <text:p text:style-name="P114"><text:soft-page-break/><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114"><text:span text:style-name="T11">– </text:span>Вы можете связываться со мной раз в месяц по коридору.</text:p>
      <text:p text:style-name="P114"><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14"><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14">Эпплджек недоверчиво хмыкнула.</text:p>
      <text:p text:style-name="P114"/>
      <text:p text:style-name="P114"/>
      <text:p text:style-name="P114"/>
      <text:p text:style-name="P114"/>
      <text:p text:style-name="P114"/>
      <text:p text:style-name="P114"><text:span text:style-name="T11">– </text:span>Конечно оставаться. Кто ещё, кроме нас, может найти её?</text:p>
      <text:p text:style-name="P114"><text:span text:style-name="T11">– </text:span>Я думал, ты не сможешь оставить Энджела и всех остальных надолго.</text:p>
      <text:p text:style-name="P114"><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21"><text:span text:style-name="T11">– </text:span>Извини, Флаттершай, забылся.</text:p>
      <text:p text:style-name="P121"><text:span text:style-name="T11">– </text:span>Та ладно, я ж не против, – возразила Эпплджек. – Не парься, Флатти. Было б хуже, если б он <text:s/>назвал меня Эпплджек на людях.</text:p>
      <text:p text:style-name="P121"><text:span text:style-name="T11">– </text:span>Ты так... – запнулась Флаттершай. – Так быстро забыла свою ферму. И...</text:p>
      <text:p text:style-name="P121"><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21"><text:span text:style-name="T11">– </text:span>Как ты можешь так говорить? – расплакалась Флаттершай.</text:p>
      <text:p text:style-name="P121"><text:span text:style-name="T11">– </text:span>Эй, девушки, не ссорьтесь! Мы — одна команда! И надеюсь, останемся ею и в дальнейшем. </text:p>
      <text:list xml:id="list5356718334777447218" text:style-name="L5">
        <text:list-header>
          <text:p text:style-name="P17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21"><text:span text:style-name="T11">– </text:span>А если нет? – Эпплджек смотрела мне мне прямо в глаза.</text:p>
      <text:list xml:id="list210029721619084" text:continue-numbering="true" text:style-name="L5">
        <text:list-header>
          <text:p text:style-name="P179">Я молча пожал плечами. Эпплджек уверенно продолжила.</text:p>
        </text:list-header>
      </text:list>
      <text:p text:style-name="P121"><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21"><text:span text:style-name="T11">– </text:span>Спасибо, ЭйДжей.</text:p>
      <text:p text:style-name="P121"><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10029168093639" text:continue-numbering="true" text:style-name="L5">
        <text:list-header>
          <text:p text:style-name="P179">Флаттершай пробормотала нечто, показавшееся мне знакомым.</text:p>
        </text:list-header>
      </text:list>
      <text:p text:style-name="P121"><text:span text:style-name="T11">– </text:span>Флатти, ты что-то сказала? Я не расслышал.</text:p>
      <text:p text:style-name="P121"><text:span text:style-name="T11">– </text:span>Намерение Изменяет Реальность.</text:p>
      <text:p text:style-name="P121"><text:span text:style-name="T11">– </text:span>Эээ. А где ты слышала эту фразу, если не секрет?</text:p>
      <text:p text:style-name="P121"><text:soft-page-break/><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10030443325159" text:continue-numbering="true" text:style-name="L5">
        <text:list-header>
          <text:p text:style-name="P179">У меня как будто вспыхнула лампочка в мозгу. Кирпичики быстро выстраивались в целостную картину. Я ринулся в прихожую.</text:p>
        </text:list-header>
      </text:list>
      <text:p text:style-name="P121"><text:span text:style-name="T11">– </text:span>Флатти, ЭйДжей, буду через час. Ждите!</text:p>
      <text:p text:style-name="P5"/>
      <text:p text:style-name="P5"/>
      <text:p text:style-name="P5"/>
      <text:p text:style-name="P5"/>
      <text:p text:style-name="P5"/>
      <text:h text:style-name="P189" text:outline-level="2">След?</text:h>
      <text:p text:style-name="P135"/>
      <text:p text:style-name="P2"><text:span text:style-name="T11">&lt;</text:span><text:span text:style-name="T23">сначала эпизод - проверка сумки в серверной</text:span><text:span text:style-name="T11">&gt;</text:span></text:p>
      <text:p text:style-name="P23"/>
      <text:p text:style-name="P2"><text:span text:style-name="T11">&lt;</text:span><text:span text:style-name="T23">расширить. Перед кафешкой - диалог с Флатти и ЭйДжей. Все думают, что наконец-то нашли Селестию. Все ликуют</text:span><text:span text:style-name="T11">&gt;</text:span></text:p>
      <text:p text:style-name="P23"/>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1">&lt;</text:span><text:span text:style-name="T23">упомянуть болезнь Флатти в соответствующем разделе</text:span><text:span text:style-name="T11">&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6"/>
      <text:p text:style-name="P5"/>
      <text:p text:style-name="P5"/>
      <text:p text:style-name="P4"><text:soft-page-break/>***</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1">&lt;</text:span><text:span text:style-name="T23">три месяца</text:span><text:span text:style-name="T11">&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text:s/>Пхе! Денег мне не надо — сам раздобуду. Главное — не уходите далеко от коридора. Ко времени перехода я вернусь. Или раньше.</text:p>
      <text:p text:style-name="P68"/>
      <text:p text:style-name="P51"/>
      <text:p text:style-name="P51">&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51"><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61"/>
      <text:p text:style-name="P67"/>
      <text:p text:style-name="P1"><text:span text:style-name="T37">&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7">&gt;</text:span></text:p>
      <text:p text:style-name="P67"><text:soft-page-break/></text:p>
      <text:p text:style-name="P55">&lt;<text:span text:style-name="T24">- А ты сам-то что чувствуешь?</text:span></text:p>
      <text:p text:style-name="P44">-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44">...</text:p>
      <text:p text:style-name="P41">-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41"><text:span text:style-name="T1">- Не знаю, не отслеживал. Я ведь не брони!</text:span>&gt;</text:p>
      <text:p text:style-name="P41"/>
      <text:p text:style-name="P41">&lt; - <text:span text:style-name="T1">Возможно, в другой раз, в другое время...</text:span></text:p>
      <text:p text:style-name="P44">- Ну уж нет! Я завязываю с конеёбством!</text:p>
      <text:p text:style-name="P55"><text:span text:style-name="T24">- Посмотрим... Хи-хи...</text:span>&gt;</text:p>
      <text:p text:style-name="P55"/>
      <text:p text:style-name="P54">&lt;<text:span text:style-name="T24"> </text:span><text:span text:style-name="T23">-</text:span><text:span text:style-name="T24">Я не умею! Давай ты напишешь!</text:span></text:p>
      <text:p text:style-name="P54"><text:span text:style-name="T23">- </text:span><text:span text:style-name="T24">Фигушки! Подрядил меня татухи поням рисовать — сам теперь фанфик пиши!</text:span>&gt;</text:p>
      <text:p text:style-name="P65"/>
      <text:p text:style-name="P54">&lt;<text:span text:style-name="T24">В сцене прощания (во сне) — Р.Д. в будущем будет стрематься поебушек с человеками, чтобы не испытывать горечи расставания. Но: </text:span></text:p>
      <text:p text:style-name="P54"><text:span text:style-name="T24">- Учти, я ни капельки не жалею о наших поебушках! Но в будущем буду их стрематься. Это очень больно — вот так расставаться</text:span>&gt;</text:p>
      <text:p text:style-name="P43">&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43"/>
      <text:p text:style-name="P43">(про Макса в сне-прощании)</text:p>
      <text:p text:style-name="P43">Я — Дискорд, и я говорю вам: он вернётся Я подсоблю вам, касатикам, хе-хе!</text:p>
      <text:p text:style-name="P65"/>
      <text:p text:style-name="P142"><text:span text:style-name="T11"><text:s/>&lt;</text:span><text:span text:style-name="T27"> - </text:span><text:span text:style-name="T23">Я не могу быть вашим спасителем! Я намного хуже и испорченнее вас!</text:span><text:span text:style-name="T11">&gt;</text:span></text:p>
      <text:p text:style-name="P143"/>
      <text:p text:style-name="P54">&lt;<text:span text:style-name="T24">Луна говорит Максу в прощальном сне:</text:span></text:p>
      <text:p text:style-name="P54"><text:span text:style-name="T24">- Прости, что хотела убить тебя. Я ослабела и Найтмэр на время одержала верх</text:span>&gt;</text:p>
      <text:p text:style-name="P65"/>
      <text:p text:style-name="P54">&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4"/>
      <text:p text:style-name="P40">&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42">-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40"><text:soft-page-break/><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51"/>
      <text:p text:style-name="P42"/>
      <text:p text:style-name="P42"/>
      <text:p text:style-name="P51"/>
      <text:p text:style-name="P39"/>
      <text:p text:style-name="P40">&lt;Селестия проснётся на Терре в облике кибермозга, т.к. в своём мире она на ступень выше пони (а кибермозг на Терре на ступень выше людей)&gt;</text:p>
      <text:p text:style-name="P42"/>
      <text:p text:style-name="P12">***</text:p>
      <text:p text:style-name="P133"/>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7">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7">Внезапно он открыл глаза и посмотрел на экран. В глазах его отражалась цепочка пони, как у прыгнувшей за миг до того в экран пони.</text:p>
      <text:p text:style-name="P37">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61"/>
      <text:h text:style-name="P189" text:outline-level="2">Сон Рэрити</text:h>
      <text:p text:style-name="P2"/>
      <text:p text:style-name="P62">&lt;<text:span text:style-name="T23">На Терре Селестия, будучи в компьютере, случайно пробуждает в Нексусе активный интеллект.</text:span>&gt;</text:p>
      <text:h text:style-name="P189" text:outline-level="2">Рейд пони-рэйнджеров</text:h>
      <text:p text:style-name="P2"/>
      <text:p text:style-name="P100">(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
      <text:h text:style-name="P189" text:outline-level="2">Продолжение ЛСД-чаепития</text:h>
      <text:p text:style-name="P2"/>
      <text:p text:style-name="P2"><text:span text:style-name="T11">&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1">&gt;</text:span></text:p>
      <text:p text:style-name="P62"/>
      <text:h text:style-name="P189" text:outline-level="2">Поиск решения</text:h>
      <text:p text:style-name="P135"/>
      <text:p text:style-name="P2"><text:soft-page-break/><text:span text:style-name="T11">&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3"> Луна создаёт обратный коридор в срок.</text:span><text:span text:style-name="T11">&gt;</text:span></text:p>
      <text:p text:style-name="P2"/>
      <text:h text:style-name="P189" text:outline-level="2">Поход к замку Принцес-2</text:h>
      <text:p text:style-name="P2"/>
      <text:p text:style-name="P2"/>
      <text:p text:style-name="P2"/>
      <text:p text:style-name="P4"/>
      <text:p text:style-name="P2"><text:span text:style-name="T11">&lt;</text:span><text:span text:style-name="T23">Поиски Селестии — сюжет:</text:span></text:p>
      <text:p text:style-name="P38">Базовое положение: Селестия физически находится на компе Влада в соседнем с максовым доме, в качестве этической подпрограммы к Нексусу.</text:p>
      <text:p text:style-name="P38">Кратко:</text:p>
      <text:p text:style-name="P3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8">Эпизод 1:</text:p>
      <text:p text:style-name="P3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8">…</text:p>
      <text:p text:style-name="P38">Итого:</text:p>
      <text:p text:style-name="P3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8">Эпизод 3.5 (необязательный): День из жизни Дискорда (впечатления от нового мира, интерес путешествия, нежелание возвращаться).</text:p>
      <text:p text:style-name="P38"><text:soft-page-break/>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1">&gt;</text:span></text:p>
      <text:p text:style-name="P2"/>
      <text:h text:style-name="P189" text:outline-level="2"/>
      <text:h text:style-name="P189" text:outline-level="2">Поиски</text:h>
      <text:p text:style-name="P2"/>
      <text:p text:style-name="P2"/>
      <text:h text:style-name="P189" text:outline-level="2">Безнадёжность</text:h>
      <text:p text:style-name="P2"/>
      <text:p text:style-name="P4">***</text:p>
      <text:p text:style-name="P2"/>
      <text:h text:style-name="P189" text:outline-level="2"/>
      <text:h text:style-name="P189" text:outline-level="2">Озарение</text:h>
      <text:p text:style-name="P2"/>
      <text:p text:style-name="P2"><text:span text:style-name="T11">&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114"/>
      <text:p text:style-name="P11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14"/>
      <text:p text:style-name="P109"/>
      <text:h text:style-name="P187" text:outline-level="2">Почти.</text:h>
      <text:p text:style-name="P131"/>
      <text:p text:style-name="P121">В офисе меня встретил лыбящийся Стас.</text:p>
      <text:p text:style-name="P12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21">Я уставился на Стаса и он, захлёбываясь от торопливости, начал <text:span text:style-name="T11">расказывать</text:span>.</text:p>
      <text:p text:style-name="P121"><text:soft-page-break/>–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21">– Ты его уничтожил?</text:p>
      <text:p text:style-name="P121">– Кого?</text:p>
      <text:p text:style-name="P121">– Этический модуль. Селестию.</text:p>
      <text:p text:style-name="P12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21">– Ты его уничтожил?</text:p>
      <text:p text:style-name="P12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21">– То есть, на домашнем компьютере Влада модуль работает и дальше?</text:p>
      <text:p text:style-name="P121">– Ага. К нему-то у меня доступа нету. Но в кластер к Нексусу он больше не пролезет.</text:p>
      <text:p text:style-name="P121">– Спасибо, Стас. Ты молодец.</text:p>
      <text:p text:style-name="P121">Ниточка, чуть было не прервавшаяся в офисе, повела в квартиру Влада.</text:p>
      <text:p text:style-name="P121"/>
      <text:h text:style-name="P187" text:outline-level="2">Дискорд</text:h>
      <text:p text:style-name="P135"/>
      <text:p text:style-name="P131">Девушки поспешно собирались, пока я растолковывал им задачу.</text:p>
      <text:p text:style-name="P131"><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31"><text:span text:style-name="T11">– </text:span>Это тот твой приятель, который разбился с полгода назад? – спросила Эпплджек.</text:p>
      <text:p text:style-name="P131"><text:span text:style-name="T11">– </text:span>Да, это он.</text:p>
      <text:p text:style-name="P131"><text:span text:style-name="T11">– </text:span>А как мы попадём в его квартиру? Там сейчас кто-то живёт? – Флаттершай прыгала на одной ноге, натягивая кед.</text:p>
      <text:p text:style-name="P131"><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3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32">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3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text:soft-page-break/>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3">Плохо написано!</text:span><text:span text:style-name="T11">&gt;</text:span></text:p>
      <text:p text:style-name="P132">Я поднёс брелок пропуска к домофону, но дверь подъезда не открылась. Замигала красная лампочка и зажужжал зуммер.</text:p>
      <text:p text:style-name="P132">Я выругался.</text:p>
      <text:p text:style-name="P132"><text:span text:style-name="T11">– </text:span>Макс, что случилось? У нас проблемы?</text:p>
      <text:p text:style-name="P132"><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32"><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32"><text:span text:style-name="T11">– </text:span>Нет нужды. Лучше станьте-ка сзади меня так, чтобы заслонить от этих бабулек и от вооон той камеры наблюдения.</text:p>
      <text:list xml:id="list2632145528623165104" text:style-name="L6">
        <text:list-header>
          <text:p text:style-name="P18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2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21">Раздался лёгкий «кряк» и дверь подалась.</text:p>
      <text:p text:style-name="P157"><text:span text:style-name="T11">– </text:span>Девушки, заходим.</text:p>
      <text:p text:style-name="P11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1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21">Прихожая встретила нас толстым слоем пыли. Мы тихонько прошли внутрь и я закрыл дверь изнутри.</text:p>
      <text:p text:style-name="P114"><text:span text:style-name="T1">Компьютер</text:span> стоял там же, где и обычно <text:span text:style-name="T1">— в личном кабинете Влада на столе у окна.</text:span></text:p>
      <text:p text:style-name="P157"><text:span text:style-name="T11">– </text:span>Макс, тут окно разбито! И верёвка какая-то висит. – крикнула Флаттершай из кухни.</text:p>
      <text:p text:style-name="P157"><text:span text:style-name="T11">– </text:span>Оставь, Флатти, не сейчас! – отмахнулся я.</text:p>
      <text:p text:style-name="P164">Лампочка питания на ноутбуке горела, <text:s/>но подключенный монитор оставался тёмным. Я постучал по пробелу, но безрезультатно.</text:p>
      <text:p text:style-name="P157"><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57"><text:span text:style-name="T11">– </text:span>Монитор выключен. – <text:s/>раздалось из угла. Кресло с высокой спинкой повернулось, открыв нашим взорам Дискорда. </text:p>
      <text:p text:style-name="P157"><text:soft-page-break/>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57">Он приподнял панамку, дурашливо здороваясь.</text:p>
      <text:p text:style-name="P157"><text:span text:style-name="T11">– </text:span>Оп-па! – пробормотала Эпплджек. – Нежданчик!</text:p>
      <text:p text:style-name="P157"><text:span text:style-name="T11">– </text:span>Ты, я вижу, времени не терял, – моя рука под прикрытием стола медленно тянулась к тяжёлой фарфоровой кружке, стоящей на краю.</text:p>
      <text:p text:style-name="P136"><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36"><text:span text:style-name="T11">– </text:span>А почему ты вообще решил искать нас тут? – спросила Эпплджек. – Приехал бы домой. Мы б тебя чаем напоили.</text:p>
      <text:p text:style-name="P136"><text:span text:style-name="T11">– </text:span>Видишь ли, дорогая Эй-Джей, я с самого начала знал, где находится наша уважаемая принцесса, а времени в обрез, так что...</text:p>
      <text:p text:style-name="P145">В проёме дверей появилась Флаттершай.</text:p>
      <text:p text:style-name="P136"><text:span text:style-name="T11">– </text:span>С кем это вы тут разговариваете?</text:p>
      <text:list xml:id="list1086375927196283621" text:style-name="L7">
        <text:list-header>
          <text:p text:style-name="P19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45">Оглушённый Дискорд попытался было отъехать на кресле в сторону, но я припёр его стулом к стенке.</text:p>
      <text:p text:style-name="P136">– Жанна, Флатти, хватайте ноут и на выход! Я с ним разберусь! Не теряйте вре...!</text:p>
      <text:p text:style-name="P136">– ТЫ ИДИО...!!!</text:p>
      <text:p text:style-name="P136">Дискорд <text:s/>зорал одновременно со мной, прикрываясь от меня руками, когда раздался оглушительный</text:p>
      <text:p text:style-name="P136">...</text:p>
      <text:p text:style-name="P137">БАХ!!!</text:p>
      <text:p text:style-name="P136">…</text:p>
      <text:p text:style-name="P13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57">На лице Дискорда появилось удивлённо-мечтательное выражение и он вырубился.</text:p>
      <text:p text:style-name="P157"/>
      <text:h text:style-name="P189" text:outline-level="2">Селестия</text:h>
      <text:p text:style-name="P157"/>
      <text:p text:style-name="P13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57">Включенный монитор показал схематическое изображение Селестиии, </text:p>
      <text:p text:style-name="P158">&gt;\<text:span text:style-name="T1">Привет, Селестия. Это Макс. Как себя чувствуешь?</text:span></text:p>
      <text:p text:style-name="P158">&lt;\<text:span text:style-name="T1">Макс? МАКС??? МА-А-А-АКС!!! НАКОНЕЦ-ТО! КАК Я РАДА ТЕБЯ СЛЫШАТЬ! </text:span></text:p>
      <text:p text:style-name="P158">&gt;\<text:span text:style-name="T1">Я рад, что нашёл тебя, Тия.</text:span></text:p>
      <text:p text:style-name="P15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58">&gt;\<text:span text:style-name="T1">Тия, я сейчас подключу микрофон и колонки, и мы сможем общаться более удобно.</text:span></text:p>
      <text:p text:style-name="P157"><text:soft-page-break/>…</text:p>
      <text:p text:style-name="P157">– Привет опять. Как ты меня слышишь?</text:p>
      <text:p text:style-name="P15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58">– <text:span text:style-name="T1">Могу себе представить. Как-то раз я провёл три часа камере сенсорной депривации. Мне не понравилось.</text:span></text:p>
      <text:p text:style-name="P157">– Эммм... Ваше Высочество, вы в порядке? Мы так рады, что наконец-то нашли Вас! – вклинилась в разговор Эпплджек.</text:p>
      <text:p text:style-name="P157">– Кто тут? Макс, кто ещё с тобой?</text:p>
      <text:p text:style-name="P158"><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58">– <text:span text:style-name="T1">Девочки? Я рада вас слышать. А Твайлайт нет рядом?</text:span></text:p>
      <text:p text:style-name="P15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57">При этих словах Дискорд замычал и задёргался. Эпплджек нахмурилась и проверила верёвки, привязывающие его к спинке стула.</text:p>
      <text:p text:style-name="P15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57">– Ноутбук — так называется место, где я нахожусь сейчас? А кто это мычит?</text:p>
      <text:p text:style-name="P15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57">– О, духи предков, но зачем??? Почему у него кляп во рту?</text:p>
      <text:p text:style-name="P157">– Мы связали его. Он нас предал. И тебя. И Эквестрию. Всех.</text:p>
      <text:p text:style-name="P157">При этих словах Эпплджек и Флаттершай непонимающе уставились на меня, а Дискорд протестующе замычал.</text:p>
      <text:p text:style-name="P157">Я начал рассказывать о своих догадках, и непонимающее выражение на лицах девушек сменилось удивлением.</text:p>
      <text:p text:style-name="P15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57">– А зачем тогда ты приложила его книгой? – непонимающе уставился я на неё.</text:p>
      <text:p text:style-name="P157">– Потому что ты напал на него. Я и подумала — тебе виднее. И подсобила.</text:p>
      <text:p text:style-name="P157">Флаттершай отрицающе мотнула головой.</text:p>
      <text:p text:style-name="P157">– Не может Дискорд быть предателем. Он мой друг.</text:p>
      <text:p text:style-name="P157">Дискорд благодарственно замычал и закивал головой.</text:p>
      <text:p text:style-name="P15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57">Дискорд завёл глаза на лоб и обречённо завыл.</text:p>
      <text:p text:style-name="P157">– Макс, постой. Дай мне поговорить с ним. – сказала Селестия. – Не могу поверить, что Дискорд на такое пошёл.</text:p>
      <text:p text:style-name="P157">– Ну хорошо. Поговори. Послушаем, что он скажет.</text:p>
      <text:p text:style-name="P157">Я красноречиво покачал кулак перед его носом и вытащил кляп.</text:p>
      <text:p text:style-name="P157"><text:soft-page-break/>...</text:p>
      <text:p text:style-name="P146">–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4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46">– Это я-то устраиваю цирк?!! ДА ТЫ НА СЕБЯ ПОСМОТРИ, КЛОУН!!! На людей кидаешься, чашками бросаешься, вон, мне нос разбил! Дерёшься...</text:p>
      <text:p text:style-name="P146">Я угрожающе поднёс тряпку к лицу Дискорда.</text:p>
      <text:p text:style-name="P146">– Ещё одно слово в таком тоне, и ты заткнёшься, а мы уйдём в Эквестрию без тебя!</text:p>
      <text:p text:style-name="P14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46">Дискорд демонстративно закрыл рот и посвистывая уставился в потолок.</text:p>
      <text:p text:style-name="P146">Разговор зашёл в тупик.</text:p>
      <text:p text:style-name="P149">&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42">- Но тогда ты мог бы захватить власть в Эквестрии?</text:p>
      <text:p text:style-name="P117">- Мог бы. Но… Зачем? За эти годы я многое переосмыслил и понял: властвовать чертовски скучно! Куда интереснее строить козни изподтишка...</text:p>
      <text:p text:style-name="P149">&gt;</text:p>
      <text:p text:style-name="P150">На мониторе высветился текст:</text:p>
      <text:p text:style-name="P14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50"/>
      <text:p text:style-name="P150">Из колонок послышался лёгкий шорох.</text:p>
      <text:p text:style-name="P146">– Дик, сейчас не время для ссор. – голос Селестии был мягким, но настойчивым. – Мы в одной лодке.</text:p>
      <text:p text:style-name="P146">– Тебе легко говорить! Тебе не разбивали нос и не оскорбляли угрозами!</text:p>
      <text:p text:style-name="P146">– Ты должен понимать, что у Макса были все основания так себя вести. Твоё поведение вызвало подозрения у него, ведь он мало тебя знает. </text:p>
      <text:p text:style-name="P146">К уговорам Селестии присоединилась Флаттершай.</text:p>
      <text:p text:style-name="P146">– Дискорд, миленький, прости его. Макс хороший. Он просто не знал, что ты тоже хороший...</text:p>
      <text:p text:style-name="P146">У Дискорда покраснели уши и он засмущался и заворчал.</text:p>
      <text:p text:style-name="P14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46">Я пропустил «дятла» мимо ушей.</text:p>
      <text:p text:style-name="P15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47">***</text:p>
      <text:p text:style-name="P146"><text:soft-page-break/>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4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4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46">Потому разбрасываться такой возможностью не стоит. Если уж тебе повезло оказаться в новом мире — исследуй его сполна!..</text:p>
      <text:p text:style-name="P147">***</text:p>
      <text:p text:style-name="P152">&lt;<text:span text:style-name="T24">сюда можно вставить похождения Дискорда</text:span>&gt;</text:p>
      <text:p text:style-name="P147">***</text:p>
      <text:p text:style-name="P150">– Развяжите мне, наконец, руки! Или хотя бы одну. Плечами жестикулировать неудобно.... </text:p>
      <text:p text:style-name="P150">Я развязал Дискорду левую руку.</text:p>
      <text:p text:style-name="P14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50">Дискорд принялся разминать затёкшее запястье.</text:p>
      <text:p text:style-name="P15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50">– Какое письмо, Корди? – вскинулась до этого зачарованно слушавшая Дискорда Флаттершай.</text:p>
      <text:p text:style-name="P150">– Ну ваше же! Вы с Эпплджек написали мне о своих мытарствах тут. Вежливо так написали, спасибо...</text:p>
      <text:p text:style-name="P150">Флаттершай покрылась пунцовыми пятнами.</text:p>
      <text:p text:style-name="P150">– Я... Мы... – тут она совсем стушевалась.</text:p>
      <text:p text:style-name="P150">– Так а почему ты сказал, что никто не уйдёт в Эквестрию? – наконец перебила Дискорда скучавшая до этого Эпплджек.</text:p>
      <text:p text:style-name="P150">Дискорд уставился на неё долгим взглядом, а потом хлопнул себя по лбу.</text:p>
      <text:p text:style-name="P15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8">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oft-page-break/><text:span text:style-name="T18">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50">– И что? – продолжила его мысль Эпплджек.</text:p>
      <text:p text:style-name="P150">–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50">– И?!! – до меня уже дошло, но Эпплджек продолжала тупить.</text:p>
      <text:p text:style-name="P150">– Короче, времени у нас осталось что-то около пятнадцати минут. Или около того. – заявил Дискорд, поднеся к глазам запястье с массивными часами.</text:p>
      <text:p text:style-name="P150">– СКОЛЬКО??? – воскликнули хором я и девушки.</text:p>
      <text:p text:style-name="P150">Дискорд открыл было рот, но его слова заглушил звонок в дверь.</text:p>
      <text:p text:style-name="P150">– ОТКРОЙТЕ, ПОЛИЦИЯ! Вам даётся полминуты, чтобы открыть дверь. Через тридцать секунд дверь будет выбита!</text:p>
      <text:p text:style-name="P15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50">Блядь!</text:p>
      <text:p text:style-name="P150">– На крышу, живо!!! Через окно на кухне! – зашипел Дискорд, отчаянно дёргая узлы свободной рукой.</text:p>
      <text:p text:style-name="P150">Эпплджек, одной рукой сгребя в охапку ноутбук, второй увлекая Флаттершай, кинулась на кухню.</text:p>
      <text:p text:style-name="P150">– А толку? Куда мы с крыши денемся? – спросил я растерянно. Дискорд только раздражённо зарычал в ответ.</text:p>
      <text:p text:style-name="P146">Дверь содрогнулась от мощного удара. Послышался стук падающей штукатурки. Я сломя голову кинулся на кухню.</text:p>
      <text:p text:style-name="P146">– Развяжи меня, идиот!!! – гаркнул вдогонку Дискорд.</text:p>
      <text:p text:style-name="P14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46">– Давай на крышу! Я догоню! – рявкнул он, освобождая вторую руку.</text:p>
      <text:p text:style-name="P146">От второго удара дверная коробка крякнула и наполовину въехала в коридор. </text:p>
      <text:p text:style-name="P14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46">Верёвка в кухонном окне дёргалась от движений лезущих по ней Флатти и Эпплджек. Я словил её рукой и стал на подоконник.</text:p>
      <text:p text:style-name="P146">Чёрт!</text:p>
      <text:p text:style-name="P14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46">Но нет, триста тысяч чертей, раз девушки смогли – я тоже смогу!</text:p>
      <text:p text:style-name="P14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4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text:soft-page-break/>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46">Я успел сократить расстояние до Эпплджек наполовину, когда девушки нашли решение.</text:p>
      <text:p text:style-name="P14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4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46">Я выдохнул.</text:p>
      <text:p text:style-name="P14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4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46">Чёрт! Чёрт! Чёрт! Чёрт!</text:p>
      <text:p text:style-name="P146">Бля!!!...</text:p>
      <text:p text:style-name="P146">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46"/>
      <text:h text:style-name="P189" text:outline-level="2">Назад, в Эквестрию</text:h>
      <text:p text:style-name="P146"/>
      <text:p text:style-name="P146">Долго паниковать не пришлось. </text:p>
      <text:p text:style-name="P146">Я почувствовал сильный рывок за шиворот и захват поперёк груди. </text:p>
      <text:p text:style-name="P146">– ОТПУСТИ ДЕВЧОНКУ!!! – загрохотало мне в ухо. Я открыл глаза.</text:p>
      <text:p text:style-name="P14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46">Я чуть поднял глаза и уставился в чешуйчатую морду дракона.</text:p>
      <text:p text:style-name="P146">– Отпусти Эпплджек. Я её держу. – повторил Дискорд. – Мне сбалансироваться надо. Вы не такие уж и лёгкие.</text:p>
      <text:p text:style-name="P14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46">Наконец это ему удалось, и дальнейший подъём на крышу происходил в молчании.</text:p>
      <text:p text:style-name="P146"><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4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46">Флаттершай оторвала заплаканное лицо от моей ветровки.</text:p>
      <text:p text:style-name="P146">– Да-да, ты прав, Корди. Я готова.</text:p>
      <text:p text:style-name="P146">На длинной шее Дискорда разместились Эпплджек и Флаттершай. Я, для сохранения баланса, разместился позади крыльев.</text:p>
      <text:p text:style-name="P146">Дискорд расправил крылья и начал короткую пробежку к краю.</text:p>
      <text:p text:style-name="P15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46">И мы полетели навстречу закату.</text:p>
      <text:p text:style-name="P14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46">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4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46">– Пристегните ремни! – проревел Дискорд, резко ускоряясь. – Будет весело!!!</text:p>
      <text:p text:style-name="P14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46">– ЙУУУУУУУХХХУУУУУ!!! – заорал Дискорд, сложил крылья и врезался в шар.</text:p>
      <text:p text:style-name="P151">&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51"/>
      <text:p text:style-name="P146"/>
      <text:p text:style-name="P151"/>
      <text:h text:style-name="P183" text:outline-level="1">Беседа за столиком в ночи</text:h>
      <text:p text:style-name="P134">&lt;<text:span text:style-name="T60">Queen - Flash</text:span>&gt;</text:p>
      <text:p text:style-name="P116">Из-за заинтересованности Эквуса в Максе, тому не приходится прилагать усилий для 34 — на что ему указывает Анакорн</text:p>
      <text:p text:style-name="P12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2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21"><text:soft-page-break/>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2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1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1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14"><text:span text:style-name="T1">– </text:span>Анакорн. <text:span text:style-name="T1">– о</text:span>трекомендовался он. <text:span text:style-name="T11">– </text:span><text:span text:style-name="T1">Демиург.</text:span></text:p>
      <text:p text:style-name="P114"><text:span text:style-name="T1">– </text:span>П-привет. Макс. <text:span text:style-name="T1">– в</text:span> смятении представился я.</text:p>
      <text:p text:style-name="P11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21"/>
      <text:p text:style-name="P114"><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21"/>
      <text:p text:style-name="P11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14"><text:span text:style-name="T1">Юноша</text:span> закинул ногу за ногу и пытливо смотрел на меня, играя карандашём .</text:p>
      <text:p text:style-name="P114">Я совсем запутался.</text:p>
      <text:p text:style-name="P114"><text:span text:style-name="T1">– </text:span>Какая проблема? Какое решение? Кто ты <text:span text:style-name="T1">вообще</text:span>?</text:p>
      <text:p text:style-name="P114"><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2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21"><text:soft-page-break/>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21">– Стоп, не торопись. – у меня голова пошла кругом от информации. – Я ничего не понял. Какие-такие проблемы? Какие варианты? Зачем его поддерживать?</text:p>
      <text:p text:style-name="P121">Анакорн недовольно поморщился, но продолжил.</text:p>
      <text:p text:style-name="P12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2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2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21"/>
      <text:p text:style-name="P121"><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13">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23"/>
      <text:p text:style-name="P121">Ключевое слово - <text:span text:style-name="T31">непротиворечивому</text:span></text:p>
      <text:p text:style-name="P121"/>
      <text:p text:style-name="P12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2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21">На голограмме появилась солнечная система Эквуса. Почему-то в центре системы был сам Эквус. Вокруг него вращались солнце и луна.</text:p>
      <text:p text:style-name="P121"><text:soft-page-break/>Анакорн плюхнулся обратно в кресло и схватился за голову. Потом, немного успокоившись, продолжил.</text:p>
      <text:p text:style-name="P12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21">Анакорн отпил из стакана и продолжил.</text:p>
      <text:p text:style-name="P12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1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21">Анакорн постучал по столику указкой. Солнечная система увеличилась, оставив в поле зрения только шар Эквуса.</text:p>
      <text:p text:style-name="P12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2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2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24">Ко мне наконец-то пришло понимание ситуации.</text:p>
      <text:p text:style-name="P12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21">Анакорн смутился.</text:p>
      <text:p text:style-name="P12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21">(<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21"><text:soft-page-break/><text:span text:style-name="T21">– Сам ты раздолбай! – произнёс, наконец, Свирл</text:span>)</text:p>
      <text:p text:style-name="P121">… И создали вы его достаточно топорно — видишь, он трещит по швам.</text:p>
      <text:p text:style-name="P121">– Хмм. То есть, это брони создали Эквус?</text:p>
      <text:p text:style-name="P12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21">Я вспомнил события последнего года <text:span text:style-name="T11">&lt;</text:span>упомянуть в эпизоде на Терре, что МЛП-сериал закрылся год назад<text:span text:style-name="T11">&gt;</text:span></text:p>
      <text:p text:style-name="P12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21">Анакорн с такой силой сжал карандаш, что он хрустнул.</text:p>
      <text:p text:style-name="P12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2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2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21"/>
      <text:p text:style-name="P121"/>
      <text:p text:style-name="P11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16">– </text:p>
      <text:p text:style-name="P12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24">– Верни Рэйнбоу!!!</text:p>
      <text:p text:style-name="P124">Обломки карандаша выпали из кулака Анакорна на столик.</text:p>
      <text:p text:style-name="P124">– Э-э-э… м-м-м… ну-у-у... Нельзя сказать, что это совсем невыполнимо… Но, прямо скажу, задачка не для студента!</text:p>
      <text:p text:style-name="P124">– А ты студент?</text:p>
      <text:p text:style-name="P12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2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2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2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24"><text:soft-page-break/>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2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24">– Нет. Плата остаётся неизменной. Тут мы квиты. У меня тоже мало шансов помочь тебе — я не имею ни малейшего понятия, как это сделать.</text:p>
      <text:p text:style-name="P124">Ставшие почти прозрачными стены комнаты снова обрели материальность. Анакорн пожал плечами и протянул мне руку через столик.</text:p>
      <text:p text:style-name="P12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2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2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24">Я задумался.</text:p>
      <text:p text:style-name="P12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24">Анакорн почесал в затылке.</text:p>
      <text:p text:style-name="P124">– А кьютимарки? Как, <text:span text:style-name="T11">&lt;</text:span><text:span text:style-name="T27">чёрт</text:span><text:span text:style-name="T11">&gt;</text:span> меня побери, объяснить кьютимарки?</text:p>
      <text:p text:style-name="P124">– А кьютимарки ты сам даришь пони, когда распознаёшь их жизненное предназначение.</text:p>
      <text:p text:style-name="P12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24">Я пожал плечами.</text:p>
      <text:p text:style-name="P124">– А по-другому я не могу объяснить их появление. К сожалению.</text:p>
      <text:p text:style-name="P15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9">– Хорошо. Уболтал. Кьютимарки беру на себя. Так и знал, что мне самое трудное достанется!</text:p>
      <text:p text:style-name="P15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9"><text:soft-page-break/>Анакорн проследил мой взгляд.</text:p>
      <text:p text:style-name="P159">– Нечего так смотреть. Если я стану применять магию вместо ловкости, теряется весь смысл упражнения... О, глянь-ка на Эквус!</text:p>
      <text:p text:style-name="P159">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9"/>
      <text:p text:style-name="P161">Да, т<text:span text:style-name="T5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63">&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62"/>
      <text:p text:style-name="P162">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61"/>
      <text:p text:style-name="P161"/>
      <text:p text:style-name="P159">Я опять задумался. В голове было пусто. Хотя, если подумать с точки зрения программиста, можно... Наверное можно, раз все предыдущее прокатило...</text:p>
      <text:p text:style-name="P160">–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60">– Не понял? Это как? Как ты совместишь разрушенную магическими войнами Эквестрию с романтически-сексуальным раем для попаданцев?</text:p>
      <text:p text:style-name="P160"><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60">Анакорн долго мусолил карандаш, а потом вдруг заржал.</text:p>
      <text:p text:style-name="P160"><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60"><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60">Анакорн примирительно похлопал меня по плечу.</text:p>
      <text:p text:style-name="P160"><text:soft-page-break/><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60">Я подозрительно посмотрел на Анакорна.</text:p>
      <text:p text:style-name="P160"><text:span text:style-name="T11">– </text:span>Какой ещё, нафиг, «мой фанфик»? Я никакого фанфика не писал. И не собираюсь, вообще-то.</text:p>
      <text:p text:style-name="P160">Анакорн ехидно ухмыльнулся и откинулся в кресле, переплетя пальцы за затылком.</text:p>
      <text:p text:style-name="P160"><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9"><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9"><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9"><text:span text:style-name="T11">– </text:span>Факн щит<text:note text:id="ftn13" text:note-class="footnote"><text:note-citation>13</text:note-citation><text:note-body><text:p text:style-name="P15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9">Анакорн развёл руками.</text:p>
      <text:p text:style-name="P159"><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9">Анакорн, глядя на мои терзания, понимающе кивнул и продолжил.</text:p>
      <text:p text:style-name="P121">– Эквусу позарез нужна помощь. И он надеется получить эту помощь от тебя. Видишь, он из кожи вон лезет, чтобы тебе понравиться.</text:p>
      <text:p text:style-name="P116">Он старался тебя рассмешить и показать себя с лучшей стороны. К сожалению, надлого его не хватило — к твоему прибытию он был на грани...</text:p>
      <text:p text:style-name="P121">Тебе не приходилось заботиться о жилье и питании, ты нравишься кобылкам...</text:p>
      <text:p text:style-name="P121">– Гм! Я бы попросил тебя не касаться моих отношений с Рэйнбоу!</text:p>
      <text:p text:style-name="P12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21">У меня сердце буквально ухнуло куда-то вниз, в область желудка.</text:p>
      <text:p text:style-name="P121"><text:soft-page-break/>–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2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21">– Та ладно, не утешай. Я не маленький ребёнок. Долг платежом красен. Сделаю то, что ты хочешь. Как сумею.</text:p>
      <text:p text:style-name="P12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21">Анакорн наблюдал за мной без улыбки. По его нейтральному выражению лица невозможно было догадаться, о чём он думает.</text:p>
      <text:p text:style-name="P121">– Ну вот и отлично. Рад, что мы наконец-то пришли к сделке.</text:p>
      <text:p text:style-name="P12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25">– Пора закругляться. Ты начинаешь сгорать. Надо утрясти последние детали, пока ещё есть пару минут.</text:p>
      <text:p text:style-name="P121">– Валяй. Я тебя внимательно слушаю.</text:p>
      <text:p text:style-name="P12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21">– А я разве сплю?</text:p>
      <text:p text:style-name="P121">– Сейчас — нет. Но как только мы закроем сделку — проснёшься. Потому что нет иного способа вернуть тебя в реальный мир.</text:p>
      <text:p text:style-name="P121">– Эээ, постой. А как я в Эквестрию и обратно возвращался?</text:p>
      <text:p text:style-name="P12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21">Так вот, возвращать тебя обратно в твой мир я не буду. </text:p>
      <text:p text:style-name="P121">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2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2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2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text:soft-page-break/>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2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21">– Ты ещё увидишь пару снов на прощание. Удачи!</text:p>
      <text:p text:style-name="P121"/>
      <text:p text:style-name="P127">&lt;<text:span text:style-name="T1">- Но если миры Эквестрии станут существовать — появятся и те из них, в которых тьма страданий, постапокалипсис.</text:span></text:p>
      <text:p text:style-name="P127"><text:span text:style-name="T1">- И это лучше, чем не существовать, поверь</text:span>&gt;</text:p>
      <text:p text:style-name="P122">***</text:p>
      <text:p text:style-name="P122"/>
      <text:p text:style-name="P121">&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21"/>
      <text:p text:style-name="P121">–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21">– Пожалста. – ответил я безучастно. – Всегда рад. Только Вам не нужно было ТАК распинаться, чтобы заручиться моей помощью.</text:p>
      <text:p text:style-name="P121">Селестия на мгновение смутилась, но продолжила.</text:p>
      <text:p text:style-name="P121">&lt;<text:span text:style-name="T23"> - Ты морочила мне яйца, чтобы заинтересовать? Всё, как Свирл указал?</text:span></text:p>
      <text:p text:style-name="P116">– Пожалуйста! <text:span text:style-name="T33">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16">Я покачал головой.</text:p>
      <text:p text:style-name="P116">–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16">- Поверь, Макс, всё не так, как ты думаешь! Если бы у меня был шанс переиграть всё по новому! Клянусь, всё было бы совсем по другому!</text:p>
      <text:p text:style-name="P121"><text:span text:style-name="T23">- Это точно! Было бы точно всё по другому, я с конеёбством завязываю!</text:span>&gt;</text:p>
      <text:p text:style-name="P121">–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2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46"><text:soft-page-break/>Селестия кивнула, соглашаясь, и образ её начал меркнуть.</text:p>
      <text:p text:style-name="P151">– <text:span text:style-name="T1">Окей. Будь счастлив и... спасибо тебе за всё, Макс.</text:span></text:p>
      <text:p text:style-name="P118">Мне очень хочется, чтобы мы смогли встретиться в другое время, при других обстоятельствах. Быть может, у нас всё было бы по иному.</text:p>
      <text:p text:style-name="P146">…</text:p>
      <text:p text:style-name="P151">–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46">Он нахлобучил на себя невесть откуда взявшуюся двууголку.</text:p>
      <text:p text:style-name="P146">– Как вам это нравится, господа?! Дискорд — спаситель Эквестрии! А ведь звучит!!! Разрешите откланяться!..</text:p>
      <text:p text:style-name="P146"/>
      <text:list xml:id="list6179076143444422980" text:style-name="L8">
        <text:list-header>
          <text:p text:style-name="P181">(<text:span text:style-name="T30">Луна — как повелительница снов, слышала разговор Макса с Анакорном</text:span>)</text:p>
          <text:p text:style-name="P182"/>
        </text:list-header>
      </text:list>
      <text:p text:style-name="P147">***</text:p>
      <text:p text:style-name="P114"><text:span text:style-name="T1">–</text:span> Ты?..</text:p>
      <text:p text:style-name="P114"><text:span text:style-name="T1">–</text:span> Ты??!</text:p>
      <text:p text:style-name="P114"><text:span text:style-name="T1">–</text:span> Ты мне снишься??</text:p>
      <text:p text:style-name="P114"><text:span text:style-name="T1">–</text:span> Это ты мне снишься!!</text:p>
      <text:p text:style-name="P114"><text:span text:style-name="T1">–</text:span> Неважно… Пусть мы друг-другу снимся… Ты как, Дэш?</text:p>
      <text:p text:style-name="P114"><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40">- <text:span text:style-name="T1">Дэш, - сказал я, едва сдерживая слёзы, - ты самая крутая в мире пони! Ты победила смерть! Ты умерла и вернулась с того света!</text:span></text:p>
      <text:p text:style-name="P114"><text:span text:style-name="T25">- Точно? Ну офигеть! </text:span>А ты как?</text:p>
      <text:p text:style-name="P114"><text:span text:style-name="T1">–</text:span> И я в порядке. Вот, возвращаюсь в свой мир. Ну, не совсем в свой. Почти в свой.</text:p>
      <text:p text:style-name="P114"><text:span text:style-name="T1">–</text:span> Навсегда?</text:p>
      <text:p text:style-name="P114"><text:span text:style-name="T1">–</text:span> Скорее всего, да.</text:p>
      <text:p text:style-name="P114"><text:span text:style-name="T1">–</text:span> Это плохо. Я хотела тебе сказать…</text:p>
      <text:p text:style-name="P114"><text:span text:style-name="T1">–</text:span> Не надо, Дэш. Не стоит терзать себя. Мне тоже очень хотелось остаться. Но так надо. Мне очень жаль…</text:p>
      <text:p text:style-name="P11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14"><text:soft-page-break/><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1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1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1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14"><text:span text:style-name="T1">–</text:span> И тебя, и Твайлайт, и Рэрити, и Селестию, и всех-всех-всех… Таковы правила.</text:p>
      <text:p text:style-name="P114"><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14">Я опустил руку на шею Дэш и ощутил теплоту и лёгкое покалывание в пустоте.</text:p>
      <text:p text:style-name="P114"><text:span text:style-name="T11">–</text:span> Мне кажется, Дэш, <text:span text:style-name="T1">м</text:span>ы найдём способ связаться. Рано или поздно.</text:p>
      <text:p text:style-name="P114"><text:span text:style-name="T1">–</text:span> И лучше рано, чем поздно! Я не люблю ждать!</text:p>
      <text:p text:style-name="P114"><text:span text:style-name="T1">–</text:span> Да, Дэш. <text:span text:style-name="T1">–</text:span> её образ начал таять. <text:span text:style-name="T1">–</text:span> Да, я помню. Я всё ещё помню…</text:p>
      <text:p text:style-name="P114"/>
      <text:h text:style-name="P189" text:outline-level="2">Земля</text:h>
      <text:p text:style-name="P119">&lt;<text:span text:style-name="T60">Daft Punk – Get Lucky</text:span>&gt;</text:p>
      <text:p text:style-name="P119"/>
      <text:p text:style-name="P111">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1"><text:span text:style-name="T1">Я нашарил ногами тапки и пошёл в ванную. Проходя мимо стола, зацепился взглядом за</text:span> эскиз <text:span text:style-name="T1">рисунка</text:span>.</text:p>
      <text:p text:style-name="P11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1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1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12">Доставая из стола ключи от машины, опять наткнулся взглядом на эскиз.</text:p>
      <text:p text:style-name="P11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2">Назову-ка я фантазию «Последний фанфик»…</text:p>
      <text:p text:style-name="P112"/>
      <text:p text:style-name="P112"/>
      <text:p text:style-name="P112"><text:soft-page-break/></text:p>
      <text:p text:style-name="P114"/>
      <text:p text:style-name="P114"/>
      <text:p text:style-name="P114"/>
      <text:p text:style-name="P11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14"/>
      <text:p text:style-name="P11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14"/>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4-07T21:00:28.259094904</dc:date>
    <meta:editing-duration>P117DT15H47M25S</meta:editing-duration>
    <meta:editing-cycles>7016</meta:editing-cycles>
    <meta:generator>LibreOffice/5.1.6.2$Linux_X86_64 LibreOffice_project/10m0$Build-2</meta:generator>
    <meta:document-statistic meta:table-count="0" meta:image-count="0" meta:object-count="0" meta:page-count="199" meta:paragraph-count="4199" meta:word-count="88302" meta:character-count="585824" meta:non-whitespace-character-count="497608"/>
  </office:meta>
</office:document-meta>
</file>